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6cm"/>
    </style:style>
    <style:style style:name="co3" style:family="table-column">
      <style:table-column-properties fo:break-before="auto" style:column-width="2.738cm"/>
    </style:style>
    <style:style style:name="co4" style:family="table-column">
      <style:table-column-properties fo:break-before="auto" style:column-width="10.693cm"/>
    </style:style>
    <style:style style:name="co5" style:family="table-column">
      <style:table-column-properties fo:break-before="auto" style:column-width="14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#c5cae9"/>
    </style:style>
    <style:style style:name="ce2" style:family="table-cell" style:parent-style-name="Default" style:data-style-name="N99"/>
    <style:style style:name="ce5" style:family="table-cell" style:parent-style-name="Default">
      <style:table-cell-properties fo:background-color="#ffebee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ne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chi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eval</text:p>
          </table:table-cell>
          <table:table-cell table:style-name="ce3" office:value-type="string" calcext:value-type="string">
            <text:p>F(t)</text:p>
          </table:table-cell>
          <table:table-cell table:style-name="ce3"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30129042576183" calcext:value-type="float">
            <text:p>0,530129042576183</text:p>
          </table:table-cell>
          <table:table-cell office:value-type="float" office:value="-0.401435126802908" calcext:value-type="float">
            <text:p>-0,401435126802908</text:p>
          </table:table-cell>
          <table:table-cell office:value-type="float" office:value="-0.495335679397047" calcext:value-type="float">
            <text:p>-0,495335679397047</text:p>
          </table:table-cell>
          <table:table-cell table:formula="of:=80-([.D4]^2+[.E4]^2+[.F4]^2)" office:value-type="float" office:value="79.3124556019023" calcext:value-type="float">
            <text:p>79,3124556019023</text:p>
          </table:table-cell>
          <table:table-cell table:formula="of:=SUM([.G4:.G103])" office:value-type="float" office:value="5468.1947822237" calcext:value-type="float">
            <text:p>5468,19478222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71732356200767" calcext:value-type="float">
            <text:p>1,71732356200767</text:p>
          </table:table-cell>
          <table:table-cell office:value-type="float" office:value="0.862902863316673" calcext:value-type="float">
            <text:p>0,862902863316673</text:p>
          </table:table-cell>
          <table:table-cell office:value-type="float" office:value="-2.84835226255733" calcext:value-type="float">
            <text:p>-2,84835226255733</text:p>
          </table:table-cell>
          <table:table-cell table:formula="of:=80-([.D5]^2+[.E5]^2+[.F5]^2)" office:value-type="float" office:value="68.1930878202377" calcext:value-type="float">
            <text:p>68,19308782023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.73306225086206" calcext:value-type="float">
            <text:p>-3,73306225086206</text:p>
          </table:table-cell>
          <table:table-cell office:value-type="float" office:value="-4.19705186485164" calcext:value-type="float">
            <text:p>-4,19705186485164</text:p>
          </table:table-cell>
          <table:table-cell office:value-type="float" office:value="1.91594505937539" calcext:value-type="float">
            <text:p>1,91594505937539</text:p>
          </table:table-cell>
          <table:table-cell table:formula="of:=80-([.D6]^2+[.E6]^2+[.F6]^2)" office:value-type="float" office:value="44.7781564043891" calcext:value-type="float">
            <text:p>44,77815640438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5.01865567819361" calcext:value-type="float">
            <text:p>-5,01865567819361</text:p>
          </table:table-cell>
          <table:table-cell office:value-type="float" office:value="-2.64873828546822" calcext:value-type="float">
            <text:p>-2,64873828546822</text:p>
          </table:table-cell>
          <table:table-cell office:value-type="float" office:value="1.92343423632236" calcext:value-type="float">
            <text:p>1,92343423632236</text:p>
          </table:table-cell>
          <table:table-cell table:formula="of:=80-([.D7]^2+[.E7]^2+[.F7]^2)" office:value-type="float" office:value="44.0976814173729" calcext:value-type="float">
            <text:p>44,09768141737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.49569598432947" calcext:value-type="float">
            <text:p>-1,49569598432947</text:p>
          </table:table-cell>
          <table:table-cell office:value-type="float" office:value="2.80183107235775" calcext:value-type="float">
            <text:p>2,80183107235775</text:p>
          </table:table-cell>
          <table:table-cell office:value-type="float" office:value="0.838979167609246" calcext:value-type="float">
            <text:p>0,838979167609246</text:p>
          </table:table-cell>
          <table:table-cell table:formula="of:=80-([.D8]^2+[.E8]^2+[.F8]^2)" office:value-type="float" office:value="69.208750120749" calcext:value-type="float">
            <text:p>69,2087501207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06662573663044" calcext:value-type="float">
            <text:p>1,06662573663044</text:p>
          </table:table-cell>
          <table:table-cell office:value-type="float" office:value="-5.07303723689048" calcext:value-type="float">
            <text:p>-5,07303723689048</text:p>
          </table:table-cell>
          <table:table-cell office:value-type="float" office:value="1.30310388628613" calcext:value-type="float">
            <text:p>1,30310388628613</text:p>
          </table:table-cell>
          <table:table-cell table:formula="of:=80-([.D9]^2+[.E9]^2+[.F9]^2)" office:value-type="float" office:value="51.4285229926262" calcext:value-type="float">
            <text:p>51,42852299262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11543390070313" calcext:value-type="float">
            <text:p>1,11543390070313</text:p>
          </table:table-cell>
          <table:table-cell office:value-type="float" office:value="-5.01310182535511" calcext:value-type="float">
            <text:p>-5,01310182535511</text:p>
          </table:table-cell>
          <table:table-cell office:value-type="float" office:value="-1.21179141347485" calcext:value-type="float">
            <text:p>-1,21179141347485</text:p>
          </table:table-cell>
          <table:table-cell table:formula="of:=80-([.D10]^2+[.E10]^2+[.F10]^2)" office:value-type="float" office:value="52.1561788720121" calcext:value-type="float">
            <text:p>52,15617887201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30786000360714" calcext:value-type="float">
            <text:p>2,30786000360714</text:p>
          </table:table-cell>
          <table:table-cell office:value-type="float" office:value="-0.472317360104293" calcext:value-type="float">
            <text:p>-0,472317360104293</text:p>
          </table:table-cell>
          <table:table-cell office:value-type="float" office:value="-2.53641930928357" calcext:value-type="float">
            <text:p>-2,53641930928357</text:p>
          </table:table-cell>
          <table:table-cell table:formula="of:=80-([.D11]^2+[.E11]^2+[.F11]^2)" office:value-type="float" office:value="68.017275602588" calcext:value-type="float">
            <text:p>68,0172756025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27227399332046" calcext:value-type="float">
            <text:p>3,27227399332046</text:p>
          </table:table-cell>
          <table:table-cell office:value-type="float" office:value="-0.717148820872152" calcext:value-type="float">
            <text:p>-0,717148820872152</text:p>
          </table:table-cell>
          <table:table-cell office:value-type="float" office:value="0.440149458704282" calcext:value-type="float">
            <text:p>0,440149458704282</text:p>
          </table:table-cell>
          <table:table-cell table:formula="of:=80-([.D12]^2+[.E12]^2+[.F12]^2)" office:value-type="float" office:value="68.5841889353626" calcext:value-type="float">
            <text:p>68,58418893536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90492114702751" calcext:value-type="float">
            <text:p>3,90492114702751</text:p>
          </table:table-cell>
          <table:table-cell office:value-type="float" office:value="4.74068408744257" calcext:value-type="float">
            <text:p>4,74068408744257</text:p>
          </table:table-cell>
          <table:table-cell office:value-type="float" office:value="3.14566138198068" calcext:value-type="float">
            <text:p>3,14566138198068</text:p>
          </table:table-cell>
          <table:table-cell table:formula="of:=80-([.D13]^2+[.E13]^2+[.F13]^2)" office:value-type="float" office:value="32.3823196884816" calcext:value-type="float">
            <text:p>32,38231968848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956823932171788" calcext:value-type="float">
            <text:p>-0,956823932171788</text:p>
          </table:table-cell>
          <table:table-cell office:value-type="float" office:value="-3.21680063038281" calcext:value-type="float">
            <text:p>-3,21680063038281</text:p>
          </table:table-cell>
          <table:table-cell office:value-type="float" office:value="-3.94699415358022" calcext:value-type="float">
            <text:p>-3,94699415358022</text:p>
          </table:table-cell>
          <table:table-cell table:formula="of:=80-([.D14]^2+[.E14]^2+[.F14]^2)" office:value-type="float" office:value="53.1579188187956" calcext:value-type="float">
            <text:p>53,15791881879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3.73639208136784" calcext:value-type="float">
            <text:p>-3,73639208136784</text:p>
          </table:table-cell>
          <table:table-cell office:value-type="float" office:value="2.71464313920995" calcext:value-type="float">
            <text:p>2,71464313920995</text:p>
          </table:table-cell>
          <table:table-cell office:value-type="float" office:value="-3.14742544846827" calcext:value-type="float">
            <text:p>-3,14742544846827</text:p>
          </table:table-cell>
          <table:table-cell table:formula="of:=80-([.D15]^2+[.E15]^2+[.F15]^2)" office:value-type="float" office:value="48.7637998873664" calcext:value-type="float">
            <text:p>48,76379988736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.28440121766314" calcext:value-type="float">
            <text:p>3,28440121766314</text:p>
          </table:table-cell>
          <table:table-cell office:value-type="float" office:value="-4.05840718574636" calcext:value-type="float">
            <text:p>-4,05840718574636</text:p>
          </table:table-cell>
          <table:table-cell office:value-type="float" office:value="1.36719258612302" calcext:value-type="float">
            <text:p>1,36719258612302</text:p>
          </table:table-cell>
          <table:table-cell table:formula="of:=80-([.D16]^2+[.E16]^2+[.F16]^2)" office:value-type="float" office:value="50.8728241885454" calcext:value-type="float">
            <text:p>50,87282418854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0.724663235607449" calcext:value-type="float">
            <text:p>-0,724663235607449</text:p>
          </table:table-cell>
          <table:table-cell office:value-type="float" office:value="2.18106273779834" calcext:value-type="float">
            <text:p>2,18106273779834</text:p>
          </table:table-cell>
          <table:table-cell office:value-type="float" office:value="-4.18704425433053" calcext:value-type="float">
            <text:p>-4,18704425433053</text:p>
          </table:table-cell>
          <table:table-cell table:formula="of:=80-([.D17]^2+[.E17]^2+[.F17]^2)" office:value-type="float" office:value="57.1864889410242" calcext:value-type="float">
            <text:p>57,18648894102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67613678893312" calcext:value-type="float">
            <text:p>0,667613678893312</text:p>
          </table:table-cell>
          <table:table-cell office:value-type="float" office:value="-2.57448389504413" calcext:value-type="float">
            <text:p>-2,57448389504413</text:p>
          </table:table-cell>
          <table:table-cell office:value-type="float" office:value="3.45323035214625" calcext:value-type="float">
            <text:p>3,45323035214625</text:p>
          </table:table-cell>
          <table:table-cell table:formula="of:=80-([.D18]^2+[.E18]^2+[.F18]^2)" office:value-type="float" office:value="61.0015247849288" calcext:value-type="float">
            <text:p>61,0015247849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1.09591529925936" calcext:value-type="float">
            <text:p>-1,09591529925936</text:p>
          </table:table-cell>
          <table:table-cell office:value-type="float" office:value="3.61334537572768" calcext:value-type="float">
            <text:p>3,61334537572768</text:p>
          </table:table-cell>
          <table:table-cell office:value-type="float" office:value="-3.94543519931316" calcext:value-type="float">
            <text:p>-3,94543519931316</text:p>
          </table:table-cell>
          <table:table-cell table:formula="of:=80-([.D19]^2+[.E19]^2+[.F19]^2)" office:value-type="float" office:value="50.1762459405774" calcext:value-type="float">
            <text:p>50,17624594057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.95492345819709" calcext:value-type="float">
            <text:p>3,95492345819709</text:p>
          </table:table-cell>
          <table:table-cell office:value-type="float" office:value="-3.21248280666931" calcext:value-type="float">
            <text:p>-3,21248280666931</text:p>
          </table:table-cell>
          <table:table-cell office:value-type="float" office:value="0.439230721004111" calcext:value-type="float">
            <text:p>0,439230721004111</text:p>
          </table:table-cell>
          <table:table-cell table:formula="of:=80-([.D20]^2+[.E20]^2+[.F20]^2)" office:value-type="float" office:value="53.8456110303827" calcext:value-type="float">
            <text:p>53,84561103038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4.04840821403813" calcext:value-type="float">
            <text:p>-4,04840821403813</text:p>
          </table:table-cell>
          <table:table-cell office:value-type="float" office:value="3.1637954717578" calcext:value-type="float">
            <text:p>3,1637954717578</text:p>
          </table:table-cell>
          <table:table-cell office:value-type="float" office:value="-2.53925449691544" calcext:value-type="float">
            <text:p>-2,53925449691544</text:p>
          </table:table-cell>
          <table:table-cell table:formula="of:=80-([.D21]^2+[.E21]^2+[.F21]^2)" office:value-type="float" office:value="47.1529757452882" calcext:value-type="float">
            <text:p>47,15297574528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0.292643243532006" calcext:value-type="float">
            <text:p>-0,292643243532006</text:p>
          </table:table-cell>
          <table:table-cell office:value-type="float" office:value="1.85300550970654" calcext:value-type="float">
            <text:p>1,85300550970654</text:p>
          </table:table-cell>
          <table:table-cell office:value-type="float" office:value="4.56863095450899" calcext:value-type="float">
            <text:p>4,56863095450899</text:p>
          </table:table-cell>
          <table:table-cell table:formula="of:=80-([.D22]^2+[.E22]^2+[.F22]^2)" office:value-type="float" office:value="55.6083417145146" calcext:value-type="float">
            <text:p>55,6083417145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1.96886908919408" calcext:value-type="float">
            <text:p>-1,96886908919408</text:p>
          </table:table-cell>
          <table:table-cell office:value-type="float" office:value="3.34815025631123" calcext:value-type="float">
            <text:p>3,34815025631123</text:p>
          </table:table-cell>
          <table:table-cell office:value-type="float" office:value="-3.87580929570353" calcext:value-type="float">
            <text:p>-3,87580929570353</text:p>
          </table:table-cell>
          <table:table-cell table:formula="of:=80-([.D23]^2+[.E23]^2+[.F23]^2)" office:value-type="float" office:value="49.8915466741172" calcext:value-type="float">
            <text:p>49,8915466741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3.72380509102176" calcext:value-type="float">
            <text:p>-3,72380509102176</text:p>
          </table:table-cell>
          <table:table-cell office:value-type="float" office:value="-0.631575236125354" calcext:value-type="float">
            <text:p>-0,631575236125354</text:p>
          </table:table-cell>
          <table:table-cell office:value-type="float" office:value="-0.7519961028817" calcext:value-type="float">
            <text:p>-0,7519961028817</text:p>
          </table:table-cell>
          <table:table-cell table:formula="of:=80-([.D24]^2+[.E24]^2+[.F24]^2)" office:value-type="float" office:value="65.1688902264444" calcext:value-type="float">
            <text:p>65,16889022644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.51431248382545" calcext:value-type="float">
            <text:p>1,51431248382545</text:p>
          </table:table-cell>
          <table:table-cell office:value-type="float" office:value="2.84353308080016" calcext:value-type="float">
            <text:p>2,84353308080016</text:p>
          </table:table-cell>
          <table:table-cell office:value-type="float" office:value="-2.28507947375376" calcext:value-type="float">
            <text:p>-2,28507947375376</text:p>
          </table:table-cell>
          <table:table-cell table:formula="of:=80-([.D25]^2+[.E25]^2+[.F25]^2)" office:value-type="float" office:value="64.3995891183548" calcext:value-type="float">
            <text:p>64,39958911835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5.08949686934924" calcext:value-type="float">
            <text:p>-5,08949686934924</text:p>
          </table:table-cell>
          <table:table-cell office:value-type="float" office:value="-4.42570582689717" calcext:value-type="float">
            <text:p>-4,42570582689717</text:p>
          </table:table-cell>
          <table:table-cell office:value-type="float" office:value="-0.0891631250103373" calcext:value-type="float">
            <text:p>-0,0891631250103373</text:p>
          </table:table-cell>
          <table:table-cell table:formula="of:=80-([.D26]^2+[.E26]^2+[.F26]^2)" office:value-type="float" office:value="34.5021994877911" calcext:value-type="float">
            <text:p>34,50219948779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79726737175264" calcext:value-type="float">
            <text:p>1,79726737175264</text:p>
          </table:table-cell>
          <table:table-cell office:value-type="float" office:value="4.51874838765137" calcext:value-type="float">
            <text:p>4,51874838765137</text:p>
          </table:table-cell>
          <table:table-cell office:value-type="float" office:value="2.13565759552377" calcext:value-type="float">
            <text:p>2,13565759552377</text:p>
          </table:table-cell>
          <table:table-cell table:formula="of:=80-([.D27]^2+[.E27]^2+[.F27]^2)" office:value-type="float" office:value="51.7897096382131" calcext:value-type="float">
            <text:p>51,7897096382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3.85395399655827" calcext:value-type="float">
            <text:p>-3,85395399655827</text:p>
          </table:table-cell>
          <table:table-cell office:value-type="float" office:value="-2.92508499296758" calcext:value-type="float">
            <text:p>-2,92508499296758</text:p>
          </table:table-cell>
          <table:table-cell office:value-type="float" office:value="3.80896115941005" calcext:value-type="float">
            <text:p>3,80896115941005</text:p>
          </table:table-cell>
          <table:table-cell table:formula="of:=80-([.D28]^2+[.E28]^2+[.F28]^2)" office:value-type="float" office:value="42.082731262434" calcext:value-type="float">
            <text:p>42,082731262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8455156390739" calcext:value-type="float">
            <text:p>0,8455156390739</text:p>
          </table:table-cell>
          <table:table-cell office:value-type="float" office:value="-0.271741990753441" calcext:value-type="float">
            <text:p>-0,271741990753441</text:p>
          </table:table-cell>
          <table:table-cell office:value-type="float" office:value="-3.52440691812669" calcext:value-type="float">
            <text:p>-3,52440691812669</text:p>
          </table:table-cell>
          <table:table-cell table:formula="of:=80-([.D29]^2+[.E29]^2+[.F29]^2)" office:value-type="float" office:value="66.7898154700035" calcext:value-type="float">
            <text:p>66,78981547000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4.2454182908456" calcext:value-type="float">
            <text:p>-4,2454182908456</text:p>
          </table:table-cell>
          <table:table-cell office:value-type="float" office:value="1.31441825333623" calcext:value-type="float">
            <text:p>1,31441825333623</text:p>
          </table:table-cell>
          <table:table-cell office:value-type="float" office:value="0.654221162508906" calcext:value-type="float">
            <text:p>0,654221162508906</text:p>
          </table:table-cell>
          <table:table-cell table:formula="of:=80-([.D30]^2+[.E30]^2+[.F30]^2)" office:value-type="float" office:value="59.8207228615757" calcext:value-type="float">
            <text:p>59,82072286157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0.0612994860567309" calcext:value-type="float">
            <text:p>-0,0612994860567309</text:p>
          </table:table-cell>
          <table:table-cell office:value-type="float" office:value="0.300890364972123" calcext:value-type="float">
            <text:p>0,300890364972123</text:p>
          </table:table-cell>
          <table:table-cell office:value-type="float" office:value="2.52366715787437" calcext:value-type="float">
            <text:p>2,52366715787437</text:p>
          </table:table-cell>
          <table:table-cell table:formula="of:=80-([.D31]^2+[.E31]^2+[.F31]^2)" office:value-type="float" office:value="73.5368114375424" calcext:value-type="float">
            <text:p>73,53681143754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0.935312436338198" calcext:value-type="float">
            <text:p>-0,935312436338198</text:p>
          </table:table-cell>
          <table:table-cell office:value-type="float" office:value="2.76699307468322" calcext:value-type="float">
            <text:p>2,76699307468322</text:p>
          </table:table-cell>
          <table:table-cell office:value-type="float" office:value="-0.784420954878811" calcext:value-type="float">
            <text:p>-0,784420954878811</text:p>
          </table:table-cell>
          <table:table-cell table:formula="of:=80-([.D32]^2+[.E32]^2+[.F32]^2)" office:value-type="float" office:value="70.8536237366332" calcext:value-type="float">
            <text:p>70,8536237366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27931054325655" calcext:value-type="float">
            <text:p>3,27931054325655</text:p>
          </table:table-cell>
          <table:table-cell office:value-type="float" office:value="3.84234983863905" calcext:value-type="float">
            <text:p>3,84234983863905</text:p>
          </table:table-cell>
          <table:table-cell office:value-type="float" office:value="3.43049210638188" calcext:value-type="float">
            <text:p>3,43049210638188</text:p>
          </table:table-cell>
          <table:table-cell table:formula="of:=80-([.D33]^2+[.E33]^2+[.F33]^2)" office:value-type="float" office:value="42.7141939864485" calcext:value-type="float">
            <text:p>42,7141939864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76858039449296" calcext:value-type="float">
            <text:p>1,76858039449296</text:p>
          </table:table-cell>
          <table:table-cell office:value-type="float" office:value="-4.48828924662375" calcext:value-type="float">
            <text:p>-4,48828924662375</text:p>
          </table:table-cell>
          <table:table-cell office:value-type="float" office:value="0.332678704891061" calcext:value-type="float">
            <text:p>0,332678704891061</text:p>
          </table:table-cell>
          <table:table-cell table:formula="of:=80-([.D34]^2+[.E34]^2+[.F34]^2)" office:value-type="float" office:value="56.6167079061687" calcext:value-type="float">
            <text:p>56,61670790616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.53071371663457" calcext:value-type="float">
            <text:p>2,53071371663457</text:p>
          </table:table-cell>
          <table:table-cell office:value-type="float" office:value="-2.11181979661185" calcext:value-type="float">
            <text:p>-2,11181979661185</text:p>
          </table:table-cell>
          <table:table-cell office:value-type="float" office:value="4.99789558826601" calcext:value-type="float">
            <text:p>4,99789558826601</text:p>
          </table:table-cell>
          <table:table-cell table:formula="of:=80-([.D35]^2+[.E35]^2+[.F35]^2)" office:value-type="float" office:value="44.1567449198671" calcext:value-type="float">
            <text:p>44,15674491986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0.526115259943378" calcext:value-type="float">
            <text:p>-0,526115259943378</text:p>
          </table:table-cell>
          <table:table-cell office:value-type="float" office:value="-3.83700758341257" calcext:value-type="float">
            <text:p>-3,83700758341257</text:p>
          </table:table-cell>
          <table:table-cell office:value-type="float" office:value="4.37091261529783" calcext:value-type="float">
            <text:p>4,37091261529783</text:p>
          </table:table-cell>
          <table:table-cell table:formula="of:=80-([.D36]^2+[.E36]^2+[.F36]^2)" office:value-type="float" office:value="45.8956984475194" calcext:value-type="float">
            <text:p>45,8956984475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28177656572365" calcext:value-type="float">
            <text:p>0,828177656572365</text:p>
          </table:table-cell>
          <table:table-cell office:value-type="float" office:value="3.41614614168114" calcext:value-type="float">
            <text:p>3,41614614168114</text:p>
          </table:table-cell>
          <table:table-cell office:value-type="float" office:value="-4.02662718113737" calcext:value-type="float">
            <text:p>-4,02662718113737</text:p>
          </table:table-cell>
          <table:table-cell table:formula="of:=80-([.D37]^2+[.E37]^2+[.F37]^2)" office:value-type="float" office:value="51.4303408519571" calcext:value-type="float">
            <text:p>51,4303408519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.53030472317421" calcext:value-type="float">
            <text:p>4,53030472317421</text:p>
          </table:table-cell>
          <table:table-cell office:value-type="float" office:value="-1.30886135567594" calcext:value-type="float">
            <text:p>-1,30886135567594</text:p>
          </table:table-cell>
          <table:table-cell office:value-type="float" office:value="-3.14514720532492" calcext:value-type="float">
            <text:p>-3,14514720532492</text:p>
          </table:table-cell>
          <table:table-cell table:formula="of:=80-([.D38]^2+[.E38]^2+[.F38]^2)" office:value-type="float" office:value="47.8712701236404" calcext:value-type="float">
            <text:p>47,87127012364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368351417423403" calcext:value-type="float">
            <text:p>0,368351417423403</text:p>
          </table:table-cell>
          <table:table-cell office:value-type="float" office:value="1.63333356793787" calcext:value-type="float">
            <text:p>1,63333356793787</text:p>
          </table:table-cell>
          <table:table-cell office:value-type="float" office:value="2.60621865402323" calcext:value-type="float">
            <text:p>2,60621865402323</text:p>
          </table:table-cell>
          <table:table-cell table:formula="of:=80-([.D39]^2+[.E39]^2+[.F39]^2)" office:value-type="float" office:value="70.4041630165509" calcext:value-type="float">
            <text:p>70,40416301655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00160673002568235" calcext:value-type="float">
            <text:p>0,00160673002568235</text:p>
          </table:table-cell>
          <table:table-cell office:value-type="float" office:value="-4.98322062334633" calcext:value-type="float">
            <text:p>-4,98322062334633</text:p>
          </table:table-cell>
          <table:table-cell office:value-type="float" office:value="4.64572044495733" calcext:value-type="float">
            <text:p>4,64572044495733</text:p>
          </table:table-cell>
          <table:table-cell table:formula="of:=80-([.D40]^2+[.E40]^2+[.F40]^2)" office:value-type="float" office:value="33.5847911847799" calcext:value-type="float">
            <text:p>33,58479118477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1.01440208385979" calcext:value-type="float">
            <text:p>-1,01440208385979</text:p>
          </table:table-cell>
          <table:table-cell office:value-type="float" office:value="3.99609640823637" calcext:value-type="float">
            <text:p>3,99609640823637</text:p>
          </table:table-cell>
          <table:table-cell office:value-type="float" office:value="3.88643894857527" calcext:value-type="float">
            <text:p>3,88643894857527</text:p>
          </table:table-cell>
          <table:table-cell table:formula="of:=80-([.D41]^2+[.E41]^2+[.F41]^2)" office:value-type="float" office:value="47.8977942073385" calcext:value-type="float">
            <text:p>47,89779420733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3.99638437595532" calcext:value-type="float">
            <text:p>-3,99638437595532</text:p>
          </table:table-cell>
          <table:table-cell office:value-type="float" office:value="-3.00395038985656" calcext:value-type="float">
            <text:p>-3,00395038985656</text:p>
          </table:table-cell>
          <table:table-cell office:value-type="float" office:value="1.5119925000698" calcext:value-type="float">
            <text:p>1,5119925000698</text:p>
          </table:table-cell>
          <table:table-cell table:formula="of:=80-([.D42]^2+[.E42]^2+[.F42]^2)" office:value-type="float" office:value="52.7190726546335" calcext:value-type="float">
            <text:p>52,71907265463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3.40283560078276" calcext:value-type="float">
            <text:p>-3,40283560078276</text:p>
          </table:table-cell>
          <table:table-cell office:value-type="float" office:value="-1.71556462800669" calcext:value-type="float">
            <text:p>-1,71556462800669</text:p>
          </table:table-cell>
          <table:table-cell office:value-type="float" office:value="-4.52825233175028" calcext:value-type="float">
            <text:p>-4,52825233175028</text:p>
          </table:table-cell>
          <table:table-cell table:formula="of:=80-([.D43]^2+[.E43]^2+[.F43]^2)" office:value-type="float" office:value="44.9724787011759" calcext:value-type="float">
            <text:p>44,97247870117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4.36890236917521" calcext:value-type="float">
            <text:p>-4,36890236917521</text:p>
          </table:table-cell>
          <table:table-cell office:value-type="float" office:value="4.08463026096978" calcext:value-type="float">
            <text:p>4,08463026096978</text:p>
          </table:table-cell>
          <table:table-cell office:value-type="float" office:value="-1.49256861565105" calcext:value-type="float">
            <text:p>-1,49256861565105</text:p>
          </table:table-cell>
          <table:table-cell table:formula="of:=80-([.D44]^2+[.E44]^2+[.F44]^2)" office:value-type="float" office:value="42.0007266473587" calcext:value-type="float">
            <text:p>42,00072664735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.1710734809866" calcext:value-type="float">
            <text:p>1,1710734809866</text:p>
          </table:table-cell>
          <table:table-cell office:value-type="float" office:value="0.963403581430783" calcext:value-type="float">
            <text:p>0,963403581430783</text:p>
          </table:table-cell>
          <table:table-cell office:value-type="float" office:value="1.29383219830251" calcext:value-type="float">
            <text:p>1,29383219830251</text:p>
          </table:table-cell>
          <table:table-cell table:formula="of:=80-([.D45]^2+[.E45]^2+[.F45]^2)" office:value-type="float" office:value="76.026438684052" calcext:value-type="float">
            <text:p>76,0264386840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17070730374675" calcext:value-type="float">
            <text:p>2,17070730374675</text:p>
          </table:table-cell>
          <table:table-cell office:value-type="float" office:value="-4.79114913338391" calcext:value-type="float">
            <text:p>-4,79114913338391</text:p>
          </table:table-cell>
          <table:table-cell office:value-type="float" office:value="3.09405662922877" calcext:value-type="float">
            <text:p>3,09405662922877</text:p>
          </table:table-cell>
          <table:table-cell table:formula="of:=80-([.D46]^2+[.E46]^2+[.F46]^2)" office:value-type="float" office:value="42.7597333582606" calcext:value-type="float">
            <text:p>42,75973335826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4.85407426936447" calcext:value-type="float">
            <text:p>-4,85407426936447</text:p>
          </table:table-cell>
          <table:table-cell office:value-type="float" office:value="2.99580909002184" calcext:value-type="float">
            <text:p>2,99580909002184</text:p>
          </table:table-cell>
          <table:table-cell office:value-type="float" office:value="-1.57468409479312" calcext:value-type="float">
            <text:p>-1,57468409479312</text:p>
          </table:table-cell>
          <table:table-cell table:formula="of:=80-([.D47]^2+[.E47]^2+[.F47]^2)" office:value-type="float" office:value="44.9834608852419" calcext:value-type="float">
            <text:p>44,9834608852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3.35584007053506" calcext:value-type="float">
            <text:p>-3,35584007053506</text:p>
          </table:table-cell>
          <table:table-cell office:value-type="float" office:value="-0.571096448630274" calcext:value-type="float">
            <text:p>-0,571096448630274</text:p>
          </table:table-cell>
          <table:table-cell office:value-type="float" office:value="-3.56429781424155" calcext:value-type="float">
            <text:p>-3,56429781424155</text:p>
          </table:table-cell>
          <table:table-cell table:formula="of:=80-([.D48]^2+[.E48]^2+[.F48]^2)" office:value-type="float" office:value="55.707967358746" calcext:value-type="float">
            <text:p>55,707967358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423403393507709" calcext:value-type="float">
            <text:p>0,423403393507709</text:p>
          </table:table-cell>
          <table:table-cell office:value-type="float" office:value="-1.81094098158854" calcext:value-type="float">
            <text:p>-1,81094098158854</text:p>
          </table:table-cell>
          <table:table-cell office:value-type="float" office:value="-4.14653807249458" calcext:value-type="float">
            <text:p>-4,14653807249458</text:p>
          </table:table-cell>
          <table:table-cell table:formula="of:=80-([.D49]^2+[.E49]^2+[.F49]^2)" office:value-type="float" office:value="59.3474443409222" calcext:value-type="float">
            <text:p>59,34744434092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0.518703258246925" calcext:value-type="float">
            <text:p>-0,518703258246925</text:p>
          </table:table-cell>
          <table:table-cell office:value-type="float" office:value="-2.95809637730567" calcext:value-type="float">
            <text:p>-2,95809637730567</text:p>
          </table:table-cell>
          <table:table-cell office:value-type="float" office:value="-4.17094121269058" calcext:value-type="float">
            <text:p>-4,17094121269058</text:p>
          </table:table-cell>
          <table:table-cell table:formula="of:=80-([.D50]^2+[.E50]^2+[.F50]^2)" office:value-type="float" office:value="53.5838621527343" calcext:value-type="float">
            <text:p>53,58386215273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.85542996566289" calcext:value-type="float">
            <text:p>2,85542996566289</text:p>
          </table:table-cell>
          <table:table-cell office:value-type="float" office:value="0.275709852903512" calcext:value-type="float">
            <text:p>0,275709852903512</text:p>
          </table:table-cell>
          <table:table-cell office:value-type="float" office:value="-1.92350061239329" calcext:value-type="float">
            <text:p>-1,92350061239329</text:p>
          </table:table-cell>
          <table:table-cell table:formula="of:=80-([.D51]^2+[.E51]^2+[.F51]^2)" office:value-type="float" office:value="68.070649182329" calcext:value-type="float">
            <text:p>68,0706491823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0.292072302289182" calcext:value-type="float">
            <text:p>-0,292072302289182</text:p>
          </table:table-cell>
          <table:table-cell office:value-type="float" office:value="-0.879291596141798" calcext:value-type="float">
            <text:p>-0,879291596141798</text:p>
          </table:table-cell>
          <table:table-cell office:value-type="float" office:value="2.61817183626775" calcext:value-type="float">
            <text:p>2,61817183626775</text:p>
          </table:table-cell>
          <table:table-cell table:formula="of:=80-([.D52]^2+[.E52]^2+[.F52]^2)" office:value-type="float" office:value="72.2867162949643" calcext:value-type="float">
            <text:p>72,28671629496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3.81981088262982" calcext:value-type="float">
            <text:p>-3,81981088262982</text:p>
          </table:table-cell>
          <table:table-cell office:value-type="float" office:value="4.1512646246782" calcext:value-type="float">
            <text:p>4,1512646246782</text:p>
          </table:table-cell>
          <table:table-cell office:value-type="float" office:value="2.46359270416209" calcext:value-type="float">
            <text:p>2,46359270416209</text:p>
          </table:table-cell>
          <table:table-cell table:formula="of:=80-([.D53]^2+[.E53]^2+[.F53]^2)" office:value-type="float" office:value="42.1067578248375" calcext:value-type="float">
            <text:p>42,1067578248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3.26033478972567" calcext:value-type="float">
            <text:p>-3,26033478972567</text:p>
          </table:table-cell>
          <table:table-cell office:value-type="float" office:value="-0.116431839186478" calcext:value-type="float">
            <text:p>-0,116431839186478</text:p>
          </table:table-cell>
          <table:table-cell office:value-type="float" office:value="-3.79175629677604" calcext:value-type="float">
            <text:p>-3,79175629677604</text:p>
          </table:table-cell>
          <table:table-cell table:formula="of:=80-([.D54]^2+[.E54]^2+[.F54]^2)" office:value-type="float" office:value="54.9792448715874" calcext:value-type="float">
            <text:p>54,97924487158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2.21251672297866" calcext:value-type="float">
            <text:p>-2,21251672297866</text:p>
          </table:table-cell>
          <table:table-cell office:value-type="float" office:value="-4.03080441860042" calcext:value-type="float">
            <text:p>-4,03080441860042</text:p>
          </table:table-cell>
          <table:table-cell office:value-type="float" office:value="4.26860301358082" calcext:value-type="float">
            <text:p>4,26860301358082</text:p>
          </table:table-cell>
          <table:table-cell table:formula="of:=80-([.D55]^2+[.E55]^2+[.F55]^2)" office:value-type="float" office:value="40.6364138019799" calcext:value-type="float">
            <text:p>40,63641380197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.62256250358262" calcext:value-type="float">
            <text:p>3,62256250358262</text:p>
          </table:table-cell>
          <table:table-cell office:value-type="float" office:value="0.886157859279527" calcext:value-type="float">
            <text:p>0,886157859279527</text:p>
          </table:table-cell>
          <table:table-cell office:value-type="float" office:value="0.373284247532147" calcext:value-type="float">
            <text:p>0,373284247532147</text:p>
          </table:table-cell>
          <table:table-cell table:formula="of:=80-([.D56]^2+[.E56]^2+[.F56]^2)" office:value-type="float" office:value="65.9524240266187" calcext:value-type="float">
            <text:p>65,95242402661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.48568166172776" calcext:value-type="float">
            <text:p>3,48568166172776</text:p>
          </table:table-cell>
          <table:table-cell office:value-type="float" office:value="-1.24778560537647" calcext:value-type="float">
            <text:p>-1,24778560537647</text:p>
          </table:table-cell>
          <table:table-cell office:value-type="float" office:value="1.17737205114299" calcext:value-type="float">
            <text:p>1,17737205114299</text:p>
          </table:table-cell>
          <table:table-cell table:formula="of:=80-([.D57]^2+[.E57]^2+[.F57]^2)" office:value-type="float" office:value="64.9068494892974" calcext:value-type="float">
            <text:p>64,90684948929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.04027684738886" calcext:value-type="float">
            <text:p>1,04027684738886</text:p>
          </table:table-cell>
          <table:table-cell office:value-type="float" office:value="-4.60488682101133" calcext:value-type="float">
            <text:p>-4,60488682101133</text:p>
          </table:table-cell>
          <table:table-cell office:value-type="float" office:value="-0.0193664581247859" calcext:value-type="float">
            <text:p>-0,0193664581247859</text:p>
          </table:table-cell>
          <table:table-cell table:formula="of:=80-([.D58]^2+[.E58]^2+[.F58]^2)" office:value-type="float" office:value="57.7124663867626" calcext:value-type="float">
            <text:p>57,71246638676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.95318040552584" calcext:value-type="float">
            <text:p>4,95318040552584</text:p>
          </table:table-cell>
          <table:table-cell office:value-type="float" office:value="1.86226392384869" calcext:value-type="float">
            <text:p>1,86226392384869</text:p>
          </table:table-cell>
          <table:table-cell office:value-type="float" office:value="-2.80827826691736" calcext:value-type="float">
            <text:p>-2,80827826691736</text:p>
          </table:table-cell>
          <table:table-cell table:formula="of:=80-([.D59]^2+[.E59]^2+[.F59]^2)" office:value-type="float" office:value="44.1115501238062" calcext:value-type="float">
            <text:p>44,11155012380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.75377181177202" calcext:value-type="float">
            <text:p>1,75377181177202</text:p>
          </table:table-cell>
          <table:table-cell office:value-type="float" office:value="5.06305584144607" calcext:value-type="float">
            <text:p>5,06305584144607</text:p>
          </table:table-cell>
          <table:table-cell office:value-type="float" office:value="-4.3396335449234" calcext:value-type="float">
            <text:p>-4,3396335449234</text:p>
          </table:table-cell>
          <table:table-cell table:formula="of:=80-([.D60]^2+[.E60]^2+[.F60]^2)" office:value-type="float" office:value="32.4573306744083" calcext:value-type="float">
            <text:p>32,45733067440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20293679079889" calcext:value-type="float">
            <text:p>0,20293679079889</text:p>
          </table:table-cell>
          <table:table-cell office:value-type="float" office:value="-1.07651520542113" calcext:value-type="float">
            <text:p>-1,07651520542113</text:p>
          </table:table-cell>
          <table:table-cell office:value-type="float" office:value="-4.34079143614114" calcext:value-type="float">
            <text:p>-4,34079143614114</text:p>
          </table:table-cell>
          <table:table-cell table:formula="of:=80-([.D61]^2+[.E61]^2+[.F61]^2)" office:value-type="float" office:value="59.9574613793611" calcext:value-type="float">
            <text:p>59,95746137936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.0829862703407" calcext:value-type="float">
            <text:p>4,0829862703407</text:p>
          </table:table-cell>
          <table:table-cell office:value-type="float" office:value="0.263852770684512" calcext:value-type="float">
            <text:p>0,263852770684512</text:p>
          </table:table-cell>
          <table:table-cell office:value-type="float" office:value="-4.75957758605863" calcext:value-type="float">
            <text:p>-4,75957758605863</text:p>
          </table:table-cell>
          <table:table-cell table:formula="of:=80-([.D62]^2+[.E62]^2+[.F62]^2)" office:value-type="float" office:value="40.6060260338998" calcext:value-type="float">
            <text:p>40,6060260338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.59176152859388" calcext:value-type="float">
            <text:p>3,59176152859388</text:p>
          </table:table-cell>
          <table:table-cell office:value-type="float" office:value="3.63502984316159" calcext:value-type="float">
            <text:p>3,63502984316159</text:p>
          </table:table-cell>
          <table:table-cell office:value-type="float" office:value="4.17726519008871" calcext:value-type="float">
            <text:p>4,17726519008871</text:p>
          </table:table-cell>
          <table:table-cell table:formula="of:=80-([.D63]^2+[.E63]^2+[.F63]^2)" office:value-type="float" office:value="36.4362626927107" calcext:value-type="float">
            <text:p>36,4362626927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.07420044943149" calcext:value-type="float">
            <text:p>5,07420044943149</text:p>
          </table:table-cell>
          <table:table-cell office:value-type="float" office:value="-3.68860845521754" calcext:value-type="float">
            <text:p>-3,68860845521754</text:p>
          </table:table-cell>
          <table:table-cell office:value-type="float" office:value="3.15882449279394" calcext:value-type="float">
            <text:p>3,15882449279394</text:p>
          </table:table-cell>
          <table:table-cell table:formula="of:=80-([.D64]^2+[.E64]^2+[.F64]^2)" office:value-type="float" office:value="30.6684852868121" calcext:value-type="float">
            <text:p>30,66848528681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.35394543014359" calcext:value-type="float">
            <text:p>3,35394543014359</text:p>
          </table:table-cell>
          <table:table-cell office:value-type="float" office:value="1.05533905983217" calcext:value-type="float">
            <text:p>1,05533905983217</text:p>
          </table:table-cell>
          <table:table-cell office:value-type="float" office:value="-0.888670489474021" calcext:value-type="float">
            <text:p>-0,888670489474021</text:p>
          </table:table-cell>
          <table:table-cell table:formula="of:=80-([.D65]^2+[.E65]^2+[.F65]^2)" office:value-type="float" office:value="66.8475742815495" calcext:value-type="float">
            <text:p>66,84757428154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4.35623749702314" calcext:value-type="float">
            <text:p>-4,35623749702314</text:p>
          </table:table-cell>
          <table:table-cell office:value-type="float" office:value="3.20481938538745" calcext:value-type="float">
            <text:p>3,20481938538745</text:p>
          </table:table-cell>
          <table:table-cell office:value-type="float" office:value="0.0758964292150006" calcext:value-type="float">
            <text:p>0,0758964292150006</text:p>
          </table:table-cell>
          <table:table-cell table:formula="of:=80-([.D66]^2+[.E66]^2+[.F66]^2)" office:value-type="float" office:value="50.7465673086068" calcext:value-type="float">
            <text:p>50,74656730860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.45936802821008" calcext:value-type="float">
            <text:p>1,45936802821008</text:p>
          </table:table-cell>
          <table:table-cell office:value-type="float" office:value="-3.70506687032659" calcext:value-type="float">
            <text:p>-3,70506687032659</text:p>
          </table:table-cell>
          <table:table-cell office:value-type="float" office:value="-0.178618108429375" calcext:value-type="float">
            <text:p>-0,178618108429375</text:p>
          </table:table-cell>
          <table:table-cell table:formula="of:=80-([.D67]^2+[.E67]^2+[.F67]^2)" office:value-type="float" office:value="64.1108200159877" calcext:value-type="float">
            <text:p>64,11082001598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0.880096758959282" calcext:value-type="float">
            <text:p>-0,880096758959282</text:p>
          </table:table-cell>
          <table:table-cell office:value-type="float" office:value="3.73212568329679" calcext:value-type="float">
            <text:p>3,73212568329679</text:p>
          </table:table-cell>
          <table:table-cell office:value-type="float" office:value="-4.57861715171634" calcext:value-type="float">
            <text:p>-4,57861715171634</text:p>
          </table:table-cell>
          <table:table-cell table:formula="of:=80-([.D68]^2+[.E68]^2+[.F68]^2)" office:value-type="float" office:value="44.3329325569548" calcext:value-type="float">
            <text:p>44,33293255695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312188849251649" calcext:value-type="float">
            <text:p>0,312188849251649</text:p>
          </table:table-cell>
          <table:table-cell office:value-type="float" office:value="-2.29295095684168" calcext:value-type="float">
            <text:p>-2,29295095684168</text:p>
          </table:table-cell>
          <table:table-cell office:value-type="float" office:value="-4.77373578597127" calcext:value-type="float">
            <text:p>-4,77373578597127</text:p>
          </table:table-cell>
          <table:table-cell table:formula="of:=80-([.D69]^2+[.E69]^2+[.F69]^2)" office:value-type="float" office:value="51.856360677659" calcext:value-type="float">
            <text:p>51,8563606776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3.96798902401409" calcext:value-type="float">
            <text:p>-3,96798902401409</text:p>
          </table:table-cell>
          <table:table-cell office:value-type="float" office:value="4.93987959651415" calcext:value-type="float">
            <text:p>4,93987959651415</text:p>
          </table:table-cell>
          <table:table-cell office:value-type="float" office:value="0.717929388572367" calcext:value-type="float">
            <text:p>0,717929388572367</text:p>
          </table:table-cell>
          <table:table-cell table:formula="of:=80-([.D70]^2+[.E70]^2+[.F70]^2)" office:value-type="float" office:value="39.337230070271" calcext:value-type="float">
            <text:p>39,3372300702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3.83302567147975" calcext:value-type="float">
            <text:p>-3,83302567147975</text:p>
          </table:table-cell>
          <table:table-cell office:value-type="float" office:value="-1.16111357399434" calcext:value-type="float">
            <text:p>-1,16111357399434</text:p>
          </table:table-cell>
          <table:table-cell office:value-type="float" office:value="-1.70598209980824" calcext:value-type="float">
            <text:p>-1,70598209980824</text:p>
          </table:table-cell>
          <table:table-cell table:formula="of:=80-([.D71]^2+[.E71]^2+[.F71]^2)" office:value-type="float" office:value="61.0493545451972" calcext:value-type="float">
            <text:p>61,04935454519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31459818068895" calcext:value-type="float">
            <text:p>0,731459818068895</text:p>
          </table:table-cell>
          <table:table-cell office:value-type="float" office:value="-0.561006628281336" calcext:value-type="float">
            <text:p>-0,561006628281336</text:p>
          </table:table-cell>
          <table:table-cell office:value-type="float" office:value="-3.25783168804116" calcext:value-type="float">
            <text:p>-3,25783168804116</text:p>
          </table:table-cell>
          <table:table-cell table:formula="of:=80-([.D72]^2+[.E72]^2+[.F72]^2)" office:value-type="float" office:value="68.5367707899699" calcext:value-type="float">
            <text:p>68,53677078996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.81831593656336" calcext:value-type="float">
            <text:p>4,81831593656336</text:p>
          </table:table-cell>
          <table:table-cell office:value-type="float" office:value="-3.58091831303736" calcext:value-type="float">
            <text:p>-3,58091831303736</text:p>
          </table:table-cell>
          <table:table-cell office:value-type="float" office:value="-4.3318315706408" calcext:value-type="float">
            <text:p>-4,3318315706408</text:p>
          </table:table-cell>
          <table:table-cell table:formula="of:=80-([.D73]^2+[.E73]^2+[.F73]^2)" office:value-type="float" office:value="25.1960908144129" calcext:value-type="float">
            <text:p>25,19609081441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971589323492411" calcext:value-type="float">
            <text:p>0,971589323492411</text:p>
          </table:table-cell>
          <table:table-cell office:value-type="float" office:value="-1.04702937400674" calcext:value-type="float">
            <text:p>-1,04702937400674</text:p>
          </table:table-cell>
          <table:table-cell office:value-type="float" office:value="2.71373099063052" calcext:value-type="float">
            <text:p>2,71373099063052</text:p>
          </table:table-cell>
          <table:table-cell table:formula="of:=80-([.D74]^2+[.E74]^2+[.F74]^2)" office:value-type="float" office:value="70.5954077869341" calcext:value-type="float">
            <text:p>70,59540778693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.4231323126274" calcext:value-type="float">
            <text:p>3,4231323126274</text:p>
          </table:table-cell>
          <table:table-cell office:value-type="float" office:value="1.74598699234346" calcext:value-type="float">
            <text:p>1,74598699234346</text:p>
          </table:table-cell>
          <table:table-cell office:value-type="float" office:value="-1.63380116642536" calcext:value-type="float">
            <text:p>-1,63380116642536</text:p>
          </table:table-cell>
          <table:table-cell table:formula="of:=80-([.D75]^2+[.E75]^2+[.F75]^2)" office:value-type="float" office:value="62.5643883414008" calcext:value-type="float">
            <text:p>62,5643883414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.59457229598534" calcext:value-type="float">
            <text:p>1,59457229598534</text:p>
          </table:table-cell>
          <table:table-cell office:value-type="float" office:value="-3.18910270265604" calcext:value-type="float">
            <text:p>-3,18910270265604</text:p>
          </table:table-cell>
          <table:table-cell office:value-type="float" office:value="-2.96204892667356" calcext:value-type="float">
            <text:p>-2,96204892667356</text:p>
          </table:table-cell>
          <table:table-cell table:formula="of:=80-([.D76]^2+[.E76]^2+[.F76]^2)" office:value-type="float" office:value="58.51322930078" calcext:value-type="float">
            <text:p>58,513229300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.74405802433228" calcext:value-type="float">
            <text:p>1,74405802433228</text:p>
          </table:table-cell>
          <table:table-cell office:value-type="float" office:value="-0.95710101921624" calcext:value-type="float">
            <text:p>-0,95710101921624</text:p>
          </table:table-cell>
          <table:table-cell office:value-type="float" office:value="4.37803705895473" calcext:value-type="float">
            <text:p>4,37803705895473</text:p>
          </table:table-cell>
          <table:table-cell table:formula="of:=80-([.D77]^2+[.E77]^2+[.F77]^2)" office:value-type="float" office:value="56.8750107571964" calcext:value-type="float">
            <text:p>56,87501075719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5.10543551722054" calcext:value-type="float">
            <text:p>-5,10543551722054</text:p>
          </table:table-cell>
          <table:table-cell office:value-type="float" office:value="-2.3450367399292" calcext:value-type="float">
            <text:p>-2,3450367399292</text:p>
          </table:table-cell>
          <table:table-cell office:value-type="float" office:value="3.74618629243073" calcext:value-type="float">
            <text:p>3,74618629243073</text:p>
          </table:table-cell>
          <table:table-cell table:formula="of:=80-([.D78]^2+[.E78]^2+[.F78]^2)" office:value-type="float" office:value="34.4014191302894" calcext:value-type="float">
            <text:p>34,40141913028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.83963121791199" calcext:value-type="float">
            <text:p>3,83963121791199</text:p>
          </table:table-cell>
          <table:table-cell office:value-type="float" office:value="-2.50978147023623" calcext:value-type="float">
            <text:p>-2,50978147023623</text:p>
          </table:table-cell>
          <table:table-cell office:value-type="float" office:value="-3.3298084731186" calcext:value-type="float">
            <text:p>-3,3298084731186</text:p>
          </table:table-cell>
          <table:table-cell table:formula="of:=80-([.D79]^2+[.E79]^2+[.F79]^2)" office:value-type="float" office:value="47.8706046144421" calcext:value-type="float">
            <text:p>47,8706046144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.39772514372103" calcext:value-type="float">
            <text:p>2,39772514372103</text:p>
          </table:table-cell>
          <table:table-cell office:value-type="float" office:value="-1.43436132015176" calcext:value-type="float">
            <text:p>-1,43436132015176</text:p>
          </table:table-cell>
          <table:table-cell office:value-type="float" office:value="-2.67220179041908" calcext:value-type="float">
            <text:p>-2,67220179041908</text:p>
          </table:table-cell>
          <table:table-cell table:formula="of:=80-([.D80]^2+[.E80]^2+[.F80]^2)" office:value-type="float" office:value="65.0528593297015" calcext:value-type="float">
            <text:p>65,0528593297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3.13097699925534" calcext:value-type="float">
            <text:p>-3,13097699925534</text:p>
          </table:table-cell>
          <table:table-cell office:value-type="float" office:value="2.8913096141618" calcext:value-type="float">
            <text:p>2,8913096141618</text:p>
          </table:table-cell>
          <table:table-cell office:value-type="float" office:value="1.68416890245972" calcext:value-type="float">
            <text:p>1,68416890245972</text:p>
          </table:table-cell>
          <table:table-cell table:formula="of:=80-([.D81]^2+[.E81]^2+[.F81]^2)" office:value-type="float" office:value="59.0008868531772" calcext:value-type="float">
            <text:p>59,00088685317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.53901237317802" calcext:value-type="float">
            <text:p>1,53901237317802</text:p>
          </table:table-cell>
          <table:table-cell office:value-type="float" office:value="-1.62275437833848" calcext:value-type="float">
            <text:p>-1,62275437833848</text:p>
          </table:table-cell>
          <table:table-cell office:value-type="float" office:value="-2.71758867929845" calcext:value-type="float">
            <text:p>-2,71758867929845</text:p>
          </table:table-cell>
          <table:table-cell table:formula="of:=80-([.D82]^2+[.E82]^2+[.F82]^2)" office:value-type="float" office:value="67.6128209129372" calcext:value-type="float">
            <text:p>67,61282091293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946843199366745" calcext:value-type="float">
            <text:p>0,0946843199366745</text:p>
          </table:table-cell>
          <table:table-cell office:value-type="float" office:value="-0.165135015917245" calcext:value-type="float">
            <text:p>-0,165135015917245</text:p>
          </table:table-cell>
          <table:table-cell office:value-type="float" office:value="3.83464485789525" calcext:value-type="float">
            <text:p>3,83464485789525</text:p>
          </table:table-cell>
          <table:table-cell table:formula="of:=80-([.D83]^2+[.E83]^2+[.F83]^2)" office:value-type="float" office:value="65.2592641198937" calcext:value-type="float">
            <text:p>65,25926411989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0.642207550184449" calcext:value-type="float">
            <text:p>-0,642207550184449</text:p>
          </table:table-cell>
          <table:table-cell office:value-type="float" office:value="3.52390555538654" calcext:value-type="float">
            <text:p>3,52390555538654</text:p>
          </table:table-cell>
          <table:table-cell office:value-type="float" office:value="4.14671469734851" calcext:value-type="float">
            <text:p>4,14671469734851</text:p>
          </table:table-cell>
          <table:table-cell table:formula="of:=80-([.D84]^2+[.E84]^2+[.F84]^2)" office:value-type="float" office:value="49.9744163179958" calcext:value-type="float">
            <text:p>49,97441631799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2.60530222341114" calcext:value-type="float">
            <text:p>-2,60530222341114</text:p>
          </table:table-cell>
          <table:table-cell office:value-type="float" office:value="4.79857379416553" calcext:value-type="float">
            <text:p>4,79857379416553</text:p>
          </table:table-cell>
          <table:table-cell office:value-type="float" office:value="2.39811251558225" calcext:value-type="float">
            <text:p>2,39811251558225</text:p>
          </table:table-cell>
          <table:table-cell table:formula="of:=80-([.D85]^2+[.E85]^2+[.F85]^2)" office:value-type="float" office:value="44.4351462292446" calcext:value-type="float">
            <text:p>44,43514622924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0.507179196200611" calcext:value-type="float">
            <text:p>-0,507179196200611</text:p>
          </table:table-cell>
          <table:table-cell office:value-type="float" office:value="-2.99035678423663" calcext:value-type="float">
            <text:p>-2,99035678423663</text:p>
          </table:table-cell>
          <table:table-cell office:value-type="float" office:value="1.3669302830213" calcext:value-type="float">
            <text:p>1,3669302830213</text:p>
          </table:table-cell>
          <table:table-cell table:formula="of:=80-([.D86]^2+[.E86]^2+[.F86]^2)" office:value-type="float" office:value="68.9320371672706" calcext:value-type="float">
            <text:p>68,93203716727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.79768409468" calcext:value-type="float">
            <text:p>3,79768409468</text:p>
          </table:table-cell>
          <table:table-cell office:value-type="float" office:value="-4.85821133404927" calcext:value-type="float">
            <text:p>-4,85821133404927</text:p>
          </table:table-cell>
          <table:table-cell office:value-type="float" office:value="-3.58782452628859" calcext:value-type="float">
            <text:p>-3,58782452628859</text:p>
          </table:table-cell>
          <table:table-cell table:formula="of:=80-([.D87]^2+[.E87]^2+[.F87]^2)" office:value-type="float" office:value="29.1028933192918" calcext:value-type="float">
            <text:p>29,10289331929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1.40505830621168" calcext:value-type="float">
            <text:p>-1,40505830621168</text:p>
          </table:table-cell>
          <table:table-cell office:value-type="float" office:value="4.73861285982652" calcext:value-type="float">
            <text:p>4,73861285982652</text:p>
          </table:table-cell>
          <table:table-cell office:value-type="float" office:value="-1.18437385918022" calcext:value-type="float">
            <text:p>-1,18437385918022</text:p>
          </table:table-cell>
          <table:table-cell table:formula="of:=80-([.D88]^2+[.E88]^2+[.F88]^2)" office:value-type="float" office:value="54.1686178825229" calcext:value-type="float">
            <text:p>54,16861788252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188618121967256" calcext:value-type="float">
            <text:p>0,188618121967256</text:p>
          </table:table-cell>
          <table:table-cell office:value-type="float" office:value="-3.59672019862932" calcext:value-type="float">
            <text:p>-3,59672019862932</text:p>
          </table:table-cell>
          <table:table-cell office:value-type="float" office:value="3.87147646026657" calcext:value-type="float">
            <text:p>3,87147646026657</text:p>
          </table:table-cell>
          <table:table-cell table:formula="of:=80-([.D89]^2+[.E89]^2+[.F89]^2)" office:value-type="float" office:value="52.0396970344392" calcext:value-type="float">
            <text:p>52,03969703443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.47878723283922" calcext:value-type="float">
            <text:p>1,47878723283922</text:p>
          </table:table-cell>
          <table:table-cell office:value-type="float" office:value="-3.73373434776716" calcext:value-type="float">
            <text:p>-3,73373434776716</text:p>
          </table:table-cell>
          <table:table-cell office:value-type="float" office:value="0.597318224776322" calcext:value-type="float">
            <text:p>0,597318224776322</text:p>
          </table:table-cell>
          <table:table-cell table:formula="of:=80-([.D90]^2+[.E90]^2+[.F90]^2)" office:value-type="float" office:value="63.5156270786455" calcext:value-type="float">
            <text:p>63,51562707864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1.54749567912502" calcext:value-type="float">
            <text:p>-1,54749567912502</text:p>
          </table:table-cell>
          <table:table-cell office:value-type="float" office:value="-3.49210268937012" calcext:value-type="float">
            <text:p>-3,49210268937012</text:p>
          </table:table-cell>
          <table:table-cell office:value-type="float" office:value="3.07175109827242" calcext:value-type="float">
            <text:p>3,07175109827242</text:p>
          </table:table-cell>
          <table:table-cell table:formula="of:=80-([.D91]^2+[.E91]^2+[.F91]^2)" office:value-type="float" office:value="55.9748211202456" calcext:value-type="float">
            <text:p>55,97482112024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784678035936471" calcext:value-type="float">
            <text:p>0,784678035936471</text:p>
          </table:table-cell>
          <table:table-cell office:value-type="float" office:value="-1.21776591910108" calcext:value-type="float">
            <text:p>-1,21776591910108</text:p>
          </table:table-cell>
          <table:table-cell office:value-type="float" office:value="-4.93075226536667" calcext:value-type="float">
            <text:p>-4,93075226536667</text:p>
          </table:table-cell>
          <table:table-cell table:formula="of:=80-([.D92]^2+[.E92]^2+[.F92]^2)" office:value-type="float" office:value="53.5890086437762" calcext:value-type="float">
            <text:p>53,58900864377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1.13773459085192" calcext:value-type="float">
            <text:p>-1,13773459085192</text:p>
          </table:table-cell>
          <table:table-cell office:value-type="float" office:value="3.77571264731074" calcext:value-type="float">
            <text:p>3,77571264731074</text:p>
          </table:table-cell>
          <table:table-cell office:value-type="float" office:value="-0.269760305147615" calcext:value-type="float">
            <text:p>-0,269760305147615</text:p>
          </table:table-cell>
          <table:table-cell table:formula="of:=80-([.D93]^2+[.E93]^2+[.F93]^2)" office:value-type="float" office:value="64.3767833834834" calcext:value-type="float">
            <text:p>64,37678338348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.18014682081409" calcext:value-type="float">
            <text:p>3,18014682081409</text:p>
          </table:table-cell>
          <table:table-cell office:value-type="float" office:value="-4.89112274212166" calcext:value-type="float">
            <text:p>-4,89112274212166</text:p>
          </table:table-cell>
          <table:table-cell office:value-type="float" office:value="-2.79598324972823" calcext:value-type="float">
            <text:p>-2,79598324972823</text:p>
          </table:table-cell>
          <table:table-cell table:formula="of:=80-([.D94]^2+[.E94]^2+[.F94]^2)" office:value-type="float" office:value="38.1460621868055" calcext:value-type="float">
            <text:p>38,14606218680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680090273629627" calcext:value-type="float">
            <text:p>0,680090273629627</text:p>
          </table:table-cell>
          <table:table-cell office:value-type="float" office:value="2.43112338366315" calcext:value-type="float">
            <text:p>2,43112338366315</text:p>
          </table:table-cell>
          <table:table-cell office:value-type="float" office:value="4.29986011154705" calcext:value-type="float">
            <text:p>4,29986011154705</text:p>
          </table:table-cell>
          <table:table-cell table:formula="of:=80-([.D95]^2+[.E95]^2+[.F95]^2)" office:value-type="float" office:value="55.1383193342472" calcext:value-type="float">
            <text:p>55,13831933424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539965671535595" calcext:value-type="float">
            <text:p>0,539965671535595</text:p>
          </table:table-cell>
          <table:table-cell office:value-type="float" office:value="-1.84389358110234" calcext:value-type="float">
            <text:p>-1,84389358110234</text:p>
          </table:table-cell>
          <table:table-cell office:value-type="float" office:value="2.09200633091775" calcext:value-type="float">
            <text:p>2,09200633091775</text:p>
          </table:table-cell>
          <table:table-cell table:formula="of:=80-([.D96]^2+[.E96]^2+[.F96]^2)" office:value-type="float" office:value="71.9320030465328" calcext:value-type="float">
            <text:p>71,9320030465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657291013799448" calcext:value-type="float">
            <text:p>0,657291013799448</text:p>
          </table:table-cell>
          <table:table-cell office:value-type="float" office:value="-0.282415643028019" calcext:value-type="float">
            <text:p>-0,282415643028019</text:p>
          </table:table-cell>
          <table:table-cell office:value-type="float" office:value="2.36547635354847" calcext:value-type="float">
            <text:p>2,36547635354847</text:p>
          </table:table-cell>
          <table:table-cell table:formula="of:=80-([.D97]^2+[.E97]^2+[.F97]^2)" office:value-type="float" office:value="73.8927315485546" calcext:value-type="float">
            <text:p>73,89273154855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1.65997841980964" calcext:value-type="float">
            <text:p>-1,65997841980964</text:p>
          </table:table-cell>
          <table:table-cell office:value-type="float" office:value="1.6734699897827" calcext:value-type="float">
            <text:p>1,6734699897827</text:p>
          </table:table-cell>
          <table:table-cell office:value-type="float" office:value="0.659896233984811" calcext:value-type="float">
            <text:p>0,659896233984811</text:p>
          </table:table-cell>
          <table:table-cell table:formula="of:=80-([.D98]^2+[.E98]^2+[.F98]^2)" office:value-type="float" office:value="74.0085067994357" calcext:value-type="float">
            <text:p>74,00850679943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.50072594247812" calcext:value-type="float">
            <text:p>3,50072594247812</text:p>
          </table:table-cell>
          <table:table-cell office:value-type="float" office:value="1.17334386140925" calcext:value-type="float">
            <text:p>1,17334386140925</text:p>
          </table:table-cell>
          <table:table-cell office:value-type="float" office:value="4.58270575779414" calcext:value-type="float">
            <text:p>4,58270575779414</text:p>
          </table:table-cell>
          <table:table-cell table:formula="of:=80-([.D99]^2+[.E99]^2+[.F99]^2)" office:value-type="float" office:value="45.3669899960343" calcext:value-type="float">
            <text:p>45,36698999603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.35244497294301" calcext:value-type="float">
            <text:p>1,35244497294301</text:p>
          </table:table-cell>
          <table:table-cell office:value-type="float" office:value="-0.624749155771766" calcext:value-type="float">
            <text:p>-0,624749155771766</text:p>
          </table:table-cell>
          <table:table-cell office:value-type="float" office:value="-1.60744907479292" calcext:value-type="float">
            <text:p>-1,60744907479292</text:p>
          </table:table-cell>
          <table:table-cell table:formula="of:=80-([.D100]^2+[.E100]^2+[.F100]^2)" office:value-type="float" office:value="75.196688559471" calcext:value-type="float">
            <text:p>75,1966885594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787545210742353" calcext:value-type="float">
            <text:p>0,787545210742353</text:p>
          </table:table-cell>
          <table:table-cell office:value-type="float" office:value="2.88186618176237" calcext:value-type="float">
            <text:p>2,88186618176237</text:p>
          </table:table-cell>
          <table:table-cell office:value-type="float" office:value="0.883547569462309" calcext:value-type="float">
            <text:p>0,883547569462309</text:p>
          </table:table-cell>
          <table:table-cell table:formula="of:=80-([.D101]^2+[.E101]^2+[.F101]^2)" office:value-type="float" office:value="70.2939635439484" calcext:value-type="float">
            <text:p>70,2939635439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.57517186484517" calcext:value-type="float">
            <text:p>2,57517186484517</text:p>
          </table:table-cell>
          <table:table-cell office:value-type="float" office:value="-2.36548409017451" calcext:value-type="float">
            <text:p>-2,36548409017451</text:p>
          </table:table-cell>
          <table:table-cell office:value-type="float" office:value="3.07285296969355" calcext:value-type="float">
            <text:p>3,07285296969355</text:p>
          </table:table-cell>
          <table:table-cell table:formula="of:=80-([.D102]^2+[.E102]^2+[.F102]^2)" office:value-type="float" office:value="58.3305495122867" calcext:value-type="float">
            <text:p>58,33054951228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-0.965580379131079" calcext:value-type="float">
            <text:p>-0,965580379131079</text:p>
          </table:table-cell>
          <table:table-cell office:value-type="float" office:value="3.45268043979376" calcext:value-type="float">
            <text:p>3,45268043979376</text:p>
          </table:table-cell>
          <table:table-cell office:value-type="float" office:value="3.93037414466137" calcext:value-type="float">
            <text:p>3,93037414466137</text:p>
          </table:table-cell>
          <table:table-cell table:formula="of:=80-([.D103]^2+[.E103]^2+[.F103]^2)" office:value-type="float" office:value="51.6988113950801" calcext:value-type="float">
            <text:p>51,6988113950801</text:p>
          </table:table-cell>
          <table:table-cell table:number-columns-repeated="2"/>
        </table:table-row>
      </table:table>
      <table:table table:name="skalowanie-liniowe" table:style-name="ta1">
        <table:shapes>
          <draw:frame draw:z-index="0" draw:style-name="gr1" draw:text-style-name="P1" svg:width="20.542cm" svg:height="9.768cm" svg:x="21.042cm" svg:y="7.199cm">
            <draw:object draw:notify-on-update-of-ranges="'skalowanie-liniowe'.G4:'skalowanie-liniowe'.G103 'skalowanie-liniowe'.H4:'skalowanie-liniowe'.H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3" office:value-type="string" calcext:value-type="string">
            <text:p>chi</text:p>
          </table:table-cell>
          <table:table-cell table:style-name="ce3" office:value-type="string" calcext:value-type="string">
            <text:p>eval</text:p>
          </table:table-cell>
          <table:table-cell table:style-name="ce3" office:value-type="string" calcext:value-type="string">
            <text:p>eval’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80-([$dane.D4]^2+[$dane.E4]^2+[$dane.F4]^2)" office:value-type="float" office:value="79.3124556019023" calcext:value-type="float">
            <text:p>79,3124556019023</text:p>
          </table:table-cell>
          <table:table-cell table:formula="of:=[.$J$9]*[.G4]+[.$J$10]" office:value-type="float" office:value="65.6183373866844" calcext:value-type="float">
            <text:p>65,6183373866844</text:p>
          </table:table-cell>
          <table:table-cell table:style-name="ce3" office:value-type="string" calcext:value-type="string">
            <text:p>współczynnik zwielokrotnienia</text:p>
          </table:table-cell>
          <table:table-cell office:value-type="float" office:value="1.2" calcext:value-type="float">
            <text:p>1,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80-([$dane.D5]^2+[$dane.E5]^2+[$dane.F5]^2)" office:value-type="float" office:value="68.1930878202377" calcext:value-type="float">
            <text:p>68,1930878202377</text:p>
          </table:table-cell>
          <table:table-cell table:formula="of:=[.$J$9]*[.G5]+[.$J$10]" office:value-type="float" office:value="60.6811375993927" calcext:value-type="float">
            <text:p>60,6811375993927</text:p>
          </table:table-cell>
          <table:table-cell table:style-name="ce3" office:value-type="string" calcext:value-type="string">
            <text:p>F(t)_śr (średnie przystosowanie pierwotne)</text:p>
          </table:table-cell>
          <table:table-cell table:formula="of:=SUM([.G4:.G103])/COUNT([.G4:.G103])" office:value-type="float" office:value="54.681947822237" calcext:value-type="float">
            <text:p>54,68194782223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80-([$dane.D6]^2+[$dane.E6]^2+[$dane.F6]^2)" office:value-type="float" office:value="44.7781564043891" calcext:value-type="float">
            <text:p>44,7781564043891</text:p>
          </table:table-cell>
          <table:table-cell table:formula="of:=[.$J$9]*[.G6]+[.$J$10]" office:value-type="float" office:value="50.2844858584184" calcext:value-type="float">
            <text:p>50,2844858584184</text:p>
          </table:table-cell>
          <table:table-cell table:style-name="ce3" office:value-type="string" calcext:value-type="string">
            <text:p>eval min</text:p>
          </table:table-cell>
          <table:table-cell table:formula="of:=MIN([.G4:.G103])" office:value-type="float" office:value="25.1960908144129" calcext:value-type="float">
            <text:p>25,196090814412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80-([$dane.D7]^2+[$dane.E7]^2+[$dane.F7]^2)" office:value-type="float" office:value="44.0976814173729" calcext:value-type="float">
            <text:p>44,0976814173729</text:p>
          </table:table-cell>
          <table:table-cell table:formula="of:=[.$J$9]*[.G7]+[.$J$10]" office:value-type="float" office:value="49.9823426946053" calcext:value-type="float">
            <text:p>49,9823426946053</text:p>
          </table:table-cell>
          <table:table-cell table:style-name="ce3" office:value-type="string" calcext:value-type="string">
            <text:p>eval max</text:p>
          </table:table-cell>
          <table:table-cell table:formula="of:=MAX([.G4:.G23])" office:value-type="float" office:value="79.3124556019023" calcext:value-type="float">
            <text:p>79,312455601902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80-([$dane.D8]^2+[$dane.E8]^2+[$dane.F8]^2)" office:value-type="float" office:value="69.208750120749" calcext:value-type="float">
            <text:p>69,208750120749</text:p>
          </table:table-cell>
          <table:table-cell table:formula="of:=[.$J$9]*[.G8]+[.$J$10]" office:value-type="float" office:value="61.1321099741273" calcext:value-type="float">
            <text:p>61,1321099741273</text:p>
          </table:table-cell>
          <table:table-cell table:style-name="ce3" office:value-type="string" calcext:value-type="string">
            <text:p>spelnienie warunku eval min &gt; …</text:p>
          </table:table-cell>
          <table:table-cell table:style-name="ce2" table:formula="of:=[.J6]&gt;([.J4]*[.J5]-[.J7])/([.J4]-1)" office:value-type="boolean" office:boolean-value="true" calcext:value-type="boolean">
            <text:p>PRAWDA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eval_min &gt;…</text:p>
          </table:table-cell>
          <table:table-cell table:style-name="ce3" office:value-type="string" calcext:value-type="string">
            <text:p>evali_min &lt;…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80-([$dane.D9]^2+[$dane.E9]^2+[$dane.F9]^2)" office:value-type="float" office:value="51.4285229926262" calcext:value-type="float">
            <text:p>51,4285229926262</text:p>
          </table:table-cell>
          <table:table-cell table:formula="of:=[.$J$9]*[.G9]+[.$J$10]" office:value-type="float" office:value="53.237368535705" calcext:value-type="float">
            <text:p>53,237368535705</text:p>
          </table:table-cell>
          <table:table-cell table:style-name="ce3" office:value-type="string" calcext:value-type="string">
            <text:p>a</text:p>
          </table:table-cell>
          <table:table-cell table:formula="of:=IF([.J8];[.O9];[.P9])" office:value-type="float" office:value="0.444018030902163" calcext:value-type="float">
            <text:p>0,444018030902163</text:p>
          </table:table-cell>
          <table:table-cell table:number-columns-repeated="3"/>
          <table:table-cell table:style-name="ce3" office:value-type="string" calcext:value-type="string">
            <text:p>a</text:p>
          </table:table-cell>
          <table:table-cell table:formula="of:=([.$J$4]-1)*[.J5]/([.J7]-[.J5])" office:value-type="float" office:value="0.444018030902163" calcext:value-type="float">
            <text:p>0,444018030902163</text:p>
          </table:table-cell>
          <table:table-cell table:formula="of:=[.J5]/([.J5]-[.J6])" office:value-type="float" office:value="1.85451444764611" calcext:value-type="float">
            <text:p>1,85451444764611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80-([$dane.D10]^2+[$dane.E10]^2+[$dane.F10]^2)" office:value-type="float" office:value="52.1561788720121" calcext:value-type="float">
            <text:p>52,1561788720121</text:p>
          </table:table-cell>
          <table:table-cell table:formula="of:=[.$J$9]*[.G10]+[.$J$10]" office:value-type="float" office:value="53.5604608664443" calcext:value-type="float">
            <text:p>53,5604608664443</text:p>
          </table:table-cell>
          <table:table-cell table:style-name="ce3" office:value-type="string" calcext:value-type="string">
            <text:p>b</text:p>
          </table:table-cell>
          <table:table-cell table:formula="of:=IF([.J8];[.O10];[.P10])" office:value-type="float" office:value="30.4021770243125" calcext:value-type="float">
            <text:p>30,4021770243125</text:p>
          </table:table-cell>
          <table:table-cell table:number-columns-repeated="3"/>
          <table:table-cell table:style-name="ce3" office:value-type="string" calcext:value-type="string">
            <text:p>b</text:p>
          </table:table-cell>
          <table:table-cell table:formula="of:=[.J5]*([.J7]-[.J4]*[.J5])/([.J7]-[.J5])" office:value-type="float" office:value="30.4021770243125" calcext:value-type="float">
            <text:p>30,4021770243125</text:p>
          </table:table-cell>
          <table:table-cell table:formula="of:=-[.J6]*[.J5]/([.J5]-[.J6])" office:value-type="float" office:value="-46.726514439532" calcext:value-type="float">
            <text:p>-46,726514439532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80-([$dane.D11]^2+[$dane.E11]^2+[$dane.F11]^2)" office:value-type="float" office:value="68.017275602588" calcext:value-type="float">
            <text:p>68,017275602588</text:p>
          </table:table-cell>
          <table:table-cell table:formula="of:=[.$J$9]*[.G11]+[.$J$10]" office:value-type="float" office:value="60.6030738047034" calcext:value-type="float">
            <text:p>60,603073804703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80-([$dane.D12]^2+[$dane.E12]^2+[$dane.F12]^2)" office:value-type="float" office:value="68.5841889353626" calcext:value-type="float">
            <text:p>68,5841889353626</text:p>
          </table:table-cell>
          <table:table-cell table:formula="of:=[.$J$9]*[.G12]+[.$J$10]" office:value-type="float" office:value="60.8547935464141" calcext:value-type="float">
            <text:p>60,854793546414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80-([$dane.D13]^2+[$dane.E13]^2+[$dane.F13]^2)" office:value-type="float" office:value="32.3823196884816" calcext:value-type="float">
            <text:p>32,3823196884816</text:p>
          </table:table-cell>
          <table:table-cell table:formula="of:=[.$J$9]*[.G13]+[.$J$10]" office:value-type="float" office:value="44.7805108484364" calcext:value-type="float">
            <text:p>44,780510848436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80-([$dane.D14]^2+[$dane.E14]^2+[$dane.F14]^2)" office:value-type="float" office:value="53.1579188187956" calcext:value-type="float">
            <text:p>53,1579188187956</text:p>
          </table:table-cell>
          <table:table-cell table:formula="of:=[.$J$9]*[.G14]+[.$J$10]" office:value-type="float" office:value="54.0052514650912" calcext:value-type="float">
            <text:p>54,0052514650912</text:p>
          </table:table-cell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80-([$dane.D15]^2+[$dane.E15]^2+[$dane.F15]^2)" office:value-type="float" office:value="48.7637998873664" calcext:value-type="float">
            <text:p>48,7637998873664</text:p>
          </table:table-cell>
          <table:table-cell table:formula="of:=[.$J$9]*[.G15]+[.$J$10]" office:value-type="float" office:value="52.054183429608" calcext:value-type="float">
            <text:p>52,05418342960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80-([$dane.D16]^2+[$dane.E16]^2+[$dane.F16]^2)" office:value-type="float" office:value="50.8728241885454" calcext:value-type="float">
            <text:p>50,8728241885454</text:p>
          </table:table-cell>
          <table:table-cell table:formula="of:=[.$J$9]*[.G16]+[.$J$10]" office:value-type="float" office:value="52.9906282469424" calcext:value-type="float">
            <text:p>52,990628246942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80-([$dane.D17]^2+[$dane.E17]^2+[$dane.F17]^2)" office:value-type="float" office:value="57.1864889410242" calcext:value-type="float">
            <text:p>57,1864889410242</text:p>
          </table:table-cell>
          <table:table-cell table:formula="of:=[.$J$9]*[.G17]+[.$J$10]" office:value-type="float" office:value="55.7940092381144" calcext:value-type="float">
            <text:p>55,794009238114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80-([$dane.D18]^2+[$dane.E18]^2+[$dane.F18]^2)" office:value-type="float" office:value="61.0015247849288" calcext:value-type="float">
            <text:p>61,0015247849288</text:p>
          </table:table-cell>
          <table:table-cell table:formula="of:=[.$J$9]*[.G18]+[.$J$10]" office:value-type="float" office:value="57.4879539413461" calcext:value-type="float">
            <text:p>57,487953941346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80-([$dane.D19]^2+[$dane.E19]^2+[$dane.F19]^2)" office:value-type="float" office:value="50.1762459405774" calcext:value-type="float">
            <text:p>50,1762459405774</text:p>
          </table:table-cell>
          <table:table-cell table:formula="of:=[.$J$9]*[.G19]+[.$J$10]" office:value-type="float" office:value="52.6813349449103" calcext:value-type="float">
            <text:p>52,681334944910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80-([$dane.D20]^2+[$dane.E20]^2+[$dane.F20]^2)" office:value-type="float" office:value="53.8456110303827" calcext:value-type="float">
            <text:p>53,8456110303827</text:p>
          </table:table-cell>
          <table:table-cell table:formula="of:=[.$J$9]*[.G20]+[.$J$10]" office:value-type="float" office:value="54.3105992067468" calcext:value-type="float">
            <text:p>54,310599206746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80-([$dane.D21]^2+[$dane.E21]^2+[$dane.F21]^2)" office:value-type="float" office:value="47.1529757452882" calcext:value-type="float">
            <text:p>47,1529757452882</text:p>
          </table:table-cell>
          <table:table-cell table:formula="of:=[.$J$9]*[.G21]+[.$J$10]" office:value-type="float" office:value="51.3389484659128" calcext:value-type="float">
            <text:p>51,338948465912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80-([$dane.D22]^2+[$dane.E22]^2+[$dane.F22]^2)" office:value-type="float" office:value="55.6083417145146" calcext:value-type="float">
            <text:p>55,6083417145146</text:p>
          </table:table-cell>
          <table:table-cell table:formula="of:=[.$J$9]*[.G22]+[.$J$10]" office:value-type="float" office:value="55.0932834141259" calcext:value-type="float">
            <text:p>55,093283414125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80-([$dane.D23]^2+[$dane.E23]^2+[$dane.F23]^2)" office:value-type="float" office:value="49.8915466741172" calcext:value-type="float">
            <text:p>49,8915466741172</text:p>
          </table:table-cell>
          <table:table-cell table:formula="of:=[.$J$9]*[.G23]+[.$J$10]" office:value-type="float" office:value="52.5549233372174" calcext:value-type="float">
            <text:p>52,554923337217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80-([$dane.D24]^2+[$dane.E24]^2+[$dane.F24]^2)" office:value-type="float" office:value="65.1688902264444" calcext:value-type="float">
            <text:p>65,1688902264444</text:p>
          </table:table-cell>
          <table:table-cell table:formula="of:=[.$J$9]*[.G24]+[.$J$10]" office:value-type="float" office:value="59.3383393387375" calcext:value-type="float">
            <text:p>59,338339338737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80-([$dane.D25]^2+[$dane.E25]^2+[$dane.F25]^2)" office:value-type="float" office:value="64.3995891183548" calcext:value-type="float">
            <text:p>64,3995891183548</text:p>
          </table:table-cell>
          <table:table-cell table:formula="of:=[.$J$9]*[.G25]+[.$J$10]" office:value-type="float" office:value="58.9967557755528" calcext:value-type="float">
            <text:p>58,996755775552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80-([$dane.D26]^2+[$dane.E26]^2+[$dane.F26]^2)" office:value-type="float" office:value="34.5021994877911" calcext:value-type="float">
            <text:p>34,5021994877911</text:p>
          </table:table-cell>
          <table:table-cell table:formula="of:=[.$J$9]*[.G26]+[.$J$10]" office:value-type="float" office:value="45.7217757026751" calcext:value-type="float">
            <text:p>45,721775702675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80-([$dane.D27]^2+[$dane.E27]^2+[$dane.F27]^2)" office:value-type="float" office:value="51.7897096382131" calcext:value-type="float">
            <text:p>51,7897096382131</text:p>
          </table:table-cell>
          <table:table-cell table:formula="of:=[.$J$9]*[.G27]+[.$J$10]" office:value-type="float" office:value="53.3977419188667" calcext:value-type="float">
            <text:p>53,397741918866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80-([$dane.D28]^2+[$dane.E28]^2+[$dane.F28]^2)" office:value-type="float" office:value="42.082731262434" calcext:value-type="float">
            <text:p>42,082731262434</text:p>
          </table:table-cell>
          <table:table-cell table:formula="of:=[.$J$9]*[.G28]+[.$J$10]" office:value-type="float" office:value="49.0876684944434" calcext:value-type="float">
            <text:p>49,087668494443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80-([$dane.D29]^2+[$dane.E29]^2+[$dane.F29]^2)" office:value-type="float" office:value="66.7898154700035" calcext:value-type="float">
            <text:p>66,7898154700035</text:p>
          </table:table-cell>
          <table:table-cell table:formula="of:=[.$J$9]*[.G29]+[.$J$10]" office:value-type="float" office:value="60.0580593736223" calcext:value-type="float">
            <text:p>60,058059373622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80-([$dane.D30]^2+[$dane.E30]^2+[$dane.F30]^2)" office:value-type="float" office:value="59.8207228615757" calcext:value-type="float">
            <text:p>59,8207228615757</text:p>
          </table:table-cell>
          <table:table-cell table:formula="of:=[.$J$9]*[.G30]+[.$J$10]" office:value-type="float" office:value="56.9636565964533" calcext:value-type="float">
            <text:p>56,963656596453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80-([$dane.D31]^2+[$dane.E31]^2+[$dane.F31]^2)" office:value-type="float" office:value="73.5368114375424" calcext:value-type="float">
            <text:p>73,5368114375424</text:p>
          </table:table-cell>
          <table:table-cell table:formula="of:=[.$J$9]*[.G31]+[.$J$10]" office:value-type="float" office:value="63.0538472376337" calcext:value-type="float">
            <text:p>63,05384723763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80-([$dane.D32]^2+[$dane.E32]^2+[$dane.F32]^2)" office:value-type="float" office:value="70.8536237366332" calcext:value-type="float">
            <text:p>70,8536237366332</text:p>
          </table:table-cell>
          <table:table-cell table:formula="of:=[.$J$9]*[.G32]+[.$J$10]" office:value-type="float" office:value="61.8624635181351" calcext:value-type="float">
            <text:p>61,862463518135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80-([$dane.D33]^2+[$dane.E33]^2+[$dane.F33]^2)" office:value-type="float" office:value="42.7141939864485" calcext:value-type="float">
            <text:p>42,7141939864485</text:p>
          </table:table-cell>
          <table:table-cell table:formula="of:=[.$J$9]*[.G33]+[.$J$10]" office:value-type="float" office:value="49.3680493297484" calcext:value-type="float">
            <text:p>49,368049329748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80-([$dane.D34]^2+[$dane.E34]^2+[$dane.F34]^2)" office:value-type="float" office:value="56.6167079061687" calcext:value-type="float">
            <text:p>56,6167079061687</text:p>
          </table:table-cell>
          <table:table-cell table:formula="of:=[.$J$9]*[.G34]+[.$J$10]" office:value-type="float" office:value="55.5410161849725" calcext:value-type="float">
            <text:p>55,541016184972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80-([$dane.D35]^2+[$dane.E35]^2+[$dane.F35]^2)" office:value-type="float" office:value="44.1567449198671" calcext:value-type="float">
            <text:p>44,1567449198671</text:p>
          </table:table-cell>
          <table:table-cell table:formula="of:=[.$J$9]*[.G35]+[.$J$10]" office:value-type="float" office:value="50.008567954681" calcext:value-type="float">
            <text:p>50,00856795468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80-([$dane.D36]^2+[$dane.E36]^2+[$dane.F36]^2)" office:value-type="float" office:value="45.8956984475194" calcext:value-type="float">
            <text:p>45,8956984475194</text:p>
          </table:table-cell>
          <table:table-cell table:formula="of:=[.$J$9]*[.G36]+[.$J$10]" office:value-type="float" office:value="50.7806946758595" calcext:value-type="float">
            <text:p>50,780694675859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80-([$dane.D37]^2+[$dane.E37]^2+[$dane.F37]^2)" office:value-type="float" office:value="51.4303408519571" calcext:value-type="float">
            <text:p>51,4303408519571</text:p>
          </table:table-cell>
          <table:table-cell table:formula="of:=[.$J$9]*[.G37]+[.$J$10]" office:value-type="float" office:value="53.2381756980256" calcext:value-type="float">
            <text:p>53,238175698025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80-([$dane.D38]^2+[$dane.E38]^2+[$dane.F38]^2)" office:value-type="float" office:value="47.8712701236404" calcext:value-type="float">
            <text:p>47,8712701236404</text:p>
          </table:table-cell>
          <table:table-cell table:formula="of:=[.$J$9]*[.G38]+[.$J$10]" office:value-type="float" office:value="51.6578841213969" calcext:value-type="float">
            <text:p>51,657884121396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80-([$dane.D39]^2+[$dane.E39]^2+[$dane.F39]^2)" office:value-type="float" office:value="70.4041630165509" calcext:value-type="float">
            <text:p>70,4041630165509</text:p>
          </table:table-cell>
          <table:table-cell table:formula="of:=[.$J$9]*[.G39]+[.$J$10]" office:value-type="float" office:value="61.6628948542363" calcext:value-type="float">
            <text:p>61,662894854236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80-([$dane.D40]^2+[$dane.E40]^2+[$dane.F40]^2)" office:value-type="float" office:value="33.5847911847799" calcext:value-type="float">
            <text:p>33,5847911847799</text:p>
          </table:table-cell>
          <table:table-cell table:formula="of:=[.$J$9]*[.G40]+[.$J$10]" office:value-type="float" office:value="45.3144298744388" calcext:value-type="float">
            <text:p>45,314429874438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80-([$dane.D41]^2+[$dane.E41]^2+[$dane.F41]^2)" office:value-type="float" office:value="47.8977942073385" calcext:value-type="float">
            <text:p>47,8977942073385</text:p>
          </table:table-cell>
          <table:table-cell table:formula="of:=[.$J$9]*[.G41]+[.$J$10]" office:value-type="float" office:value="51.6696612928119" calcext:value-type="float">
            <text:p>51,669661292811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80-([$dane.D42]^2+[$dane.E42]^2+[$dane.F42]^2)" office:value-type="float" office:value="52.7190726546335" calcext:value-type="float">
            <text:p>52,7190726546335</text:p>
          </table:table-cell>
          <table:table-cell table:formula="of:=[.$J$9]*[.G42]+[.$J$10]" office:value-type="float" office:value="53.8103958554109" calcext:value-type="float">
            <text:p>53,810395855410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80-([$dane.D43]^2+[$dane.E43]^2+[$dane.F43]^2)" office:value-type="float" office:value="44.9724787011759" calcext:value-type="float">
            <text:p>44,9724787011759</text:p>
          </table:table-cell>
          <table:table-cell table:formula="of:=[.$J$9]*[.G43]+[.$J$10]" office:value-type="float" office:value="50.3707684619981" calcext:value-type="float">
            <text:p>50,370768461998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80-([$dane.D44]^2+[$dane.E44]^2+[$dane.F44]^2)" office:value-type="float" office:value="42.0007266473587" calcext:value-type="float">
            <text:p>42,0007266473587</text:p>
          </table:table-cell>
          <table:table-cell table:formula="of:=[.$J$9]*[.G44]+[.$J$10]" office:value-type="float" office:value="49.0512569667327" calcext:value-type="float">
            <text:p>49,051256966732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80-([$dane.D45]^2+[$dane.E45]^2+[$dane.F45]^2)" office:value-type="float" office:value="76.026438684052" calcext:value-type="float">
            <text:p>76,026438684052</text:p>
          </table:table-cell>
          <table:table-cell table:formula="of:=[.$J$9]*[.G45]+[.$J$10]" office:value-type="float" office:value="64.1592866253093" calcext:value-type="float">
            <text:p>64,159286625309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80-([$dane.D46]^2+[$dane.E46]^2+[$dane.F46]^2)" office:value-type="float" office:value="42.7597333582606" calcext:value-type="float">
            <text:p>42,7597333582606</text:p>
          </table:table-cell>
          <table:table-cell table:formula="of:=[.$J$9]*[.G46]+[.$J$10]" office:value-type="float" office:value="49.3882696319489" calcext:value-type="float">
            <text:p>49,388269631948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80-([$dane.D47]^2+[$dane.E47]^2+[$dane.F47]^2)" office:value-type="float" office:value="44.9834608852419" calcext:value-type="float">
            <text:p>44,9834608852419</text:p>
          </table:table-cell>
          <table:table-cell table:formula="of:=[.$J$9]*[.G47]+[.$J$10]" office:value-type="float" office:value="50.3756447497421" calcext:value-type="float">
            <text:p>50,375644749742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80-([$dane.D48]^2+[$dane.E48]^2+[$dane.F48]^2)" office:value-type="float" office:value="55.707967358746" calcext:value-type="float">
            <text:p>55,707967358746</text:p>
          </table:table-cell>
          <table:table-cell table:formula="of:=[.$J$9]*[.G48]+[.$J$10]" office:value-type="float" office:value="55.1375189965049" calcext:value-type="float">
            <text:p>55,137518996504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80-([$dane.D49]^2+[$dane.E49]^2+[$dane.F49]^2)" office:value-type="float" office:value="59.3474443409222" calcext:value-type="float">
            <text:p>59,3474443409222</text:p>
          </table:table-cell>
          <table:table-cell table:formula="of:=[.$J$9]*[.G49]+[.$J$10]" office:value-type="float" office:value="56.7535123996445" calcext:value-type="float">
            <text:p>56,753512399644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80-([$dane.D50]^2+[$dane.E50]^2+[$dane.F50]^2)" office:value-type="float" office:value="53.5838621527343" calcext:value-type="float">
            <text:p>53,5838621527343</text:p>
          </table:table-cell>
          <table:table-cell table:formula="of:=[.$J$9]*[.G50]+[.$J$10]" office:value-type="float" office:value="54.1943779855025" calcext:value-type="float">
            <text:p>54,194377985502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80-([$dane.D51]^2+[$dane.E51]^2+[$dane.F51]^2)" office:value-type="float" office:value="68.070649182329" calcext:value-type="float">
            <text:p>68,070649182329</text:p>
          </table:table-cell>
          <table:table-cell table:formula="of:=[.$J$9]*[.G51]+[.$J$10]" office:value-type="float" office:value="60.6267726364822" calcext:value-type="float">
            <text:p>60,626772636482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80-([$dane.D52]^2+[$dane.E52]^2+[$dane.F52]^2)" office:value-type="float" office:value="72.2867162949643" calcext:value-type="float">
            <text:p>72,2867162949643</text:p>
          </table:table-cell>
          <table:table-cell table:formula="of:=[.$J$9]*[.G52]+[.$J$10]" office:value-type="float" office:value="62.4987824539858" calcext:value-type="float">
            <text:p>62,498782453985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80-([$dane.D53]^2+[$dane.E53]^2+[$dane.F53]^2)" office:value-type="float" office:value="42.1067578248375" calcext:value-type="float">
            <text:p>42,1067578248375</text:p>
          </table:table-cell>
          <table:table-cell table:formula="of:=[.$J$9]*[.G53]+[.$J$10]" office:value-type="float" office:value="49.0983367213711" calcext:value-type="float">
            <text:p>49,098336721371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80-([$dane.D54]^2+[$dane.E54]^2+[$dane.F54]^2)" office:value-type="float" office:value="54.9792448715874" calcext:value-type="float">
            <text:p>54,9792448715874</text:p>
          </table:table-cell>
          <table:table-cell table:formula="of:=[.$J$9]*[.G54]+[.$J$10]" office:value-type="float" office:value="54.8139530726826" calcext:value-type="float">
            <text:p>54,813953072682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80-([$dane.D55]^2+[$dane.E55]^2+[$dane.F55]^2)" office:value-type="float" office:value="40.6364138019799" calcext:value-type="float">
            <text:p>40,6364138019799</text:p>
          </table:table-cell>
          <table:table-cell table:formula="of:=[.$J$9]*[.G55]+[.$J$10]" office:value-type="float" office:value="48.4454774635931" calcext:value-type="float">
            <text:p>48,44547746359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80-([$dane.D56]^2+[$dane.E56]^2+[$dane.F56]^2)" office:value-type="float" office:value="65.9524240266187" calcext:value-type="float">
            <text:p>65,9524240266187</text:p>
          </table:table-cell>
          <table:table-cell table:formula="of:=[.$J$9]*[.G56]+[.$J$10]" office:value-type="float" office:value="59.6862424738362" calcext:value-type="float">
            <text:p>59,686242473836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80-([$dane.D57]^2+[$dane.E57]^2+[$dane.F57]^2)" office:value-type="float" office:value="64.9068494892974" calcext:value-type="float">
            <text:p>64,9068494892974</text:p>
          </table:table-cell>
          <table:table-cell table:formula="of:=[.$J$9]*[.G57]+[.$J$10]" office:value-type="float" office:value="59.2219885266134" calcext:value-type="float">
            <text:p>59,221988526613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80-([$dane.D58]^2+[$dane.E58]^2+[$dane.F58]^2)" office:value-type="float" office:value="57.7124663867626" calcext:value-type="float">
            <text:p>57,7124663867626</text:p>
          </table:table-cell>
          <table:table-cell table:formula="of:=[.$J$9]*[.G58]+[.$J$10]" office:value-type="float" office:value="56.0275527078701" calcext:value-type="float">
            <text:p>56,027552707870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80-([$dane.D59]^2+[$dane.E59]^2+[$dane.F59]^2)" office:value-type="float" office:value="44.1115501238062" calcext:value-type="float">
            <text:p>44,1115501238062</text:p>
          </table:table-cell>
          <table:table-cell table:formula="of:=[.$J$9]*[.G59]+[.$J$10]" office:value-type="float" office:value="49.988500650327" calcext:value-type="float">
            <text:p>49,98850065032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80-([$dane.D60]^2+[$dane.E60]^2+[$dane.F60]^2)" office:value-type="float" office:value="32.4573306744083" calcext:value-type="float">
            <text:p>32,4573306744083</text:p>
          </table:table-cell>
          <table:table-cell table:formula="of:=[.$J$9]*[.G60]+[.$J$10]" office:value-type="float" office:value="44.8138170787036" calcext:value-type="float">
            <text:p>44,813817078703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80-([$dane.D61]^2+[$dane.E61]^2+[$dane.F61]^2)" office:value-type="float" office:value="59.9574613793611" calcext:value-type="float">
            <text:p>59,9574613793611</text:p>
          </table:table-cell>
          <table:table-cell table:formula="of:=[.$J$9]*[.G61]+[.$J$10]" office:value-type="float" office:value="57.0243709638689" calcext:value-type="float">
            <text:p>57,024370963868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80-([$dane.D62]^2+[$dane.E62]^2+[$dane.F62]^2)" office:value-type="float" office:value="40.6060260338998" calcext:value-type="float">
            <text:p>40,6060260338998</text:p>
          </table:table-cell>
          <table:table-cell table:formula="of:=[.$J$9]*[.G62]+[.$J$10]" office:value-type="float" office:value="48.4319847466466" calcext:value-type="float">
            <text:p>48,431984746646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80-([$dane.D63]^2+[$dane.E63]^2+[$dane.F63]^2)" office:value-type="float" office:value="36.4362626927107" calcext:value-type="float">
            <text:p>36,4362626927107</text:p>
          </table:table-cell>
          <table:table-cell table:formula="of:=[.$J$9]*[.G63]+[.$J$10]" office:value-type="float" office:value="46.5805346385639" calcext:value-type="float">
            <text:p>46,580534638563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80-([$dane.D64]^2+[$dane.E64]^2+[$dane.F64]^2)" office:value-type="float" office:value="30.6684852868121" calcext:value-type="float">
            <text:p>30,6684852868121</text:p>
          </table:table-cell>
          <table:table-cell table:formula="of:=[.$J$9]*[.G64]+[.$J$10]" office:value-type="float" office:value="44.0195374721147" calcext:value-type="float">
            <text:p>44,01953747211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80-([$dane.D65]^2+[$dane.E65]^2+[$dane.F65]^2)" office:value-type="float" office:value="66.8475742815495" calcext:value-type="float">
            <text:p>66,8475742815495</text:p>
          </table:table-cell>
          <table:table-cell table:formula="of:=[.$J$9]*[.G65]+[.$J$10]" office:value-type="float" office:value="60.0837053273922" calcext:value-type="float">
            <text:p>60,083705327392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80-([$dane.D66]^2+[$dane.E66]^2+[$dane.F66]^2)" office:value-type="float" office:value="50.7465673086068" calcext:value-type="float">
            <text:p>50,7465673086068</text:p>
          </table:table-cell>
          <table:table-cell table:formula="of:=[.$J$9]*[.G66]+[.$J$10]" office:value-type="float" office:value="52.9345679157242" calcext:value-type="float">
            <text:p>52,934567915724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80-([$dane.D67]^2+[$dane.E67]^2+[$dane.F67]^2)" office:value-type="float" office:value="64.1108200159877" calcext:value-type="float">
            <text:p>64,1108200159877</text:p>
          </table:table-cell>
          <table:table-cell table:formula="of:=[.$J$9]*[.G67]+[.$J$10]" office:value-type="float" office:value="58.8685370873343" calcext:value-type="float">
            <text:p>58,868537087334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80-([$dane.D68]^2+[$dane.E68]^2+[$dane.F68]^2)" office:value-type="float" office:value="44.3329325569548" calcext:value-type="float">
            <text:p>44,3329325569548</text:p>
          </table:table-cell>
          <table:table-cell table:formula="of:=[.$J$9]*[.G68]+[.$J$10]" office:value-type="float" office:value="50.08679844237" calcext:value-type="float">
            <text:p>50,086798442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80-([$dane.D69]^2+[$dane.E69]^2+[$dane.F69]^2)" office:value-type="float" office:value="51.856360677659" calcext:value-type="float">
            <text:p>51,856360677659</text:p>
          </table:table-cell>
          <table:table-cell table:formula="of:=[.$J$9]*[.G69]+[.$J$10]" office:value-type="float" office:value="53.427336182159" calcext:value-type="float">
            <text:p>53,42733618215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80-([$dane.D70]^2+[$dane.E70]^2+[$dane.F70]^2)" office:value-type="float" office:value="39.337230070271" calcext:value-type="float">
            <text:p>39,337230070271</text:p>
          </table:table-cell>
          <table:table-cell table:formula="of:=[.$J$9]*[.G70]+[.$J$10]" office:value-type="float" office:value="47.8686164612596" calcext:value-type="float">
            <text:p>47,868616461259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80-([$dane.D71]^2+[$dane.E71]^2+[$dane.F71]^2)" office:value-type="float" office:value="61.0493545451972" calcext:value-type="float">
            <text:p>61,0493545451972</text:p>
          </table:table-cell>
          <table:table-cell table:formula="of:=[.$J$9]*[.G71]+[.$J$10]" office:value-type="float" office:value="57.509191217319" calcext:value-type="float">
            <text:p>57,50919121731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80-([$dane.D72]^2+[$dane.E72]^2+[$dane.F72]^2)" office:value-type="float" office:value="68.5367707899699" calcext:value-type="float">
            <text:p>68,5367707899699</text:p>
          </table:table-cell>
          <table:table-cell table:formula="of:=[.$J$9]*[.G72]+[.$J$10]" office:value-type="float" office:value="60.8337390348678" calcext:value-type="float">
            <text:p>60,833739034867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80-([$dane.D73]^2+[$dane.E73]^2+[$dane.F73]^2)" office:value-type="float" office:value="25.1960908144129" calcext:value-type="float">
            <text:p>25,1960908144129</text:p>
          </table:table-cell>
          <table:table-cell table:formula="of:=[.$J$9]*[.G73]+[.$J$10]" office:value-type="float" office:value="41.5896956541602" calcext:value-type="float">
            <text:p>41,589695654160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80-([$dane.D74]^2+[$dane.E74]^2+[$dane.F74]^2)" office:value-type="float" office:value="70.5954077869341" calcext:value-type="float">
            <text:p>70,5954077869341</text:p>
          </table:table-cell>
          <table:table-cell table:formula="of:=[.$J$9]*[.G74]+[.$J$10]" office:value-type="float" office:value="61.7478109806022" calcext:value-type="float">
            <text:p>61,747810980602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80-([$dane.D75]^2+[$dane.E75]^2+[$dane.F75]^2)" office:value-type="float" office:value="62.5643883414008" calcext:value-type="float">
            <text:p>62,5643883414008</text:p>
          </table:table-cell>
          <table:table-cell table:formula="of:=[.$J$9]*[.G75]+[.$J$10]" office:value-type="float" office:value="58.1818935402595" calcext:value-type="float">
            <text:p>58,181893540259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80-([$dane.D76]^2+[$dane.E76]^2+[$dane.F76]^2)" office:value-type="float" office:value="58.51322930078" calcext:value-type="float">
            <text:p>58,51322930078</text:p>
          </table:table-cell>
          <table:table-cell table:formula="of:=[.$J$9]*[.G76]+[.$J$10]" office:value-type="float" office:value="56.3831058801716" calcext:value-type="float">
            <text:p>56,383105880171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80-([$dane.D77]^2+[$dane.E77]^2+[$dane.F77]^2)" office:value-type="float" office:value="56.8750107571964" calcext:value-type="float">
            <text:p>56,8750107571964</text:p>
          </table:table-cell>
          <table:table-cell table:formula="of:=[.$J$9]*[.G77]+[.$J$10]" office:value-type="float" office:value="55.6557073082622" calcext:value-type="float">
            <text:p>55,655707308262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80-([$dane.D78]^2+[$dane.E78]^2+[$dane.F78]^2)" office:value-type="float" office:value="34.4014191302894" calcext:value-type="float">
            <text:p>34,4014191302894</text:p>
          </table:table-cell>
          <table:table-cell table:formula="of:=[.$J$9]*[.G78]+[.$J$10]" office:value-type="float" office:value="45.6770274067836" calcext:value-type="float">
            <text:p>45,677027406783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80-([$dane.D79]^2+[$dane.E79]^2+[$dane.F79]^2)" office:value-type="float" office:value="47.8706046144421" calcext:value-type="float">
            <text:p>47,8706046144421</text:p>
          </table:table-cell>
          <table:table-cell table:formula="of:=[.$J$9]*[.G79]+[.$J$10]" office:value-type="float" office:value="51.6575886233131" calcext:value-type="float">
            <text:p>51,65758862331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80-([$dane.D80]^2+[$dane.E80]^2+[$dane.F80]^2)" office:value-type="float" office:value="65.0528593297015" calcext:value-type="float">
            <text:p>65,0528593297015</text:p>
          </table:table-cell>
          <table:table-cell table:formula="of:=[.$J$9]*[.G80]+[.$J$10]" office:value-type="float" office:value="59.286819528442" calcext:value-type="float">
            <text:p>59,28681952844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80-([$dane.D81]^2+[$dane.E81]^2+[$dane.F81]^2)" office:value-type="float" office:value="59.0008868531772" calcext:value-type="float">
            <text:p>59,0008868531772</text:p>
          </table:table-cell>
          <table:table-cell table:formula="of:=[.$J$9]*[.G81]+[.$J$10]" office:value-type="float" office:value="56.5996346263416" calcext:value-type="float">
            <text:p>56,599634626341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80-([$dane.D82]^2+[$dane.E82]^2+[$dane.F82]^2)" office:value-type="float" office:value="67.6128209129372" calcext:value-type="float">
            <text:p>67,6128209129372</text:p>
          </table:table-cell>
          <table:table-cell table:formula="of:=[.$J$9]*[.G82]+[.$J$10]" office:value-type="float" office:value="60.4234886298154" calcext:value-type="float">
            <text:p>60,423488629815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80-([$dane.D83]^2+[$dane.E83]^2+[$dane.F83]^2)" office:value-type="float" office:value="65.2592641198937" calcext:value-type="float">
            <text:p>65,2592641198937</text:p>
          </table:table-cell>
          <table:table-cell table:formula="of:=[.$J$9]*[.G83]+[.$J$10]" office:value-type="float" office:value="59.3784669769519" calcext:value-type="float">
            <text:p>59,378466976951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80-([$dane.D84]^2+[$dane.E84]^2+[$dane.F84]^2)" office:value-type="float" office:value="49.9744163179958" calcext:value-type="float">
            <text:p>49,9744163179958</text:p>
          </table:table-cell>
          <table:table-cell table:formula="of:=[.$J$9]*[.G84]+[.$J$10]" office:value-type="float" office:value="52.5917189533139" calcext:value-type="float">
            <text:p>52,591718953313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80-([$dane.D85]^2+[$dane.E85]^2+[$dane.F85]^2)" office:value-type="float" office:value="44.4351462292446" calcext:value-type="float">
            <text:p>44,4351462292446</text:p>
          </table:table-cell>
          <table:table-cell table:formula="of:=[.$J$9]*[.G85]+[.$J$10]" office:value-type="float" office:value="50.1321831558713" calcext:value-type="float">
            <text:p>50,132183155871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80-([$dane.D86]^2+[$dane.E86]^2+[$dane.F86]^2)" office:value-type="float" office:value="68.9320371672706" calcext:value-type="float">
            <text:p>68,9320371672706</text:p>
          </table:table-cell>
          <table:table-cell table:formula="of:=[.$J$9]*[.G86]+[.$J$10]" office:value-type="float" office:value="61.0092444333987" calcext:value-type="float">
            <text:p>61,009244433398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80-([$dane.D87]^2+[$dane.E87]^2+[$dane.F87]^2)" office:value-type="float" office:value="29.1028933192918" calcext:value-type="float">
            <text:p>29,1028933192918</text:p>
          </table:table-cell>
          <table:table-cell table:formula="of:=[.$J$9]*[.G87]+[.$J$10]" office:value-type="float" office:value="43.3243864095002" calcext:value-type="float">
            <text:p>43,324386409500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80-([$dane.D88]^2+[$dane.E88]^2+[$dane.F88]^2)" office:value-type="float" office:value="54.1686178825229" calcext:value-type="float">
            <text:p>54,1686178825229</text:p>
          </table:table-cell>
          <table:table-cell table:formula="of:=[.$J$9]*[.G88]+[.$J$10]" office:value-type="float" office:value="54.454020073202" calcext:value-type="float">
            <text:p>54,45402007320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80-([$dane.D89]^2+[$dane.E89]^2+[$dane.F89]^2)" office:value-type="float" office:value="52.0396970344392" calcext:value-type="float">
            <text:p>52,0396970344392</text:p>
          </table:table-cell>
          <table:table-cell table:formula="of:=[.$J$9]*[.G89]+[.$J$10]" office:value-type="float" office:value="53.5087408302893" calcext:value-type="float">
            <text:p>53,508740830289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80-([$dane.D90]^2+[$dane.E90]^2+[$dane.F90]^2)" office:value-type="float" office:value="63.5156270786455" calcext:value-type="float">
            <text:p>63,5156270786455</text:p>
          </table:table-cell>
          <table:table-cell table:formula="of:=[.$J$9]*[.G90]+[.$J$10]" office:value-type="float" office:value="58.6042606912888" calcext:value-type="float">
            <text:p>58,604260691288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80-([$dane.D91]^2+[$dane.E91]^2+[$dane.F91]^2)" office:value-type="float" office:value="55.9748211202456" calcext:value-type="float">
            <text:p>55,9748211202456</text:p>
          </table:table-cell>
          <table:table-cell table:formula="of:=[.$J$9]*[.G91]+[.$J$10]" office:value-type="float" office:value="55.2560068782247" calcext:value-type="float">
            <text:p>55,25600687822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80-([$dane.D92]^2+[$dane.E92]^2+[$dane.F92]^2)" office:value-type="float" office:value="53.5890086437762" calcext:value-type="float">
            <text:p>53,5890086437762</text:p>
          </table:table-cell>
          <table:table-cell table:formula="of:=[.$J$9]*[.G92]+[.$J$10]" office:value-type="float" office:value="54.196663120321" calcext:value-type="float">
            <text:p>54,19666312032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80-([$dane.D93]^2+[$dane.E93]^2+[$dane.F93]^2)" office:value-type="float" office:value="64.3767833834834" calcext:value-type="float">
            <text:p>64,3767833834834</text:p>
          </table:table-cell>
          <table:table-cell table:formula="of:=[.$J$9]*[.G93]+[.$J$10]" office:value-type="float" office:value="58.9866296180619" calcext:value-type="float">
            <text:p>58,986629618061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80-([$dane.D94]^2+[$dane.E94]^2+[$dane.F94]^2)" office:value-type="float" office:value="38.1460621868055" calcext:value-type="float">
            <text:p>38,1460621868055</text:p>
          </table:table-cell>
          <table:table-cell table:formula="of:=[.$J$9]*[.G94]+[.$J$10]" office:value-type="float" office:value="47.3397164431693" calcext:value-type="float">
            <text:p>47,339716443169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80-([$dane.D95]^2+[$dane.E95]^2+[$dane.F95]^2)" office:value-type="float" office:value="55.1383193342472" calcext:value-type="float">
            <text:p>55,1383193342472</text:p>
          </table:table-cell>
          <table:table-cell table:formula="of:=[.$J$9]*[.G95]+[.$J$10]" office:value-type="float" office:value="54.8845850023596" calcext:value-type="float">
            <text:p>54,884585002359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80-([$dane.D96]^2+[$dane.E96]^2+[$dane.F96]^2)" office:value-type="float" office:value="71.9320030465328" calcext:value-type="float">
            <text:p>71,9320030465328</text:p>
          </table:table-cell>
          <table:table-cell table:formula="of:=[.$J$9]*[.G96]+[.$J$10]" office:value-type="float" office:value="62.3412833758824" calcext:value-type="float">
            <text:p>62,341283375882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80-([$dane.D97]^2+[$dane.E97]^2+[$dane.F97]^2)" office:value-type="float" office:value="73.8927315485546" calcext:value-type="float">
            <text:p>73,8927315485546</text:p>
          </table:table-cell>
          <table:table-cell table:formula="of:=[.$J$9]*[.G97]+[.$J$10]" office:value-type="float" office:value="63.2118821844839" calcext:value-type="float">
            <text:p>63,211882184483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80-([$dane.D98]^2+[$dane.E98]^2+[$dane.F98]^2)" office:value-type="float" office:value="74.0085067994357" calcext:value-type="float">
            <text:p>74,0085067994357</text:p>
          </table:table-cell>
          <table:table-cell table:formula="of:=[.$J$9]*[.G98]+[.$J$10]" office:value-type="float" office:value="63.2632884834073" calcext:value-type="float">
            <text:p>63,263288483407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80-([$dane.D99]^2+[$dane.E99]^2+[$dane.F99]^2)" office:value-type="float" office:value="45.3669899960343" calcext:value-type="float">
            <text:p>45,3669899960343</text:p>
          </table:table-cell>
          <table:table-cell table:formula="of:=[.$J$9]*[.G99]+[.$J$10]" office:value-type="float" office:value="50.5459385903098" calcext:value-type="float">
            <text:p>50,545938590309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80-([$dane.D100]^2+[$dane.E100]^2+[$dane.F100]^2)" office:value-type="float" office:value="75.196688559471" calcext:value-type="float">
            <text:p>75,196688559471</text:p>
          </table:table-cell>
          <table:table-cell table:formula="of:=[.$J$9]*[.G100]+[.$J$10]" office:value-type="float" office:value="63.790862608852" calcext:value-type="float">
            <text:p>63,79086260885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80-([$dane.D101]^2+[$dane.E101]^2+[$dane.F101]^2)" office:value-type="float" office:value="70.2939635439484" calcext:value-type="float">
            <text:p>70,2939635439484</text:p>
          </table:table-cell>
          <table:table-cell table:formula="of:=[.$J$9]*[.G101]+[.$J$10]" office:value-type="float" office:value="61.6139643014049" calcext:value-type="float">
            <text:p>61,613964301404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80-([$dane.D102]^2+[$dane.E102]^2+[$dane.F102]^2)" office:value-type="float" office:value="58.3305495122867" calcext:value-type="float">
            <text:p>58,3305495122867</text:p>
          </table:table-cell>
          <table:table-cell table:formula="of:=[.$J$9]*[.G102]+[.$J$10]" office:value-type="float" office:value="56.3019927601991" calcext:value-type="float">
            <text:p>56,301992760199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80-([$dane.D103]^2+[$dane.E103]^2+[$dane.F103]^2)" office:value-type="float" office:value="51.6988113950801" calcext:value-type="float">
            <text:p>51,6988113950801</text:p>
          </table:table-cell>
          <table:table-cell table:formula="of:=[.$J$9]*[.G103]+[.$J$10]" office:value-type="float" office:value="53.3573814599383" calcext:value-type="float">
            <text:p>53,3573814599383</text:p>
          </table:table-cell>
          <table:table-cell table:number-columns-repeated="8"/>
        </table:table-row>
      </table:table>
      <table:table table:name="skalowanie_logarytmiczne" table:style-name="ta1">
        <table:shapes>
          <draw:frame draw:z-index="0" draw:style-name="gr1" draw:text-style-name="P1" svg:width="29.997cm" svg:height="23.817cm" svg:x="13.842cm" svg:y="7.709cm">
            <draw:object draw:notify-on-update-of-ranges="skalowanie_logarytmiczne.B4:skalowanie_logarytmiczne.B103 skalowanie_logarytmiczne.C4:skalowanie_logarytmiczne.C103 skalowanie_logarytmiczne.D4:skalowanie_logarytmiczne.D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5.067cm" svg:height="19.734cm" svg:x="44.779cm" svg:y="7.691cm">
            <draw:object draw:notify-on-update-of-ranges="skalowanie_logarytmiczne.B4:skalowanie_logarytmiczne.B103 skalowanie_logarytmiczne.D4:skalowanie_logarytmiczne.D1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unckja przystosowania po skalowaniu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val</text:p>
          </table:table-cell>
          <table:table-cell table:style-name="ce3" office:value-type="string" calcext:value-type="string">
            <text:p>logEval</text:p>
          </table:table-cell>
          <table:table-cell table:style-name="ce3" office:value-type="string" calcext:value-type="string">
            <text:p>eval’</text:p>
          </table:table-cell>
          <table:table-cell table:number-columns-repeated="3"/>
        </table:table-row>
        <table:table-row table:style-name="ro1">
          <table:table-cell/>
          <table:table-cell table:formula="of:=80-([$dane.D4]^2+[$dane.E4]^2+[$dane.F4]^2)" office:value-type="float" office:value="79.3124556019023" calcext:value-type="float">
            <text:p>79,3124556019023</text:p>
          </table:table-cell>
          <table:table-cell table:formula="of:=LOG([.B4])" office:value-type="float" office:value="1.89934139632635" calcext:value-type="float">
            <text:p>1,89934139632635</text:p>
          </table:table-cell>
          <table:table-cell table:formula="of:=[.$F$10]-[.C4]" office:value-type="float" office:value="0.000658603673645786" calcext:value-type="float">
            <text:p>0,000658603673645786</text:p>
          </table:table-cell>
          <table:table-cell table:number-columns-repeated="3"/>
        </table:table-row>
        <table:table-row table:style-name="ro1">
          <table:table-cell/>
          <table:table-cell table:formula="of:=80-([$dane.D5]^2+[$dane.E5]^2+[$dane.F5]^2)" office:value-type="float" office:value="68.1930878202377" calcext:value-type="float">
            <text:p>68,1930878202377</text:p>
          </table:table-cell>
          <table:table-cell table:formula="of:=LOG([.B5])" office:value-type="float" office:value="1.83374035598106" calcext:value-type="float">
            <text:p>1,83374035598106</text:p>
          </table:table-cell>
          <table:table-cell table:formula="of:=[.$F$10]-[.C5]" office:value-type="float" office:value="0.0662596440189427" calcext:value-type="float">
            <text:p>0,0662596440189427</text:p>
          </table:table-cell>
          <table:table-cell table:number-columns-repeated="3"/>
        </table:table-row>
        <table:table-row table:style-name="ro1">
          <table:table-cell/>
          <table:table-cell table:formula="of:=80-([$dane.D6]^2+[$dane.E6]^2+[$dane.F6]^2)" office:value-type="float" office:value="44.7781564043891" calcext:value-type="float">
            <text:p>44,7781564043891</text:p>
          </table:table-cell>
          <table:table-cell table:formula="of:=LOG([.B6])" office:value-type="float" office:value="1.65106620894192" calcext:value-type="float">
            <text:p>1,65106620894192</text:p>
          </table:table-cell>
          <table:table-cell table:formula="of:=[.$F$10]-[.C6]" office:value-type="float" office:value="0.248933791058079" calcext:value-type="float">
            <text:p>0,248933791058079</text:p>
          </table:table-cell>
          <table:table-cell table:number-columns-repeated="3"/>
        </table:table-row>
        <table:table-row table:style-name="ro1">
          <table:table-cell/>
          <table:table-cell table:formula="of:=80-([$dane.D7]^2+[$dane.E7]^2+[$dane.F7]^2)" office:value-type="float" office:value="44.0976814173729" calcext:value-type="float">
            <text:p>44,0976814173729</text:p>
          </table:table-cell>
          <table:table-cell table:formula="of:=LOG([.B7])" office:value-type="float" office:value="1.64441575558774" calcext:value-type="float">
            <text:p>1,64441575558774</text:p>
          </table:table-cell>
          <table:table-cell table:formula="of:=[.$F$10]-[.C7]" office:value-type="float" office:value="0.255584244412255" calcext:value-type="float">
            <text:p>0,255584244412255</text:p>
          </table:table-cell>
          <table:table-cell/>
          <table:table-cell office:value-type="string" calcext:value-type="string">
            <text:p>warunek: b &gt;= max{log(eval(ch1(t))),…,log(eval(chN(t)))?</text:p>
          </table:table-cell>
          <table:table-cell office:value-type="string" calcext:value-type="string">
            <text:p>max log</text:p>
          </table:table-cell>
        </table:table-row>
        <table:table-row table:style-name="ro1">
          <table:table-cell/>
          <table:table-cell table:formula="of:=80-([$dane.D8]^2+[$dane.E8]^2+[$dane.F8]^2)" office:value-type="float" office:value="69.208750120749" calcext:value-type="float">
            <text:p>69,208750120749</text:p>
          </table:table-cell>
          <table:table-cell table:formula="of:=LOG([.B8])" office:value-type="float" office:value="1.84016100614636" calcext:value-type="float">
            <text:p>1,84016100614636</text:p>
          </table:table-cell>
          <table:table-cell table:formula="of:=[.$F$10]-[.C8]" office:value-type="float" office:value="0.0598389938536412" calcext:value-type="float">
            <text:p>0,0598389938536412</text:p>
          </table:table-cell>
          <table:table-cell table:number-columns-repeated="2"/>
          <table:table-cell table:formula="of:=MAX([.C4:.C103])" office:value-type="float" office:value="1.89934139632635" calcext:value-type="float">
            <text:p>1,89934139632635</text:p>
          </table:table-cell>
        </table:table-row>
        <table:table-row table:style-name="ro1">
          <table:table-cell/>
          <table:table-cell table:formula="of:=80-([$dane.D9]^2+[$dane.E9]^2+[$dane.F9]^2)" office:value-type="float" office:value="51.4285229926262" calcext:value-type="float">
            <text:p>51,4285229926262</text:p>
          </table:table-cell>
          <table:table-cell table:formula="of:=LOG([.B9])" office:value-type="float" office:value="1.71120405172993" calcext:value-type="float">
            <text:p>1,71120405172993</text:p>
          </table:table-cell>
          <table:table-cell table:formula="of:=[.$F$10]-[.C9]" office:value-type="float" office:value="0.188795948270069" calcext:value-type="float">
            <text:p>0,188795948270069</text:p>
          </table:table-cell>
          <table:table-cell/>
          <table:table-cell office:value-type="string" calcext:value-type="string">
            <text:p>b (szacowane na bazie max)</text:p>
          </table:table-cell>
          <table:table-cell/>
        </table:table-row>
        <table:table-row table:style-name="ro1">
          <table:table-cell/>
          <table:table-cell table:formula="of:=80-([$dane.D10]^2+[$dane.E10]^2+[$dane.F10]^2)" office:value-type="float" office:value="52.1561788720121" calcext:value-type="float">
            <text:p>52,1561788720121</text:p>
          </table:table-cell>
          <table:table-cell table:formula="of:=LOG([.B10])" office:value-type="float" office:value="1.71730576609065" calcext:value-type="float">
            <text:p>1,71730576609065</text:p>
          </table:table-cell>
          <table:table-cell table:formula="of:=[.$F$10]-[.C10]" office:value-type="float" office:value="0.182694233909347" calcext:value-type="float">
            <text:p>0,182694233909347</text:p>
          </table:table-cell>
          <table:table-cell/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/>
          <table:table-cell table:formula="of:=80-([$dane.D11]^2+[$dane.E11]^2+[$dane.F11]^2)" office:value-type="float" office:value="68.017275602588" calcext:value-type="float">
            <text:p>68,017275602588</text:p>
          </table:table-cell>
          <table:table-cell table:formula="of:=LOG([.B11])" office:value-type="float" office:value="1.83261923250029" calcext:value-type="float">
            <text:p>1,83261923250029</text:p>
          </table:table-cell>
          <table:table-cell table:formula="of:=[.$F$10]-[.C11]" office:value-type="float" office:value="0.0673807674997136" calcext:value-type="float">
            <text:p>0,0673807674997136</text:p>
          </table:table-cell>
          <table:table-cell table:number-columns-repeated="3"/>
        </table:table-row>
        <table:table-row table:style-name="ro1">
          <table:table-cell/>
          <table:table-cell table:formula="of:=80-([$dane.D12]^2+[$dane.E12]^2+[$dane.F12]^2)" office:value-type="float" office:value="68.5841889353626" calcext:value-type="float">
            <text:p>68,5841889353626</text:p>
          </table:table-cell>
          <table:table-cell table:formula="of:=LOG([.B12])" office:value-type="float" office:value="1.83622400711248" calcext:value-type="float">
            <text:p>1,83622400711248</text:p>
          </table:table-cell>
          <table:table-cell table:formula="of:=[.$F$10]-[.C12]" office:value-type="float" office:value="0.0637759928875221" calcext:value-type="float">
            <text:p>0,0637759928875221</text:p>
          </table:table-cell>
          <table:table-cell table:number-columns-repeated="3"/>
        </table:table-row>
        <table:table-row table:style-name="ro1">
          <table:table-cell/>
          <table:table-cell table:formula="of:=80-([$dane.D13]^2+[$dane.E13]^2+[$dane.F13]^2)" office:value-type="float" office:value="32.3823196884816" calcext:value-type="float">
            <text:p>32,3823196884816</text:p>
          </table:table-cell>
          <table:table-cell table:formula="of:=LOG([.B13])" office:value-type="float" office:value="1.51030795596223" calcext:value-type="float">
            <text:p>1,51030795596223</text:p>
          </table:table-cell>
          <table:table-cell table:formula="of:=[.$F$10]-[.C13]" office:value-type="float" office:value="0.389692044037767" calcext:value-type="float">
            <text:p>0,389692044037767</text:p>
          </table:table-cell>
          <table:table-cell table:number-columns-repeated="3"/>
        </table:table-row>
        <table:table-row table:style-name="ro1">
          <table:table-cell/>
          <table:table-cell table:formula="of:=80-([$dane.D14]^2+[$dane.E14]^2+[$dane.F14]^2)" office:value-type="float" office:value="53.1579188187956" calcext:value-type="float">
            <text:p>53,1579188187956</text:p>
          </table:table-cell>
          <table:table-cell table:formula="of:=LOG([.B14])" office:value-type="float" office:value="1.72556796957683" calcext:value-type="float">
            <text:p>1,72556796957683</text:p>
          </table:table-cell>
          <table:table-cell table:formula="of:=[.$F$10]-[.C14]" office:value-type="float" office:value="0.174432030423171" calcext:value-type="float">
            <text:p>0,174432030423171</text:p>
          </table:table-cell>
          <table:table-cell table:number-columns-repeated="3"/>
        </table:table-row>
        <table:table-row table:style-name="ro1">
          <table:table-cell/>
          <table:table-cell table:formula="of:=80-([$dane.D15]^2+[$dane.E15]^2+[$dane.F15]^2)" office:value-type="float" office:value="48.7637998873664" calcext:value-type="float">
            <text:p>48,7637998873664</text:p>
          </table:table-cell>
          <table:table-cell table:formula="of:=LOG([.B15])" office:value-type="float" office:value="1.6880975403798" calcext:value-type="float">
            <text:p>1,6880975403798</text:p>
          </table:table-cell>
          <table:table-cell table:formula="of:=[.$F$10]-[.C15]" office:value-type="float" office:value="0.211902459620201" calcext:value-type="float">
            <text:p>0,211902459620201</text:p>
          </table:table-cell>
          <table:table-cell table:number-columns-repeated="3"/>
        </table:table-row>
        <table:table-row table:style-name="ro1">
          <table:table-cell/>
          <table:table-cell table:formula="of:=80-([$dane.D16]^2+[$dane.E16]^2+[$dane.F16]^2)" office:value-type="float" office:value="50.8728241885454" calcext:value-type="float">
            <text:p>50,8728241885454</text:p>
          </table:table-cell>
          <table:table-cell table:formula="of:=LOG([.B16])" office:value-type="float" office:value="1.7064858480197" calcext:value-type="float">
            <text:p>1,7064858480197</text:p>
          </table:table-cell>
          <table:table-cell table:formula="of:=[.$F$10]-[.C16]" office:value-type="float" office:value="0.193514151980296" calcext:value-type="float">
            <text:p>0,193514151980296</text:p>
          </table:table-cell>
          <table:table-cell table:number-columns-repeated="3"/>
        </table:table-row>
        <table:table-row table:style-name="ro1">
          <table:table-cell/>
          <table:table-cell table:formula="of:=80-([$dane.D17]^2+[$dane.E17]^2+[$dane.F17]^2)" office:value-type="float" office:value="57.1864889410242" calcext:value-type="float">
            <text:p>57,1864889410242</text:p>
          </table:table-cell>
          <table:table-cell table:formula="of:=LOG([.B17])" office:value-type="float" office:value="1.7572934331379" calcext:value-type="float">
            <text:p>1,7572934331379</text:p>
          </table:table-cell>
          <table:table-cell table:formula="of:=[.$F$10]-[.C17]" office:value-type="float" office:value="0.1427065668621" calcext:value-type="float">
            <text:p>0,1427065668621</text:p>
          </table:table-cell>
          <table:table-cell table:number-columns-repeated="3"/>
        </table:table-row>
        <table:table-row table:style-name="ro1">
          <table:table-cell/>
          <table:table-cell table:formula="of:=80-([$dane.D18]^2+[$dane.E18]^2+[$dane.F18]^2)" office:value-type="float" office:value="61.0015247849288" calcext:value-type="float">
            <text:p>61,0015247849288</text:p>
          </table:table-cell>
          <table:table-cell table:formula="of:=LOG([.B18])" office:value-type="float" office:value="1.78534069070592" calcext:value-type="float">
            <text:p>1,78534069070592</text:p>
          </table:table-cell>
          <table:table-cell table:formula="of:=[.$F$10]-[.C18]" office:value-type="float" office:value="0.114659309294079" calcext:value-type="float">
            <text:p>0,114659309294079</text:p>
          </table:table-cell>
          <table:table-cell table:number-columns-repeated="3"/>
        </table:table-row>
        <table:table-row table:style-name="ro1">
          <table:table-cell/>
          <table:table-cell table:formula="of:=80-([$dane.D19]^2+[$dane.E19]^2+[$dane.F19]^2)" office:value-type="float" office:value="50.1762459405774" calcext:value-type="float">
            <text:p>50,1762459405774</text:p>
          </table:table-cell>
          <table:table-cell table:formula="of:=LOG([.B19])" office:value-type="float" office:value="1.70049816538273" calcext:value-type="float">
            <text:p>1,70049816538273</text:p>
          </table:table-cell>
          <table:table-cell table:formula="of:=[.$F$10]-[.C19]" office:value-type="float" office:value="0.199501834617272" calcext:value-type="float">
            <text:p>0,199501834617272</text:p>
          </table:table-cell>
          <table:table-cell table:number-columns-repeated="3"/>
        </table:table-row>
        <table:table-row table:style-name="ro1">
          <table:table-cell/>
          <table:table-cell table:formula="of:=80-([$dane.D20]^2+[$dane.E20]^2+[$dane.F20]^2)" office:value-type="float" office:value="53.8456110303827" calcext:value-type="float">
            <text:p>53,8456110303827</text:p>
          </table:table-cell>
          <table:table-cell table:formula="of:=LOG([.B20])" office:value-type="float" office:value="1.7311503096216" calcext:value-type="float">
            <text:p>1,7311503096216</text:p>
          </table:table-cell>
          <table:table-cell table:formula="of:=[.$F$10]-[.C20]" office:value-type="float" office:value="0.168849690378395" calcext:value-type="float">
            <text:p>0,168849690378395</text:p>
          </table:table-cell>
          <table:table-cell table:number-columns-repeated="3"/>
        </table:table-row>
        <table:table-row table:style-name="ro1">
          <table:table-cell/>
          <table:table-cell table:formula="of:=80-([$dane.D21]^2+[$dane.E21]^2+[$dane.F21]^2)" office:value-type="float" office:value="47.1529757452882" calcext:value-type="float">
            <text:p>47,1529757452882</text:p>
          </table:table-cell>
          <table:table-cell table:formula="of:=LOG([.B21])" office:value-type="float" office:value="1.67350910553524" calcext:value-type="float">
            <text:p>1,67350910553524</text:p>
          </table:table-cell>
          <table:table-cell table:formula="of:=[.$F$10]-[.C21]" office:value-type="float" office:value="0.226490894464758" calcext:value-type="float">
            <text:p>0,226490894464758</text:p>
          </table:table-cell>
          <table:table-cell table:number-columns-repeated="3"/>
        </table:table-row>
        <table:table-row table:style-name="ro1">
          <table:table-cell/>
          <table:table-cell table:formula="of:=80-([$dane.D22]^2+[$dane.E22]^2+[$dane.F22]^2)" office:value-type="float" office:value="55.6083417145146" calcext:value-type="float">
            <text:p>55,6083417145146</text:p>
          </table:table-cell>
          <table:table-cell table:formula="of:=LOG([.B22])" office:value-type="float" office:value="1.74513994425917" calcext:value-type="float">
            <text:p>1,74513994425917</text:p>
          </table:table-cell>
          <table:table-cell table:formula="of:=[.$F$10]-[.C22]" office:value-type="float" office:value="0.154860055740828" calcext:value-type="float">
            <text:p>0,154860055740828</text:p>
          </table:table-cell>
          <table:table-cell table:number-columns-repeated="3"/>
        </table:table-row>
        <table:table-row table:style-name="ro1">
          <table:table-cell/>
          <table:table-cell table:formula="of:=80-([$dane.D23]^2+[$dane.E23]^2+[$dane.F23]^2)" office:value-type="float" office:value="49.8915466741172" calcext:value-type="float">
            <text:p>49,8915466741172</text:p>
          </table:table-cell>
          <table:table-cell table:formula="of:=LOG([.B23])" office:value-type="float" office:value="1.69802696759167" calcext:value-type="float">
            <text:p>1,69802696759167</text:p>
          </table:table-cell>
          <table:table-cell table:formula="of:=[.$F$10]-[.C23]" office:value-type="float" office:value="0.201973032408332" calcext:value-type="float">
            <text:p>0,201973032408332</text:p>
          </table:table-cell>
          <table:table-cell table:number-columns-repeated="3"/>
        </table:table-row>
        <table:table-row table:style-name="ro1">
          <table:table-cell/>
          <table:table-cell table:formula="of:=80-([$dane.D24]^2+[$dane.E24]^2+[$dane.F24]^2)" office:value-type="float" office:value="65.1688902264444" calcext:value-type="float">
            <text:p>65,1688902264444</text:p>
          </table:table-cell>
          <table:table-cell table:formula="of:=LOG([.B24])" office:value-type="float" office:value="1.81404032537438" calcext:value-type="float">
            <text:p>1,81404032537438</text:p>
          </table:table-cell>
          <table:table-cell table:formula="of:=[.$F$10]-[.C24]" office:value-type="float" office:value="0.0859596746256239" calcext:value-type="float">
            <text:p>0,0859596746256239</text:p>
          </table:table-cell>
          <table:table-cell table:number-columns-repeated="3"/>
        </table:table-row>
        <table:table-row table:style-name="ro1">
          <table:table-cell/>
          <table:table-cell table:formula="of:=80-([$dane.D25]^2+[$dane.E25]^2+[$dane.F25]^2)" office:value-type="float" office:value="64.3995891183548" calcext:value-type="float">
            <text:p>64,3995891183548</text:p>
          </table:table-cell>
          <table:table-cell table:formula="of:=LOG([.B25])" office:value-type="float" office:value="1.80888309648713" calcext:value-type="float">
            <text:p>1,80888309648713</text:p>
          </table:table-cell>
          <table:table-cell table:formula="of:=[.$F$10]-[.C25]" office:value-type="float" office:value="0.0911169035128663" calcext:value-type="float">
            <text:p>0,0911169035128663</text:p>
          </table:table-cell>
          <table:table-cell table:number-columns-repeated="3"/>
        </table:table-row>
        <table:table-row table:style-name="ro1">
          <table:table-cell/>
          <table:table-cell table:formula="of:=80-([$dane.D26]^2+[$dane.E26]^2+[$dane.F26]^2)" office:value-type="float" office:value="34.5021994877911" calcext:value-type="float">
            <text:p>34,5021994877911</text:p>
          </table:table-cell>
          <table:table-cell table:formula="of:=LOG([.B26])" office:value-type="float" office:value="1.53784678188378" calcext:value-type="float">
            <text:p>1,53784678188378</text:p>
          </table:table-cell>
          <table:table-cell table:formula="of:=[.$F$10]-[.C26]" office:value-type="float" office:value="0.362153218116215" calcext:value-type="float">
            <text:p>0,362153218116215</text:p>
          </table:table-cell>
          <table:table-cell table:number-columns-repeated="3"/>
        </table:table-row>
        <table:table-row table:style-name="ro1">
          <table:table-cell/>
          <table:table-cell table:formula="of:=80-([$dane.D27]^2+[$dane.E27]^2+[$dane.F27]^2)" office:value-type="float" office:value="51.7897096382131" calcext:value-type="float">
            <text:p>51,7897096382131</text:p>
          </table:table-cell>
          <table:table-cell table:formula="of:=LOG([.B27])" office:value-type="float" office:value="1.7142434761294" calcext:value-type="float">
            <text:p>1,7142434761294</text:p>
          </table:table-cell>
          <table:table-cell table:formula="of:=[.$F$10]-[.C27]" office:value-type="float" office:value="0.185756523870604" calcext:value-type="float">
            <text:p>0,185756523870604</text:p>
          </table:table-cell>
          <table:table-cell table:number-columns-repeated="3"/>
        </table:table-row>
        <table:table-row table:style-name="ro1">
          <table:table-cell/>
          <table:table-cell table:formula="of:=80-([$dane.D28]^2+[$dane.E28]^2+[$dane.F28]^2)" office:value-type="float" office:value="42.082731262434" calcext:value-type="float">
            <text:p>42,082731262434</text:p>
          </table:table-cell>
          <table:table-cell table:formula="of:=LOG([.B28])" office:value-type="float" office:value="1.62410391873386" calcext:value-type="float">
            <text:p>1,62410391873386</text:p>
          </table:table-cell>
          <table:table-cell table:formula="of:=[.$F$10]-[.C28]" office:value-type="float" office:value="0.275896081266145" calcext:value-type="float">
            <text:p>0,275896081266145</text:p>
          </table:table-cell>
          <table:table-cell table:number-columns-repeated="3"/>
        </table:table-row>
        <table:table-row table:style-name="ro1">
          <table:table-cell/>
          <table:table-cell table:formula="of:=80-([$dane.D29]^2+[$dane.E29]^2+[$dane.F29]^2)" office:value-type="float" office:value="66.7898154700035" calcext:value-type="float">
            <text:p>66,7898154700035</text:p>
          </table:table-cell>
          <table:table-cell table:formula="of:=LOG([.B29])" office:value-type="float" office:value="1.82471024357748" calcext:value-type="float">
            <text:p>1,82471024357748</text:p>
          </table:table-cell>
          <table:table-cell table:formula="of:=[.$F$10]-[.C29]" office:value-type="float" office:value="0.075289756422523" calcext:value-type="float">
            <text:p>0,075289756422523</text:p>
          </table:table-cell>
          <table:table-cell table:number-columns-repeated="3"/>
        </table:table-row>
        <table:table-row table:style-name="ro1">
          <table:table-cell/>
          <table:table-cell table:formula="of:=80-([$dane.D30]^2+[$dane.E30]^2+[$dane.F30]^2)" office:value-type="float" office:value="59.8207228615757" calcext:value-type="float">
            <text:p>59,8207228615757</text:p>
          </table:table-cell>
          <table:table-cell table:formula="of:=LOG([.B30])" office:value-type="float" office:value="1.77685165665412" calcext:value-type="float">
            <text:p>1,77685165665412</text:p>
          </table:table-cell>
          <table:table-cell table:formula="of:=[.$F$10]-[.C30]" office:value-type="float" office:value="0.123148343345879" calcext:value-type="float">
            <text:p>0,123148343345879</text:p>
          </table:table-cell>
          <table:table-cell table:number-columns-repeated="3"/>
        </table:table-row>
        <table:table-row table:style-name="ro1">
          <table:table-cell/>
          <table:table-cell table:formula="of:=80-([$dane.D31]^2+[$dane.E31]^2+[$dane.F31]^2)" office:value-type="float" office:value="73.5368114375424" calcext:value-type="float">
            <text:p>73,5368114375424</text:p>
          </table:table-cell>
          <table:table-cell table:formula="of:=LOG([.B31])" office:value-type="float" office:value="1.86650479489507" calcext:value-type="float">
            <text:p>1,86650479489507</text:p>
          </table:table-cell>
          <table:table-cell table:formula="of:=[.$F$10]-[.C31]" office:value-type="float" office:value="0.0334952051049329" calcext:value-type="float">
            <text:p>0,0334952051049329</text:p>
          </table:table-cell>
          <table:table-cell table:number-columns-repeated="3"/>
        </table:table-row>
        <table:table-row table:style-name="ro1">
          <table:table-cell/>
          <table:table-cell table:formula="of:=80-([$dane.D32]^2+[$dane.E32]^2+[$dane.F32]^2)" office:value-type="float" office:value="70.8536237366332" calcext:value-type="float">
            <text:p>70,8536237366332</text:p>
          </table:table-cell>
          <table:table-cell table:formula="of:=LOG([.B32])" office:value-type="float" office:value="1.85036206670174" calcext:value-type="float">
            <text:p>1,85036206670174</text:p>
          </table:table-cell>
          <table:table-cell table:formula="of:=[.$F$10]-[.C32]" office:value-type="float" office:value="0.0496379332982626" calcext:value-type="float">
            <text:p>0,0496379332982626</text:p>
          </table:table-cell>
          <table:table-cell table:number-columns-repeated="3"/>
        </table:table-row>
        <table:table-row table:style-name="ro1">
          <table:table-cell/>
          <table:table-cell table:formula="of:=80-([$dane.D33]^2+[$dane.E33]^2+[$dane.F33]^2)" office:value-type="float" office:value="42.7141939864485" calcext:value-type="float">
            <text:p>42,7141939864485</text:p>
          </table:table-cell>
          <table:table-cell table:formula="of:=LOG([.B33])" office:value-type="float" office:value="1.63057221567287" calcext:value-type="float">
            <text:p>1,63057221567287</text:p>
          </table:table-cell>
          <table:table-cell table:formula="of:=[.$F$10]-[.C33]" office:value-type="float" office:value="0.269427784327132" calcext:value-type="float">
            <text:p>0,269427784327132</text:p>
          </table:table-cell>
          <table:table-cell table:number-columns-repeated="3"/>
        </table:table-row>
        <table:table-row table:style-name="ro1">
          <table:table-cell/>
          <table:table-cell table:formula="of:=80-([$dane.D34]^2+[$dane.E34]^2+[$dane.F34]^2)" office:value-type="float" office:value="56.6167079061687" calcext:value-type="float">
            <text:p>56,6167079061687</text:p>
          </table:table-cell>
          <table:table-cell table:formula="of:=LOG([.B34])" office:value-type="float" office:value="1.75294461282577" calcext:value-type="float">
            <text:p>1,75294461282577</text:p>
          </table:table-cell>
          <table:table-cell table:formula="of:=[.$F$10]-[.C34]" office:value-type="float" office:value="0.147055387174228" calcext:value-type="float">
            <text:p>0,147055387174228</text:p>
          </table:table-cell>
          <table:table-cell table:number-columns-repeated="3"/>
        </table:table-row>
        <table:table-row table:style-name="ro1">
          <table:table-cell/>
          <table:table-cell table:formula="of:=80-([$dane.D35]^2+[$dane.E35]^2+[$dane.F35]^2)" office:value-type="float" office:value="44.1567449198671" calcext:value-type="float">
            <text:p>44,1567449198671</text:p>
          </table:table-cell>
          <table:table-cell table:formula="of:=LOG([.B35])" office:value-type="float" office:value="1.64499705123736" calcext:value-type="float">
            <text:p>1,64499705123736</text:p>
          </table:table-cell>
          <table:table-cell table:formula="of:=[.$F$10]-[.C35]" office:value-type="float" office:value="0.255002948762638" calcext:value-type="float">
            <text:p>0,255002948762638</text:p>
          </table:table-cell>
          <table:table-cell table:number-columns-repeated="3"/>
        </table:table-row>
        <table:table-row table:style-name="ro1">
          <table:table-cell/>
          <table:table-cell table:formula="of:=80-([$dane.D36]^2+[$dane.E36]^2+[$dane.F36]^2)" office:value-type="float" office:value="45.8956984475194" calcext:value-type="float">
            <text:p>45,8956984475194</text:p>
          </table:table-cell>
          <table:table-cell table:formula="of:=LOG([.B36])" office:value-type="float" office:value="1.66177198340113" calcext:value-type="float">
            <text:p>1,66177198340113</text:p>
          </table:table-cell>
          <table:table-cell table:formula="of:=[.$F$10]-[.C36]" office:value-type="float" office:value="0.238228016598871" calcext:value-type="float">
            <text:p>0,238228016598871</text:p>
          </table:table-cell>
          <table:table-cell table:number-columns-repeated="3"/>
        </table:table-row>
        <table:table-row table:style-name="ro1">
          <table:table-cell/>
          <table:table-cell table:formula="of:=80-([$dane.D37]^2+[$dane.E37]^2+[$dane.F37]^2)" office:value-type="float" office:value="51.4303408519571" calcext:value-type="float">
            <text:p>51,4303408519571</text:p>
          </table:table-cell>
          <table:table-cell table:formula="of:=LOG([.B37])" office:value-type="float" office:value="1.71121940259512" calcext:value-type="float">
            <text:p>1,71121940259512</text:p>
          </table:table-cell>
          <table:table-cell table:formula="of:=[.$F$10]-[.C37]" office:value-type="float" office:value="0.188780597404876" calcext:value-type="float">
            <text:p>0,188780597404876</text:p>
          </table:table-cell>
          <table:table-cell table:number-columns-repeated="3"/>
        </table:table-row>
        <table:table-row table:style-name="ro1">
          <table:table-cell/>
          <table:table-cell table:formula="of:=80-([$dane.D38]^2+[$dane.E38]^2+[$dane.F38]^2)" office:value-type="float" office:value="47.8712701236404" calcext:value-type="float">
            <text:p>47,8712701236404</text:p>
          </table:table-cell>
          <table:table-cell table:formula="of:=LOG([.B38])" office:value-type="float" office:value="1.68007495036414" calcext:value-type="float">
            <text:p>1,68007495036414</text:p>
          </table:table-cell>
          <table:table-cell table:formula="of:=[.$F$10]-[.C38]" office:value-type="float" office:value="0.219925049635857" calcext:value-type="float">
            <text:p>0,219925049635857</text:p>
          </table:table-cell>
          <table:table-cell table:number-columns-repeated="3"/>
        </table:table-row>
        <table:table-row table:style-name="ro1">
          <table:table-cell/>
          <table:table-cell table:formula="of:=80-([$dane.D39]^2+[$dane.E39]^2+[$dane.F39]^2)" office:value-type="float" office:value="70.4041630165509" calcext:value-type="float">
            <text:p>70,4041630165509</text:p>
          </table:table-cell>
          <table:table-cell table:formula="of:=LOG([.B39])" office:value-type="float" office:value="1.84759833984754" calcext:value-type="float">
            <text:p>1,84759833984754</text:p>
          </table:table-cell>
          <table:table-cell table:formula="of:=[.$F$10]-[.C39]" office:value-type="float" office:value="0.0524016601524613" calcext:value-type="float">
            <text:p>0,0524016601524613</text:p>
          </table:table-cell>
          <table:table-cell table:number-columns-repeated="3"/>
        </table:table-row>
        <table:table-row table:style-name="ro1">
          <table:table-cell/>
          <table:table-cell table:formula="of:=80-([$dane.D40]^2+[$dane.E40]^2+[$dane.F40]^2)" office:value-type="float" office:value="33.5847911847799" calcext:value-type="float">
            <text:p>33,5847911847799</text:p>
          </table:table-cell>
          <table:table-cell table:formula="of:=LOG([.B40])" office:value-type="float" office:value="1.52614265239414" calcext:value-type="float">
            <text:p>1,52614265239414</text:p>
          </table:table-cell>
          <table:table-cell table:formula="of:=[.$F$10]-[.C40]" office:value-type="float" office:value="0.373857347605865" calcext:value-type="float">
            <text:p>0,373857347605865</text:p>
          </table:table-cell>
          <table:table-cell table:number-columns-repeated="3"/>
        </table:table-row>
        <table:table-row table:style-name="ro1">
          <table:table-cell/>
          <table:table-cell table:formula="of:=80-([$dane.D41]^2+[$dane.E41]^2+[$dane.F41]^2)" office:value-type="float" office:value="47.8977942073385" calcext:value-type="float">
            <text:p>47,8977942073385</text:p>
          </table:table-cell>
          <table:table-cell table:formula="of:=LOG([.B41])" office:value-type="float" office:value="1.68031551371438" calcext:value-type="float">
            <text:p>1,68031551371438</text:p>
          </table:table-cell>
          <table:table-cell table:formula="of:=[.$F$10]-[.C41]" office:value-type="float" office:value="0.219684486285623" calcext:value-type="float">
            <text:p>0,219684486285623</text:p>
          </table:table-cell>
          <table:table-cell table:number-columns-repeated="3"/>
        </table:table-row>
        <table:table-row table:style-name="ro1">
          <table:table-cell/>
          <table:table-cell table:formula="of:=80-([$dane.D42]^2+[$dane.E42]^2+[$dane.F42]^2)" office:value-type="float" office:value="52.7190726546335" calcext:value-type="float">
            <text:p>52,7190726546335</text:p>
          </table:table-cell>
          <table:table-cell table:formula="of:=LOG([.B42])" office:value-type="float" office:value="1.72196776227416" calcext:value-type="float">
            <text:p>1,72196776227416</text:p>
          </table:table-cell>
          <table:table-cell table:formula="of:=[.$F$10]-[.C42]" office:value-type="float" office:value="0.178032237725838" calcext:value-type="float">
            <text:p>0,178032237725838</text:p>
          </table:table-cell>
          <table:table-cell table:number-columns-repeated="3"/>
        </table:table-row>
        <table:table-row table:style-name="ro1">
          <table:table-cell/>
          <table:table-cell table:formula="of:=80-([$dane.D43]^2+[$dane.E43]^2+[$dane.F43]^2)" office:value-type="float" office:value="44.9724787011759" calcext:value-type="float">
            <text:p>44,9724787011759</text:p>
          </table:table-cell>
          <table:table-cell table:formula="of:=LOG([.B43])" office:value-type="float" office:value="1.65294682478334" calcext:value-type="float">
            <text:p>1,65294682478334</text:p>
          </table:table-cell>
          <table:table-cell table:formula="of:=[.$F$10]-[.C43]" office:value-type="float" office:value="0.247053175216656" calcext:value-type="float">
            <text:p>0,247053175216656</text:p>
          </table:table-cell>
          <table:table-cell table:number-columns-repeated="3"/>
        </table:table-row>
        <table:table-row table:style-name="ro1">
          <table:table-cell/>
          <table:table-cell table:formula="of:=80-([$dane.D44]^2+[$dane.E44]^2+[$dane.F44]^2)" office:value-type="float" office:value="42.0007266473587" calcext:value-type="float">
            <text:p>42,0007266473587</text:p>
          </table:table-cell>
          <table:table-cell table:formula="of:=LOG([.B44])" office:value-type="float" office:value="1.62325680411714" calcext:value-type="float">
            <text:p>1,62325680411714</text:p>
          </table:table-cell>
          <table:table-cell table:formula="of:=[.$F$10]-[.C44]" office:value-type="float" office:value="0.276743195882855" calcext:value-type="float">
            <text:p>0,276743195882855</text:p>
          </table:table-cell>
          <table:table-cell table:number-columns-repeated="3"/>
        </table:table-row>
        <table:table-row table:style-name="ro1">
          <table:table-cell/>
          <table:table-cell table:formula="of:=80-([$dane.D45]^2+[$dane.E45]^2+[$dane.F45]^2)" office:value-type="float" office:value="76.026438684052" calcext:value-type="float">
            <text:p>76,026438684052</text:p>
          </table:table-cell>
          <table:table-cell table:formula="of:=LOG([.B45])" office:value-type="float" office:value="1.88096464725265" calcext:value-type="float">
            <text:p>1,88096464725265</text:p>
          </table:table-cell>
          <table:table-cell table:formula="of:=[.$F$10]-[.C45]" office:value-type="float" office:value="0.0190353527473537" calcext:value-type="float">
            <text:p>0,0190353527473537</text:p>
          </table:table-cell>
          <table:table-cell table:number-columns-repeated="3"/>
        </table:table-row>
        <table:table-row table:style-name="ro1">
          <table:table-cell/>
          <table:table-cell table:formula="of:=80-([$dane.D46]^2+[$dane.E46]^2+[$dane.F46]^2)" office:value-type="float" office:value="42.7597333582606" calcext:value-type="float">
            <text:p>42,7597333582606</text:p>
          </table:table-cell>
          <table:table-cell table:formula="of:=LOG([.B46])" office:value-type="float" office:value="1.63103498836562" calcext:value-type="float">
            <text:p>1,63103498836562</text:p>
          </table:table-cell>
          <table:table-cell table:formula="of:=[.$F$10]-[.C46]" office:value-type="float" office:value="0.26896501163438" calcext:value-type="float">
            <text:p>0,26896501163438</text:p>
          </table:table-cell>
          <table:table-cell table:number-columns-repeated="3"/>
        </table:table-row>
        <table:table-row table:style-name="ro1">
          <table:table-cell/>
          <table:table-cell table:formula="of:=80-([$dane.D47]^2+[$dane.E47]^2+[$dane.F47]^2)" office:value-type="float" office:value="44.9834608852419" calcext:value-type="float">
            <text:p>44,9834608852419</text:p>
          </table:table-cell>
          <table:table-cell table:formula="of:=LOG([.B47])" office:value-type="float" office:value="1.65305286562922" calcext:value-type="float">
            <text:p>1,65305286562922</text:p>
          </table:table-cell>
          <table:table-cell table:formula="of:=[.$F$10]-[.C47]" office:value-type="float" office:value="0.246947134370777" calcext:value-type="float">
            <text:p>0,246947134370777</text:p>
          </table:table-cell>
          <table:table-cell table:number-columns-repeated="3"/>
        </table:table-row>
        <table:table-row table:style-name="ro1">
          <table:table-cell/>
          <table:table-cell table:formula="of:=80-([$dane.D48]^2+[$dane.E48]^2+[$dane.F48]^2)" office:value-type="float" office:value="55.707967358746" calcext:value-type="float">
            <text:p>55,707967358746</text:p>
          </table:table-cell>
          <table:table-cell table:formula="of:=LOG([.B48])" office:value-type="float" office:value="1.74591731245361" calcext:value-type="float">
            <text:p>1,74591731245361</text:p>
          </table:table-cell>
          <table:table-cell table:formula="of:=[.$F$10]-[.C48]" office:value-type="float" office:value="0.154082687546391" calcext:value-type="float">
            <text:p>0,154082687546391</text:p>
          </table:table-cell>
          <table:table-cell table:number-columns-repeated="3"/>
        </table:table-row>
        <table:table-row table:style-name="ro1">
          <table:table-cell/>
          <table:table-cell table:formula="of:=80-([$dane.D49]^2+[$dane.E49]^2+[$dane.F49]^2)" office:value-type="float" office:value="59.3474443409222" calcext:value-type="float">
            <text:p>59,3474443409222</text:p>
          </table:table-cell>
          <table:table-cell table:formula="of:=LOG([.B49])" office:value-type="float" office:value="1.77340202181576" calcext:value-type="float">
            <text:p>1,77340202181576</text:p>
          </table:table-cell>
          <table:table-cell table:formula="of:=[.$F$10]-[.C49]" office:value-type="float" office:value="0.126597978184244" calcext:value-type="float">
            <text:p>0,126597978184244</text:p>
          </table:table-cell>
          <table:table-cell table:number-columns-repeated="3"/>
        </table:table-row>
        <table:table-row table:style-name="ro1">
          <table:table-cell/>
          <table:table-cell table:formula="of:=80-([$dane.D50]^2+[$dane.E50]^2+[$dane.F50]^2)" office:value-type="float" office:value="53.5838621527343" calcext:value-type="float">
            <text:p>53,5838621527343</text:p>
          </table:table-cell>
          <table:table-cell table:formula="of:=LOG([.B50])" office:value-type="float" office:value="1.72903401295214" calcext:value-type="float">
            <text:p>1,72903401295214</text:p>
          </table:table-cell>
          <table:table-cell table:formula="of:=[.$F$10]-[.C50]" office:value-type="float" office:value="0.17096598704786" calcext:value-type="float">
            <text:p>0,17096598704786</text:p>
          </table:table-cell>
          <table:table-cell table:number-columns-repeated="3"/>
        </table:table-row>
        <table:table-row table:style-name="ro1">
          <table:table-cell/>
          <table:table-cell table:formula="of:=80-([$dane.D51]^2+[$dane.E51]^2+[$dane.F51]^2)" office:value-type="float" office:value="68.070649182329" calcext:value-type="float">
            <text:p>68,070649182329</text:p>
          </table:table-cell>
          <table:table-cell table:formula="of:=LOG([.B51])" office:value-type="float" office:value="1.83295989244328" calcext:value-type="float">
            <text:p>1,83295989244328</text:p>
          </table:table-cell>
          <table:table-cell table:formula="of:=[.$F$10]-[.C51]" office:value-type="float" office:value="0.0670401075567235" calcext:value-type="float">
            <text:p>0,0670401075567235</text:p>
          </table:table-cell>
          <table:table-cell table:number-columns-repeated="3"/>
        </table:table-row>
        <table:table-row table:style-name="ro1">
          <table:table-cell/>
          <table:table-cell table:formula="of:=80-([$dane.D52]^2+[$dane.E52]^2+[$dane.F52]^2)" office:value-type="float" office:value="72.2867162949643" calcext:value-type="float">
            <text:p>72,2867162949643</text:p>
          </table:table-cell>
          <table:table-cell table:formula="of:=LOG([.B52])" office:value-type="float" office:value="1.85905849688187" calcext:value-type="float">
            <text:p>1,85905849688187</text:p>
          </table:table-cell>
          <table:table-cell table:formula="of:=[.$F$10]-[.C52]" office:value-type="float" office:value="0.0409415031181257" calcext:value-type="float">
            <text:p>0,0409415031181257</text:p>
          </table:table-cell>
          <table:table-cell table:number-columns-repeated="3"/>
        </table:table-row>
        <table:table-row table:style-name="ro1">
          <table:table-cell/>
          <table:table-cell table:formula="of:=80-([$dane.D53]^2+[$dane.E53]^2+[$dane.F53]^2)" office:value-type="float" office:value="42.1067578248375" calcext:value-type="float">
            <text:p>42,1067578248375</text:p>
          </table:table-cell>
          <table:table-cell table:formula="of:=LOG([.B53])" office:value-type="float" office:value="1.62435180249862" calcext:value-type="float">
            <text:p>1,62435180249862</text:p>
          </table:table-cell>
          <table:table-cell table:formula="of:=[.$F$10]-[.C53]" office:value-type="float" office:value="0.275648197501382" calcext:value-type="float">
            <text:p>0,275648197501382</text:p>
          </table:table-cell>
          <table:table-cell table:number-columns-repeated="3"/>
        </table:table-row>
        <table:table-row table:style-name="ro1">
          <table:table-cell/>
          <table:table-cell table:formula="of:=80-([$dane.D54]^2+[$dane.E54]^2+[$dane.F54]^2)" office:value-type="float" office:value="54.9792448715874" calcext:value-type="float">
            <text:p>54,9792448715874</text:p>
          </table:table-cell>
          <table:table-cell table:formula="of:=LOG([.B54])" office:value-type="float" office:value="1.74019877060467" calcext:value-type="float">
            <text:p>1,74019877060467</text:p>
          </table:table-cell>
          <table:table-cell table:formula="of:=[.$F$10]-[.C54]" office:value-type="float" office:value="0.159801229395331" calcext:value-type="float">
            <text:p>0,159801229395331</text:p>
          </table:table-cell>
          <table:table-cell table:number-columns-repeated="3"/>
        </table:table-row>
        <table:table-row table:style-name="ro1">
          <table:table-cell/>
          <table:table-cell table:formula="of:=80-([$dane.D55]^2+[$dane.E55]^2+[$dane.F55]^2)" office:value-type="float" office:value="40.6364138019799" calcext:value-type="float">
            <text:p>40,6364138019799</text:p>
          </table:table-cell>
          <table:table-cell table:formula="of:=LOG([.B55])" office:value-type="float" office:value="1.60891537411019" calcext:value-type="float">
            <text:p>1,60891537411019</text:p>
          </table:table-cell>
          <table:table-cell table:formula="of:=[.$F$10]-[.C55]" office:value-type="float" office:value="0.291084625889811" calcext:value-type="float">
            <text:p>0,291084625889811</text:p>
          </table:table-cell>
          <table:table-cell table:number-columns-repeated="3"/>
        </table:table-row>
        <table:table-row table:style-name="ro1">
          <table:table-cell/>
          <table:table-cell table:formula="of:=80-([$dane.D56]^2+[$dane.E56]^2+[$dane.F56]^2)" office:value-type="float" office:value="65.9524240266187" calcext:value-type="float">
            <text:p>65,9524240266187</text:p>
          </table:table-cell>
          <table:table-cell table:formula="of:=LOG([.B56])" office:value-type="float" office:value="1.81923076230904" calcext:value-type="float">
            <text:p>1,81923076230904</text:p>
          </table:table-cell>
          <table:table-cell table:formula="of:=[.$F$10]-[.C56]" office:value-type="float" office:value="0.0807692376909603" calcext:value-type="float">
            <text:p>0,0807692376909603</text:p>
          </table:table-cell>
          <table:table-cell table:number-columns-repeated="3"/>
        </table:table-row>
        <table:table-row table:style-name="ro1">
          <table:table-cell/>
          <table:table-cell table:formula="of:=80-([$dane.D57]^2+[$dane.E57]^2+[$dane.F57]^2)" office:value-type="float" office:value="64.9068494892974" calcext:value-type="float">
            <text:p>64,9068494892974</text:p>
          </table:table-cell>
          <table:table-cell table:formula="of:=LOG([.B57])" office:value-type="float" office:value="1.81229052944202" calcext:value-type="float">
            <text:p>1,81229052944202</text:p>
          </table:table-cell>
          <table:table-cell table:formula="of:=[.$F$10]-[.C57]" office:value-type="float" office:value="0.087709470557976" calcext:value-type="float">
            <text:p>0,087709470557976</text:p>
          </table:table-cell>
          <table:table-cell table:number-columns-repeated="3"/>
        </table:table-row>
        <table:table-row table:style-name="ro1">
          <table:table-cell/>
          <table:table-cell table:formula="of:=80-([$dane.D58]^2+[$dane.E58]^2+[$dane.F58]^2)" office:value-type="float" office:value="57.7124663867626" calcext:value-type="float">
            <text:p>57,7124663867626</text:p>
          </table:table-cell>
          <table:table-cell table:formula="of:=LOG([.B58])" office:value-type="float" office:value="1.7612696346149" calcext:value-type="float">
            <text:p>1,7612696346149</text:p>
          </table:table-cell>
          <table:table-cell table:formula="of:=[.$F$10]-[.C58]" office:value-type="float" office:value="0.1387303653851" calcext:value-type="float">
            <text:p>0,1387303653851</text:p>
          </table:table-cell>
          <table:table-cell table:number-columns-repeated="3"/>
        </table:table-row>
        <table:table-row table:style-name="ro1">
          <table:table-cell/>
          <table:table-cell table:formula="of:=80-([$dane.D59]^2+[$dane.E59]^2+[$dane.F59]^2)" office:value-type="float" office:value="44.1115501238062" calcext:value-type="float">
            <text:p>44,1115501238062</text:p>
          </table:table-cell>
          <table:table-cell table:formula="of:=LOG([.B59])" office:value-type="float" office:value="1.64455231958722" calcext:value-type="float">
            <text:p>1,64455231958722</text:p>
          </table:table-cell>
          <table:table-cell table:formula="of:=[.$F$10]-[.C59]" office:value-type="float" office:value="0.255447680412785" calcext:value-type="float">
            <text:p>0,255447680412785</text:p>
          </table:table-cell>
          <table:table-cell table:number-columns-repeated="3"/>
        </table:table-row>
        <table:table-row table:style-name="ro1">
          <table:table-cell/>
          <table:table-cell table:formula="of:=80-([$dane.D60]^2+[$dane.E60]^2+[$dane.F60]^2)" office:value-type="float" office:value="32.4573306744083" calcext:value-type="float">
            <text:p>32,4573306744083</text:p>
          </table:table-cell>
          <table:table-cell table:formula="of:=LOG([.B60])" office:value-type="float" office:value="1.51131280011611" calcext:value-type="float">
            <text:p>1,51131280011611</text:p>
          </table:table-cell>
          <table:table-cell table:formula="of:=[.$F$10]-[.C60]" office:value-type="float" office:value="0.388687199883894" calcext:value-type="float">
            <text:p>0,388687199883894</text:p>
          </table:table-cell>
          <table:table-cell table:number-columns-repeated="3"/>
        </table:table-row>
        <table:table-row table:style-name="ro1">
          <table:table-cell/>
          <table:table-cell table:formula="of:=80-([$dane.D61]^2+[$dane.E61]^2+[$dane.F61]^2)" office:value-type="float" office:value="59.9574613793611" calcext:value-type="float">
            <text:p>59,9574613793611</text:p>
          </table:table-cell>
          <table:table-cell table:formula="of:=LOG([.B61])" office:value-type="float" office:value="1.77784323637979" calcext:value-type="float">
            <text:p>1,77784323637979</text:p>
          </table:table-cell>
          <table:table-cell table:formula="of:=[.$F$10]-[.C61]" office:value-type="float" office:value="0.122156763620208" calcext:value-type="float">
            <text:p>0,122156763620208</text:p>
          </table:table-cell>
          <table:table-cell table:number-columns-repeated="3"/>
        </table:table-row>
        <table:table-row table:style-name="ro1">
          <table:table-cell/>
          <table:table-cell table:formula="of:=80-([$dane.D62]^2+[$dane.E62]^2+[$dane.F62]^2)" office:value-type="float" office:value="40.6060260338998" calcext:value-type="float">
            <text:p>40,6060260338998</text:p>
          </table:table-cell>
          <table:table-cell table:formula="of:=LOG([.B62])" office:value-type="float" office:value="1.60859048872672" calcext:value-type="float">
            <text:p>1,60859048872672</text:p>
          </table:table-cell>
          <table:table-cell table:formula="of:=[.$F$10]-[.C62]" office:value-type="float" office:value="0.29140951127328" calcext:value-type="float">
            <text:p>0,29140951127328</text:p>
          </table:table-cell>
          <table:table-cell table:number-columns-repeated="3"/>
        </table:table-row>
        <table:table-row table:style-name="ro1">
          <table:table-cell/>
          <table:table-cell table:formula="of:=80-([$dane.D63]^2+[$dane.E63]^2+[$dane.F63]^2)" office:value-type="float" office:value="36.4362626927107" calcext:value-type="float">
            <text:p>36,4362626927107</text:p>
          </table:table-cell>
          <table:table-cell table:formula="of:=LOG([.B63])" office:value-type="float" office:value="1.56153382452568" calcext:value-type="float">
            <text:p>1,56153382452568</text:p>
          </table:table-cell>
          <table:table-cell table:formula="of:=[.$F$10]-[.C63]" office:value-type="float" office:value="0.33846617547432" calcext:value-type="float">
            <text:p>0,33846617547432</text:p>
          </table:table-cell>
          <table:table-cell table:number-columns-repeated="3"/>
        </table:table-row>
        <table:table-row table:style-name="ro1">
          <table:table-cell/>
          <table:table-cell table:formula="of:=80-([$dane.D64]^2+[$dane.E64]^2+[$dane.F64]^2)" office:value-type="float" office:value="30.6684852868121" calcext:value-type="float">
            <text:p>30,6684852868121</text:p>
          </table:table-cell>
          <table:table-cell table:formula="of:=LOG([.B64])" office:value-type="float" office:value="1.48669232675444" calcext:value-type="float">
            <text:p>1,48669232675444</text:p>
          </table:table-cell>
          <table:table-cell table:formula="of:=[.$F$10]-[.C64]" office:value-type="float" office:value="0.413307673245556" calcext:value-type="float">
            <text:p>0,413307673245556</text:p>
          </table:table-cell>
          <table:table-cell table:number-columns-repeated="3"/>
        </table:table-row>
        <table:table-row table:style-name="ro1">
          <table:table-cell/>
          <table:table-cell table:formula="of:=80-([$dane.D65]^2+[$dane.E65]^2+[$dane.F65]^2)" office:value-type="float" office:value="66.8475742815495" calcext:value-type="float">
            <text:p>66,8475742815495</text:p>
          </table:table-cell>
          <table:table-cell table:formula="of:=LOG([.B65])" office:value-type="float" office:value="1.82508565250673" calcext:value-type="float">
            <text:p>1,82508565250673</text:p>
          </table:table-cell>
          <table:table-cell table:formula="of:=[.$F$10]-[.C65]" office:value-type="float" office:value="0.0749143474932668" calcext:value-type="float">
            <text:p>0,0749143474932668</text:p>
          </table:table-cell>
          <table:table-cell table:number-columns-repeated="3"/>
        </table:table-row>
        <table:table-row table:style-name="ro1">
          <table:table-cell/>
          <table:table-cell table:formula="of:=80-([$dane.D66]^2+[$dane.E66]^2+[$dane.F66]^2)" office:value-type="float" office:value="50.7465673086068" calcext:value-type="float">
            <text:p>50,7465673086068</text:p>
          </table:table-cell>
          <table:table-cell table:formula="of:=LOG([.B66])" office:value-type="float" office:value="1.70540667024337" calcext:value-type="float">
            <text:p>1,70540667024337</text:p>
          </table:table-cell>
          <table:table-cell table:formula="of:=[.$F$10]-[.C66]" office:value-type="float" office:value="0.194593329756635" calcext:value-type="float">
            <text:p>0,194593329756635</text:p>
          </table:table-cell>
          <table:table-cell table:number-columns-repeated="3"/>
        </table:table-row>
        <table:table-row table:style-name="ro1">
          <table:table-cell/>
          <table:table-cell table:formula="of:=80-([$dane.D67]^2+[$dane.E67]^2+[$dane.F67]^2)" office:value-type="float" office:value="64.1108200159877" calcext:value-type="float">
            <text:p>64,1108200159877</text:p>
          </table:table-cell>
          <table:table-cell table:formula="of:=LOG([.B67])" office:value-type="float" office:value="1.80693133180716" calcext:value-type="float">
            <text:p>1,80693133180716</text:p>
          </table:table-cell>
          <table:table-cell table:formula="of:=[.$F$10]-[.C67]" office:value-type="float" office:value="0.0930686681928405" calcext:value-type="float">
            <text:p>0,0930686681928405</text:p>
          </table:table-cell>
          <table:table-cell table:number-columns-repeated="3"/>
        </table:table-row>
        <table:table-row table:style-name="ro1">
          <table:table-cell/>
          <table:table-cell table:formula="of:=80-([$dane.D68]^2+[$dane.E68]^2+[$dane.F68]^2)" office:value-type="float" office:value="44.3329325569548" calcext:value-type="float">
            <text:p>44,3329325569548</text:p>
          </table:table-cell>
          <table:table-cell table:formula="of:=LOG([.B68])" office:value-type="float" office:value="1.64672646017773" calcext:value-type="float">
            <text:p>1,64672646017773</text:p>
          </table:table-cell>
          <table:table-cell table:formula="of:=[.$F$10]-[.C68]" office:value-type="float" office:value="0.25327353982227" calcext:value-type="float">
            <text:p>0,25327353982227</text:p>
          </table:table-cell>
          <table:table-cell table:number-columns-repeated="3"/>
        </table:table-row>
        <table:table-row table:style-name="ro1">
          <table:table-cell/>
          <table:table-cell table:formula="of:=80-([$dane.D69]^2+[$dane.E69]^2+[$dane.F69]^2)" office:value-type="float" office:value="51.856360677659" calcext:value-type="float">
            <text:p>51,856360677659</text:p>
          </table:table-cell>
          <table:table-cell table:formula="of:=LOG([.B69])" office:value-type="float" office:value="1.71480203435638" calcext:value-type="float">
            <text:p>1,71480203435638</text:p>
          </table:table-cell>
          <table:table-cell table:formula="of:=[.$F$10]-[.C69]" office:value-type="float" office:value="0.185197965643624" calcext:value-type="float">
            <text:p>0,185197965643624</text:p>
          </table:table-cell>
          <table:table-cell table:number-columns-repeated="3"/>
        </table:table-row>
        <table:table-row table:style-name="ro1">
          <table:table-cell/>
          <table:table-cell table:formula="of:=80-([$dane.D70]^2+[$dane.E70]^2+[$dane.F70]^2)" office:value-type="float" office:value="39.337230070271" calcext:value-type="float">
            <text:p>39,337230070271</text:p>
          </table:table-cell>
          <table:table-cell table:formula="of:=LOG([.B70])" office:value-type="float" office:value="1.59480377582864" calcext:value-type="float">
            <text:p>1,59480377582864</text:p>
          </table:table-cell>
          <table:table-cell table:formula="of:=[.$F$10]-[.C70]" office:value-type="float" office:value="0.305196224171358" calcext:value-type="float">
            <text:p>0,305196224171358</text:p>
          </table:table-cell>
          <table:table-cell table:number-columns-repeated="3"/>
        </table:table-row>
        <table:table-row table:style-name="ro1">
          <table:table-cell/>
          <table:table-cell table:formula="of:=80-([$dane.D71]^2+[$dane.E71]^2+[$dane.F71]^2)" office:value-type="float" office:value="61.0493545451972" calcext:value-type="float">
            <text:p>61,0493545451972</text:p>
          </table:table-cell>
          <table:table-cell table:formula="of:=LOG([.B71])" office:value-type="float" office:value="1.78568107665206" calcext:value-type="float">
            <text:p>1,78568107665206</text:p>
          </table:table-cell>
          <table:table-cell table:formula="of:=[.$F$10]-[.C71]" office:value-type="float" office:value="0.114318923347945" calcext:value-type="float">
            <text:p>0,114318923347945</text:p>
          </table:table-cell>
          <table:table-cell table:number-columns-repeated="3"/>
        </table:table-row>
        <table:table-row table:style-name="ro1">
          <table:table-cell/>
          <table:table-cell table:formula="of:=80-([$dane.D72]^2+[$dane.E72]^2+[$dane.F72]^2)" office:value-type="float" office:value="68.5367707899699" calcext:value-type="float">
            <text:p>68,5367707899699</text:p>
          </table:table-cell>
          <table:table-cell table:formula="of:=LOG([.B72])" office:value-type="float" office:value="1.83592363815724" calcext:value-type="float">
            <text:p>1,83592363815724</text:p>
          </table:table-cell>
          <table:table-cell table:formula="of:=[.$F$10]-[.C72]" office:value-type="float" office:value="0.0640763618427611" calcext:value-type="float">
            <text:p>0,0640763618427611</text:p>
          </table:table-cell>
          <table:table-cell table:number-columns-repeated="3"/>
        </table:table-row>
        <table:table-row table:style-name="ro1">
          <table:table-cell/>
          <table:table-cell table:formula="of:=80-([$dane.D73]^2+[$dane.E73]^2+[$dane.F73]^2)" office:value-type="float" office:value="25.1960908144129" calcext:value-type="float">
            <text:p>25,1960908144129</text:p>
          </table:table-cell>
          <table:table-cell table:formula="of:=LOG([.B73])" office:value-type="float" office:value="1.40133316501072" calcext:value-type="float">
            <text:p>1,40133316501072</text:p>
          </table:table-cell>
          <table:table-cell table:formula="of:=[.$F$10]-[.C73]" office:value-type="float" office:value="0.498666834989282" calcext:value-type="float">
            <text:p>0,498666834989282</text:p>
          </table:table-cell>
          <table:table-cell table:number-columns-repeated="3"/>
        </table:table-row>
        <table:table-row table:style-name="ro1">
          <table:table-cell/>
          <table:table-cell table:formula="of:=80-([$dane.D74]^2+[$dane.E74]^2+[$dane.F74]^2)" office:value-type="float" office:value="70.5954077869341" calcext:value-type="float">
            <text:p>70,5954077869341</text:p>
          </table:table-cell>
          <table:table-cell table:formula="of:=LOG([.B74])" office:value-type="float" office:value="1.8487764512266" calcext:value-type="float">
            <text:p>1,8487764512266</text:p>
          </table:table-cell>
          <table:table-cell table:formula="of:=[.$F$10]-[.C74]" office:value-type="float" office:value="0.0512235487734025" calcext:value-type="float">
            <text:p>0,0512235487734025</text:p>
          </table:table-cell>
          <table:table-cell table:number-columns-repeated="3"/>
        </table:table-row>
        <table:table-row table:style-name="ro1">
          <table:table-cell/>
          <table:table-cell table:formula="of:=80-([$dane.D75]^2+[$dane.E75]^2+[$dane.F75]^2)" office:value-type="float" office:value="62.5643883414008" calcext:value-type="float">
            <text:p>62,5643883414008</text:p>
          </table:table-cell>
          <table:table-cell table:formula="of:=LOG([.B75])" office:value-type="float" office:value="1.79632720305714" calcext:value-type="float">
            <text:p>1,79632720305714</text:p>
          </table:table-cell>
          <table:table-cell table:formula="of:=[.$F$10]-[.C75]" office:value-type="float" office:value="0.103672796942857" calcext:value-type="float">
            <text:p>0,103672796942857</text:p>
          </table:table-cell>
          <table:table-cell table:number-columns-repeated="3"/>
        </table:table-row>
        <table:table-row table:style-name="ro1">
          <table:table-cell/>
          <table:table-cell table:formula="of:=80-([$dane.D76]^2+[$dane.E76]^2+[$dane.F76]^2)" office:value-type="float" office:value="58.51322930078" calcext:value-type="float">
            <text:p>58,51322930078</text:p>
          </table:table-cell>
          <table:table-cell table:formula="of:=LOG([.B76])" office:value-type="float" office:value="1.76725406715546" calcext:value-type="float">
            <text:p>1,76725406715546</text:p>
          </table:table-cell>
          <table:table-cell table:formula="of:=[.$F$10]-[.C76]" office:value-type="float" office:value="0.132745932844539" calcext:value-type="float">
            <text:p>0,132745932844539</text:p>
          </table:table-cell>
          <table:table-cell table:number-columns-repeated="3"/>
        </table:table-row>
        <table:table-row table:style-name="ro1">
          <table:table-cell/>
          <table:table-cell table:formula="of:=80-([$dane.D77]^2+[$dane.E77]^2+[$dane.F77]^2)" office:value-type="float" office:value="56.8750107571964" calcext:value-type="float">
            <text:p>56,8750107571964</text:p>
          </table:table-cell>
          <table:table-cell table:formula="of:=LOG([.B77])" office:value-type="float" office:value="1.75492149180654" calcext:value-type="float">
            <text:p>1,75492149180654</text:p>
          </table:table-cell>
          <table:table-cell table:formula="of:=[.$F$10]-[.C77]" office:value-type="float" office:value="0.145078508193458" calcext:value-type="float">
            <text:p>0,145078508193458</text:p>
          </table:table-cell>
          <table:table-cell table:number-columns-repeated="3"/>
        </table:table-row>
        <table:table-row table:style-name="ro1">
          <table:table-cell/>
          <table:table-cell table:formula="of:=80-([$dane.D78]^2+[$dane.E78]^2+[$dane.F78]^2)" office:value-type="float" office:value="34.4014191302894" calcext:value-type="float">
            <text:p>34,4014191302894</text:p>
          </table:table-cell>
          <table:table-cell table:formula="of:=LOG([.B78])" office:value-type="float" office:value="1.53657635849424" calcext:value-type="float">
            <text:p>1,53657635849424</text:p>
          </table:table-cell>
          <table:table-cell table:formula="of:=[.$F$10]-[.C78]" office:value-type="float" office:value="0.363423641505756" calcext:value-type="float">
            <text:p>0,363423641505756</text:p>
          </table:table-cell>
          <table:table-cell table:number-columns-repeated="3"/>
        </table:table-row>
        <table:table-row table:style-name="ro1">
          <table:table-cell/>
          <table:table-cell table:formula="of:=80-([$dane.D79]^2+[$dane.E79]^2+[$dane.F79]^2)" office:value-type="float" office:value="47.8706046144421" calcext:value-type="float">
            <text:p>47,8706046144421</text:p>
          </table:table-cell>
          <table:table-cell table:formula="of:=LOG([.B79])" office:value-type="float" office:value="1.68006891273488" calcext:value-type="float">
            <text:p>1,68006891273488</text:p>
          </table:table-cell>
          <table:table-cell table:formula="of:=[.$F$10]-[.C79]" office:value-type="float" office:value="0.219931087265123" calcext:value-type="float">
            <text:p>0,219931087265123</text:p>
          </table:table-cell>
          <table:table-cell table:number-columns-repeated="3"/>
        </table:table-row>
        <table:table-row table:style-name="ro1">
          <table:table-cell/>
          <table:table-cell table:formula="of:=80-([$dane.D80]^2+[$dane.E80]^2+[$dane.F80]^2)" office:value-type="float" office:value="65.0528593297015" calcext:value-type="float">
            <text:p>65,0528593297015</text:p>
          </table:table-cell>
          <table:table-cell table:formula="of:=LOG([.B80])" office:value-type="float" office:value="1.81326639027224" calcext:value-type="float">
            <text:p>1,81326639027224</text:p>
          </table:table-cell>
          <table:table-cell table:formula="of:=[.$F$10]-[.C80]" office:value-type="float" office:value="0.0867336097277587" calcext:value-type="float">
            <text:p>0,0867336097277587</text:p>
          </table:table-cell>
          <table:table-cell table:number-columns-repeated="3"/>
        </table:table-row>
        <table:table-row table:style-name="ro1">
          <table:table-cell/>
          <table:table-cell table:formula="of:=80-([$dane.D81]^2+[$dane.E81]^2+[$dane.F81]^2)" office:value-type="float" office:value="59.0008868531772" calcext:value-type="float">
            <text:p>59,0008868531772</text:p>
          </table:table-cell>
          <table:table-cell table:formula="of:=LOG([.B81])" office:value-type="float" office:value="1.77085853965141" calcext:value-type="float">
            <text:p>1,77085853965141</text:p>
          </table:table-cell>
          <table:table-cell table:formula="of:=[.$F$10]-[.C81]" office:value-type="float" office:value="0.129141460348594" calcext:value-type="float">
            <text:p>0,129141460348594</text:p>
          </table:table-cell>
          <table:table-cell table:number-columns-repeated="3"/>
        </table:table-row>
        <table:table-row table:style-name="ro1">
          <table:table-cell/>
          <table:table-cell table:formula="of:=80-([$dane.D82]^2+[$dane.E82]^2+[$dane.F82]^2)" office:value-type="float" office:value="67.6128209129372" calcext:value-type="float">
            <text:p>67,6128209129372</text:p>
          </table:table-cell>
          <table:table-cell table:formula="of:=LOG([.B82])" office:value-type="float" office:value="1.83002905576108" calcext:value-type="float">
            <text:p>1,83002905576108</text:p>
          </table:table-cell>
          <table:table-cell table:formula="of:=[.$F$10]-[.C82]" office:value-type="float" office:value="0.0699709442389231" calcext:value-type="float">
            <text:p>0,0699709442389231</text:p>
          </table:table-cell>
          <table:table-cell table:number-columns-repeated="3"/>
        </table:table-row>
        <table:table-row table:style-name="ro1">
          <table:table-cell/>
          <table:table-cell table:formula="of:=80-([$dane.D83]^2+[$dane.E83]^2+[$dane.F83]^2)" office:value-type="float" office:value="65.2592641198937" calcext:value-type="float">
            <text:p>65,2592641198937</text:p>
          </table:table-cell>
          <table:table-cell table:formula="of:=LOG([.B83])" office:value-type="float" office:value="1.81464217226412" calcext:value-type="float">
            <text:p>1,81464217226412</text:p>
          </table:table-cell>
          <table:table-cell table:formula="of:=[.$F$10]-[.C83]" office:value-type="float" office:value="0.0853578277358762" calcext:value-type="float">
            <text:p>0,0853578277358762</text:p>
          </table:table-cell>
          <table:table-cell table:number-columns-repeated="3"/>
        </table:table-row>
        <table:table-row table:style-name="ro1">
          <table:table-cell/>
          <table:table-cell table:formula="of:=80-([$dane.D84]^2+[$dane.E84]^2+[$dane.F84]^2)" office:value-type="float" office:value="49.9744163179958" calcext:value-type="float">
            <text:p>49,9744163179958</text:p>
          </table:table-cell>
          <table:table-cell table:formula="of:=LOG([.B84])" office:value-type="float" office:value="1.69874773042689" calcext:value-type="float">
            <text:p>1,69874773042689</text:p>
          </table:table-cell>
          <table:table-cell table:formula="of:=[.$F$10]-[.C84]" office:value-type="float" office:value="0.201252269573106" calcext:value-type="float">
            <text:p>0,201252269573106</text:p>
          </table:table-cell>
          <table:table-cell table:number-columns-repeated="3"/>
        </table:table-row>
        <table:table-row table:style-name="ro1">
          <table:table-cell/>
          <table:table-cell table:formula="of:=80-([$dane.D85]^2+[$dane.E85]^2+[$dane.F85]^2)" office:value-type="float" office:value="44.4351462292446" calcext:value-type="float">
            <text:p>44,4351462292446</text:p>
          </table:table-cell>
          <table:table-cell table:formula="of:=LOG([.B85])" office:value-type="float" office:value="1.64772661370311" calcext:value-type="float">
            <text:p>1,64772661370311</text:p>
          </table:table-cell>
          <table:table-cell table:formula="of:=[.$F$10]-[.C85]" office:value-type="float" office:value="0.252273386296893" calcext:value-type="float">
            <text:p>0,252273386296893</text:p>
          </table:table-cell>
          <table:table-cell table:number-columns-repeated="3"/>
        </table:table-row>
        <table:table-row table:style-name="ro1">
          <table:table-cell/>
          <table:table-cell table:formula="of:=80-([$dane.D86]^2+[$dane.E86]^2+[$dane.F86]^2)" office:value-type="float" office:value="68.9320371672706" calcext:value-type="float">
            <text:p>68,9320371672706</text:p>
          </table:table-cell>
          <table:table-cell table:formula="of:=LOG([.B86])" office:value-type="float" office:value="1.83842111350697" calcext:value-type="float">
            <text:p>1,83842111350697</text:p>
          </table:table-cell>
          <table:table-cell table:formula="of:=[.$F$10]-[.C86]" office:value-type="float" office:value="0.0615788864930344" calcext:value-type="float">
            <text:p>0,0615788864930344</text:p>
          </table:table-cell>
          <table:table-cell table:number-columns-repeated="3"/>
        </table:table-row>
        <table:table-row table:style-name="ro1">
          <table:table-cell/>
          <table:table-cell table:formula="of:=80-([$dane.D87]^2+[$dane.E87]^2+[$dane.F87]^2)" office:value-type="float" office:value="29.1028933192918" calcext:value-type="float">
            <text:p>29,1028933192918</text:p>
          </table:table-cell>
          <table:table-cell table:formula="of:=LOG([.B87])" office:value-type="float" office:value="1.46393616734122" calcext:value-type="float">
            <text:p>1,46393616734122</text:p>
          </table:table-cell>
          <table:table-cell table:formula="of:=[.$F$10]-[.C87]" office:value-type="float" office:value="0.436063832658784" calcext:value-type="float">
            <text:p>0,436063832658784</text:p>
          </table:table-cell>
          <table:table-cell table:number-columns-repeated="3"/>
        </table:table-row>
        <table:table-row table:style-name="ro1">
          <table:table-cell/>
          <table:table-cell table:formula="of:=80-([$dane.D88]^2+[$dane.E88]^2+[$dane.F88]^2)" office:value-type="float" office:value="54.1686178825229" calcext:value-type="float">
            <text:p>54,1686178825229</text:p>
          </table:table-cell>
          <table:table-cell table:formula="of:=LOG([.B88])" office:value-type="float" office:value="1.73374775466324" calcext:value-type="float">
            <text:p>1,73374775466324</text:p>
          </table:table-cell>
          <table:table-cell table:formula="of:=[.$F$10]-[.C88]" office:value-type="float" office:value="0.166252245336764" calcext:value-type="float">
            <text:p>0,166252245336764</text:p>
          </table:table-cell>
          <table:table-cell table:number-columns-repeated="3"/>
        </table:table-row>
        <table:table-row table:style-name="ro1">
          <table:table-cell/>
          <table:table-cell table:formula="of:=80-([$dane.D89]^2+[$dane.E89]^2+[$dane.F89]^2)" office:value-type="float" office:value="52.0396970344392" calcext:value-type="float">
            <text:p>52,0396970344392</text:p>
          </table:table-cell>
          <table:table-cell table:formula="of:=LOG([.B89])" office:value-type="float" office:value="1.71633475951418" calcext:value-type="float">
            <text:p>1,71633475951418</text:p>
          </table:table-cell>
          <table:table-cell table:formula="of:=[.$F$10]-[.C89]" office:value-type="float" office:value="0.183665240485821" calcext:value-type="float">
            <text:p>0,183665240485821</text:p>
          </table:table-cell>
          <table:table-cell table:number-columns-repeated="3"/>
        </table:table-row>
        <table:table-row table:style-name="ro1">
          <table:table-cell/>
          <table:table-cell table:formula="of:=80-([$dane.D90]^2+[$dane.E90]^2+[$dane.F90]^2)" office:value-type="float" office:value="63.5156270786455" calcext:value-type="float">
            <text:p>63,5156270786455</text:p>
          </table:table-cell>
          <table:table-cell table:formula="of:=LOG([.B90])" office:value-type="float" office:value="1.80288059015915" calcext:value-type="float">
            <text:p>1,80288059015915</text:p>
          </table:table-cell>
          <table:table-cell table:formula="of:=[.$F$10]-[.C90]" office:value-type="float" office:value="0.0971194098408523" calcext:value-type="float">
            <text:p>0,0971194098408523</text:p>
          </table:table-cell>
          <table:table-cell table:number-columns-repeated="3"/>
        </table:table-row>
        <table:table-row table:style-name="ro1">
          <table:table-cell/>
          <table:table-cell table:formula="of:=80-([$dane.D91]^2+[$dane.E91]^2+[$dane.F91]^2)" office:value-type="float" office:value="55.9748211202456" calcext:value-type="float">
            <text:p>55,9748211202456</text:p>
          </table:table-cell>
          <table:table-cell table:formula="of:=LOG([.B91])" office:value-type="float" office:value="1.74799271437051" calcext:value-type="float">
            <text:p>1,74799271437051</text:p>
          </table:table-cell>
          <table:table-cell table:formula="of:=[.$F$10]-[.C91]" office:value-type="float" office:value="0.152007285629493" calcext:value-type="float">
            <text:p>0,152007285629493</text:p>
          </table:table-cell>
          <table:table-cell table:number-columns-repeated="3"/>
        </table:table-row>
        <table:table-row table:style-name="ro1">
          <table:table-cell/>
          <table:table-cell table:formula="of:=80-([$dane.D92]^2+[$dane.E92]^2+[$dane.F92]^2)" office:value-type="float" office:value="53.5890086437762" calcext:value-type="float">
            <text:p>53,5890086437762</text:p>
          </table:table-cell>
          <table:table-cell table:formula="of:=LOG([.B92])" office:value-type="float" office:value="1.72907572299771" calcext:value-type="float">
            <text:p>1,72907572299771</text:p>
          </table:table-cell>
          <table:table-cell table:formula="of:=[.$F$10]-[.C92]" office:value-type="float" office:value="0.17092427700229" calcext:value-type="float">
            <text:p>0,17092427700229</text:p>
          </table:table-cell>
          <table:table-cell table:number-columns-repeated="3"/>
        </table:table-row>
        <table:table-row table:style-name="ro1">
          <table:table-cell/>
          <table:table-cell table:formula="of:=80-([$dane.D93]^2+[$dane.E93]^2+[$dane.F93]^2)" office:value-type="float" office:value="64.3767833834834" calcext:value-type="float">
            <text:p>64,3767833834834</text:p>
          </table:table-cell>
          <table:table-cell table:formula="of:=LOG([.B93])" office:value-type="float" office:value="1.80872927316191" calcext:value-type="float">
            <text:p>1,80872927316191</text:p>
          </table:table-cell>
          <table:table-cell table:formula="of:=[.$F$10]-[.C93]" office:value-type="float" office:value="0.0912707268380852" calcext:value-type="float">
            <text:p>0,0912707268380852</text:p>
          </table:table-cell>
          <table:table-cell table:number-columns-repeated="3"/>
        </table:table-row>
        <table:table-row table:style-name="ro1">
          <table:table-cell/>
          <table:table-cell table:formula="of:=80-([$dane.D94]^2+[$dane.E94]^2+[$dane.F94]^2)" office:value-type="float" office:value="38.1460621868055" calcext:value-type="float">
            <text:p>38,1460621868055</text:p>
          </table:table-cell>
          <table:table-cell table:formula="of:=LOG([.B94])" office:value-type="float" office:value="1.58144971244009" calcext:value-type="float">
            <text:p>1,58144971244009</text:p>
          </table:table-cell>
          <table:table-cell table:formula="of:=[.$F$10]-[.C94]" office:value-type="float" office:value="0.318550287559912" calcext:value-type="float">
            <text:p>0,318550287559912</text:p>
          </table:table-cell>
          <table:table-cell table:number-columns-repeated="3"/>
        </table:table-row>
        <table:table-row table:style-name="ro1">
          <table:table-cell/>
          <table:table-cell table:formula="of:=80-([$dane.D95]^2+[$dane.E95]^2+[$dane.F95]^2)" office:value-type="float" office:value="55.1383193342472" calcext:value-type="float">
            <text:p>55,1383193342472</text:p>
          </table:table-cell>
          <table:table-cell table:formula="of:=LOG([.B95])" office:value-type="float" office:value="1.74145352428361" calcext:value-type="float">
            <text:p>1,74145352428361</text:p>
          </table:table-cell>
          <table:table-cell table:formula="of:=[.$F$10]-[.C95]" office:value-type="float" office:value="0.158546475716395" calcext:value-type="float">
            <text:p>0,158546475716395</text:p>
          </table:table-cell>
          <table:table-cell table:number-columns-repeated="3"/>
        </table:table-row>
        <table:table-row table:style-name="ro1">
          <table:table-cell/>
          <table:table-cell table:formula="of:=80-([$dane.D96]^2+[$dane.E96]^2+[$dane.F96]^2)" office:value-type="float" office:value="71.9320030465328" calcext:value-type="float">
            <text:p>71,9320030465328</text:p>
          </table:table-cell>
          <table:table-cell table:formula="of:=LOG([.B96])" office:value-type="float" office:value="1.85692215400222" calcext:value-type="float">
            <text:p>1,85692215400222</text:p>
          </table:table-cell>
          <table:table-cell table:formula="of:=[.$F$10]-[.C96]" office:value-type="float" office:value="0.0430778459977803" calcext:value-type="float">
            <text:p>0,0430778459977803</text:p>
          </table:table-cell>
          <table:table-cell table:number-columns-repeated="3"/>
        </table:table-row>
        <table:table-row table:style-name="ro1">
          <table:table-cell/>
          <table:table-cell table:formula="of:=80-([$dane.D97]^2+[$dane.E97]^2+[$dane.F97]^2)" office:value-type="float" office:value="73.8927315485546" calcext:value-type="float">
            <text:p>73,8927315485546</text:p>
          </table:table-cell>
          <table:table-cell table:formula="of:=LOG([.B97])" office:value-type="float" office:value="1.86860172116071" calcext:value-type="float">
            <text:p>1,86860172116071</text:p>
          </table:table-cell>
          <table:table-cell table:formula="of:=[.$F$10]-[.C97]" office:value-type="float" office:value="0.0313982788392928" calcext:value-type="float">
            <text:p>0,0313982788392928</text:p>
          </table:table-cell>
          <table:table-cell table:number-columns-repeated="3"/>
        </table:table-row>
        <table:table-row table:style-name="ro1">
          <table:table-cell/>
          <table:table-cell table:formula="of:=80-([$dane.D98]^2+[$dane.E98]^2+[$dane.F98]^2)" office:value-type="float" office:value="74.0085067994357" calcext:value-type="float">
            <text:p>74,0085067994357</text:p>
          </table:table-cell>
          <table:table-cell table:formula="of:=LOG([.B98])" office:value-type="float" office:value="1.86928164194339" calcext:value-type="float">
            <text:p>1,86928164194339</text:p>
          </table:table-cell>
          <table:table-cell table:formula="of:=[.$F$10]-[.C98]" office:value-type="float" office:value="0.0307183580566117" calcext:value-type="float">
            <text:p>0,0307183580566117</text:p>
          </table:table-cell>
          <table:table-cell table:number-columns-repeated="3"/>
        </table:table-row>
        <table:table-row table:style-name="ro1">
          <table:table-cell/>
          <table:table-cell table:formula="of:=80-([$dane.D99]^2+[$dane.E99]^2+[$dane.F99]^2)" office:value-type="float" office:value="45.3669899960343" calcext:value-type="float">
            <text:p>45,3669899960343</text:p>
          </table:table-cell>
          <table:table-cell table:formula="of:=LOG([.B99])" office:value-type="float" office:value="1.65673996570027" calcext:value-type="float">
            <text:p>1,65673996570027</text:p>
          </table:table-cell>
          <table:table-cell table:formula="of:=[.$F$10]-[.C99]" office:value-type="float" office:value="0.243260034299726" calcext:value-type="float">
            <text:p>0,243260034299726</text:p>
          </table:table-cell>
          <table:table-cell table:number-columns-repeated="3"/>
        </table:table-row>
        <table:table-row table:style-name="ro1">
          <table:table-cell/>
          <table:table-cell table:formula="of:=80-([$dane.D100]^2+[$dane.E100]^2+[$dane.F100]^2)" office:value-type="float" office:value="75.196688559471" calcext:value-type="float">
            <text:p>75,196688559471</text:p>
          </table:table-cell>
          <table:table-cell table:formula="of:=LOG([.B100])" office:value-type="float" office:value="1.87619871596379" calcext:value-type="float">
            <text:p>1,87619871596379</text:p>
          </table:table-cell>
          <table:table-cell table:formula="of:=[.$F$10]-[.C100]" office:value-type="float" office:value="0.0238012840362058" calcext:value-type="float">
            <text:p>0,0238012840362058</text:p>
          </table:table-cell>
          <table:table-cell table:number-columns-repeated="3"/>
        </table:table-row>
        <table:table-row table:style-name="ro1">
          <table:table-cell/>
          <table:table-cell table:formula="of:=80-([$dane.D101]^2+[$dane.E101]^2+[$dane.F101]^2)" office:value-type="float" office:value="70.2939635439484" calcext:value-type="float">
            <text:p>70,2939635439484</text:p>
          </table:table-cell>
          <table:table-cell table:formula="of:=LOG([.B101])" office:value-type="float" office:value="1.84691803181763" calcext:value-type="float">
            <text:p>1,84691803181763</text:p>
          </table:table-cell>
          <table:table-cell table:formula="of:=[.$F$10]-[.C101]" office:value-type="float" office:value="0.0530819681823733" calcext:value-type="float">
            <text:p>0,0530819681823733</text:p>
          </table:table-cell>
          <table:table-cell table:number-columns-repeated="3"/>
        </table:table-row>
        <table:table-row table:style-name="ro1">
          <table:table-cell/>
          <table:table-cell table:formula="of:=80-([$dane.D102]^2+[$dane.E102]^2+[$dane.F102]^2)" office:value-type="float" office:value="58.3305495122867" calcext:value-type="float">
            <text:p>58,3305495122867</text:p>
          </table:table-cell>
          <table:table-cell table:formula="of:=LOG([.B102])" office:value-type="float" office:value="1.76589606779003" calcext:value-type="float">
            <text:p>1,76589606779003</text:p>
          </table:table-cell>
          <table:table-cell table:formula="of:=[.$F$10]-[.C102]" office:value-type="float" office:value="0.134103932209969" calcext:value-type="float">
            <text:p>0,134103932209969</text:p>
          </table:table-cell>
          <table:table-cell table:number-columns-repeated="3"/>
        </table:table-row>
        <table:table-row table:style-name="ro1">
          <table:table-cell/>
          <table:table-cell table:formula="of:=80-([$dane.D103]^2+[$dane.E103]^2+[$dane.F103]^2)" office:value-type="float" office:value="51.6988113950801" calcext:value-type="float">
            <text:p>51,6988113950801</text:p>
          </table:table-cell>
          <table:table-cell table:formula="of:=LOG([.B103])" office:value-type="float" office:value="1.71348055836489" calcext:value-type="float">
            <text:p>1,71348055836489</text:p>
          </table:table-cell>
          <table:table-cell table:formula="of:=[.$F$10]-[.C103]" office:value-type="float" office:value="0.186519441635107" calcext:value-type="float">
            <text:p>0,186519441635107</text:p>
          </table:table-cell>
          <table:table-cell table:number-columns-repeated="3"/>
        </table:table-row>
      </table:table>
      <table:table table:name="podsumowanie" table:style-name="ta1">
        <table:shapes>
          <draw:frame draw:z-index="0" draw:name="wykres porównujący funckje przystosowania dla wybranych metod skalowania" draw:style-name="gr1" draw:text-style-name="P1" svg:width="27.566cm" svg:height="15.301cm" svg:x="0.785cm" svg:y="10.998cm">
            <draw:object draw:notify-on-update-of-ranges="'skalowanie-liniowe'.G4:'skalowanie-liniowe'.G103 'skalowanie-liniowe'.H4:'skalowanie-liniowe'.H103 skalowanie_logarytmiczne.D4:skalowanie_logarytmiczne.D1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6.326cm" svg:height="10.902cm" svg:x="29.787cm" svg:y="0.752cm">
            <draw:object draw:notify-on-update-of-ranges="skalowanie_logarytmiczne.C4:skalowanie_logarytmiczne.C103 skalowanie_logarytmiczne.D4:skalowanie_logarytmiczne.D1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36.411cm" svg:height="20.49cm" svg:x="29.435cm" svg:y="13.217cm">
            <draw:object draw:notify-on-update-of-ranges="skalowanie_logarytmiczne.B4:skalowanie_logarytmiczne.B103 skalowanie_logarytmiczne.D4:skalowanie_logarytmiczne.D1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5">
          <table:table-cell table:number-columns-repeated="23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Wnioski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/>
          <table:table-cell office:value-type="string" calcext:value-type="string">
            <text:p>1. można zaobserwować, że skalowanie liniowe wypłaszcza w funkcję przystosowania, dzięki temu można pozbyć się rozrzutu danych. <text:s/>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artość funkcji przystosowania osobników znajdujących się powyżej średniego przystosowania całej populacji zmalała, natomiast pozostałych osobników wzrosła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2. skalowanie logarytmiczne z kolei mocno zmienia wartość populacji, z wykresu możemy odczytać, że wszystkie wartości funkcji mają wartość &lt; 1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ynika to z faktu, że b według założeń ma odrobinę większą wartość od od największej wartości funkcji przystosowania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3. W skalowaniu logarytmicznym im mniejsza jest wartość przystosowania pierwotnego osobnika, tym większa jest wartość jego przystosowania po skalowaniu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Oznacza to, że sprawia, że najsłabsze i najsilniejsze osobniki zamieniają się rolami po przeskalowaniu.</text:p>
          </table:table-cell>
          <table:table-cell table:number-columns-repeated="21"/>
        </table:table-row>
        <table:table-row table:style-name="ro1">
          <table:table-cell/>
          <table:table-cell table:style-name="ce8" office:value-type="string" calcext:value-type="string">
            <text:p><text:span text:style-name="T1">4. Dodatkowo możemy zaobserwować odwrócenie wykresów log z funkcji</text:span> przystosowania) i funkcji przystosowania metodą logarytmiczną</text:p>
          </table:table-cell>
          <table:table-cell table:style-name="ce9" table:number-columns-repeated="1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pan text:style-name="T1">5. Jeśli szczegółowo porównamy wykresy to zauważymy, że skalowanie liniowe spłaszcza wartości funkcji</text:span> przystosowania</text:p>
          </table:table-cell>
          <table:table-cell table:number-columns-repeated="15"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ale jednocześnie zachowuje proporcje między danymi punktami (proporcje takie jak w przypadku funkcji</text:span> przystosowania bez skalowania)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.00.0000</text:date>, <text:time style:data-style-name="N2" text:time-value="16:16:53.610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09:19:30.135000000</meta:creation-date>
    <meta:generator>LibreOffice/7.3.2.2$Windows_X86_64 LibreOffice_project/49f2b1bff42cfccbd8f788c8dc32c1c309559be0</meta:generator>
    <dc:date>2022-05-17T16:18:18.277000000</dc:date>
    <meta:editing-duration>PT54M</meta:editing-duration>
    <meta:editing-cycles>13</meta:editing-cycles>
    <meta:document-statistic meta:table-count="4" meta:cell-count="1153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43cm" svg:height="9.769cm" xlink:href=".." xlink:type="simple" chart:class="chart:line" chart:style-name="ch1">
        <chart:title svg:x="8.349cm" svg:y="0.331cm" chart:style-name="ch2">
          <text:p>skalowanie liniowe</text:p>
        </chart:title>
        <chart:legend chart:legend-position="bottom" svg:x="6.605cm" svg:y="8.985cm" style:legend-expansion="custom" svg:width="6.516cm" svg:height="0.594cm" style:legend-expansion-aspect-ratio="10.969696969697" chart:style-name="ch3"/>
        <chart:plot-area chart:style-name="ch4" table:cell-range-address="'skalowanie-liniowe'.G4:'skalowanie-liniowe'.H103" chart:data-source-has-labels="row" svg:x="0.41cm" svg:y="1.305cm" svg:width="19.723cm" svg:height="7.486cm">
          <chart:coordinate-region svg:x="1.031cm" svg:y="1.504cm" svg:width="18.961cm" svg:height="6.3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kalowanie-liniowe'.G4:'skalowanie-liniowe'.G103" loext:label-string="eval" chart:class="chart:line">
            <chart:data-point chart:repeated="100"/>
          </chart:series>
          <chart:series chart:style-name="ch8" chart:values-cell-range-address="'skalowanie-liniowe'.H4:'skalowanie-liniowe'.H103" loext:label-string="eval_skaowanie_liniowe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</text:p>
              </table:table-cell>
              <table:table-cell office:value-type="string">
                <text:p>eval_skaowanie_liniow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3124556019023">
                <text:p>79.3124556019023</text:p>
                <draw:g>
                  <svg:desc>'skalowanie-liniowe'.G4:'skalowanie-liniowe'.G103</svg:desc>
                </draw:g>
              </table:table-cell>
              <table:table-cell office:value-type="float" office:value="65.6183373866844">
                <text:p>65.6183373866844</text:p>
                <draw:g>
                  <svg:desc>'skalowanie-liniowe'.H4:'skalowanie-liniowe'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1930878202377">
                <text:p>68.1930878202377</text:p>
              </table:table-cell>
              <table:table-cell office:value-type="float" office:value="60.6811375993927">
                <text:p>60.681137599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781564043891">
                <text:p>44.7781564043891</text:p>
              </table:table-cell>
              <table:table-cell office:value-type="float" office:value="50.2844858584184">
                <text:p>50.2844858584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76814173729">
                <text:p>44.0976814173729</text:p>
              </table:table-cell>
              <table:table-cell office:value-type="float" office:value="49.9823426946053">
                <text:p>49.9823426946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208750120749">
                <text:p>69.208750120749</text:p>
              </table:table-cell>
              <table:table-cell office:value-type="float" office:value="61.1321099741273">
                <text:p>61.1321099741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285229926262">
                <text:p>51.4285229926262</text:p>
              </table:table-cell>
              <table:table-cell office:value-type="float" office:value="53.237368535705">
                <text:p>53.237368535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1561788720121">
                <text:p>52.1561788720121</text:p>
              </table:table-cell>
              <table:table-cell office:value-type="float" office:value="53.5604608664443">
                <text:p>53.5604608664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017275602588">
                <text:p>68.017275602588</text:p>
              </table:table-cell>
              <table:table-cell office:value-type="float" office:value="60.6030738047034">
                <text:p>60.6030738047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5841889353626">
                <text:p>68.5841889353626</text:p>
              </table:table-cell>
              <table:table-cell office:value-type="float" office:value="60.8547935464141">
                <text:p>60.8547935464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3823196884816">
                <text:p>32.3823196884816</text:p>
              </table:table-cell>
              <table:table-cell office:value-type="float" office:value="44.7805108484364">
                <text:p>44.7805108484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1579188187956">
                <text:p>53.1579188187956</text:p>
              </table:table-cell>
              <table:table-cell office:value-type="float" office:value="54.0052514650912">
                <text:p>54.0052514650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7637998873664">
                <text:p>48.7637998873664</text:p>
              </table:table-cell>
              <table:table-cell office:value-type="float" office:value="52.054183429608">
                <text:p>52.054183429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8728241885454">
                <text:p>50.8728241885454</text:p>
              </table:table-cell>
              <table:table-cell office:value-type="float" office:value="52.9906282469424">
                <text:p>52.9906282469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1864889410242">
                <text:p>57.1864889410242</text:p>
              </table:table-cell>
              <table:table-cell office:value-type="float" office:value="55.7940092381144">
                <text:p>55.7940092381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0015247849288">
                <text:p>61.0015247849288</text:p>
              </table:table-cell>
              <table:table-cell office:value-type="float" office:value="57.4879539413461">
                <text:p>57.4879539413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1762459405774">
                <text:p>50.1762459405774</text:p>
              </table:table-cell>
              <table:table-cell office:value-type="float" office:value="52.6813349449103">
                <text:p>52.6813349449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8456110303827">
                <text:p>53.8456110303827</text:p>
              </table:table-cell>
              <table:table-cell office:value-type="float" office:value="54.3105992067468">
                <text:p>54.3105992067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1529757452882">
                <text:p>47.1529757452882</text:p>
              </table:table-cell>
              <table:table-cell office:value-type="float" office:value="51.3389484659128">
                <text:p>51.3389484659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6083417145146">
                <text:p>55.6083417145146</text:p>
              </table:table-cell>
              <table:table-cell office:value-type="float" office:value="55.0932834141259">
                <text:p>55.09328341412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8915466741172">
                <text:p>49.8915466741172</text:p>
              </table:table-cell>
              <table:table-cell office:value-type="float" office:value="52.5549233372174">
                <text:p>52.5549233372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1688902264444">
                <text:p>65.1688902264444</text:p>
              </table:table-cell>
              <table:table-cell office:value-type="float" office:value="59.3383393387375">
                <text:p>59.3383393387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3995891183548">
                <text:p>64.3995891183548</text:p>
              </table:table-cell>
              <table:table-cell office:value-type="float" office:value="58.9967557755528">
                <text:p>58.9967557755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021994877911">
                <text:p>34.5021994877911</text:p>
              </table:table-cell>
              <table:table-cell office:value-type="float" office:value="45.7217757026751">
                <text:p>45.7217757026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7897096382131">
                <text:p>51.7897096382131</text:p>
              </table:table-cell>
              <table:table-cell office:value-type="float" office:value="53.3977419188667">
                <text:p>53.3977419188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082731262434">
                <text:p>42.082731262434</text:p>
              </table:table-cell>
              <table:table-cell office:value-type="float" office:value="49.0876684944434">
                <text:p>49.0876684944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7898154700035">
                <text:p>66.7898154700035</text:p>
              </table:table-cell>
              <table:table-cell office:value-type="float" office:value="60.0580593736223">
                <text:p>60.0580593736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8207228615757">
                <text:p>59.8207228615757</text:p>
              </table:table-cell>
              <table:table-cell office:value-type="float" office:value="56.9636565964533">
                <text:p>56.9636565964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5368114375424">
                <text:p>73.5368114375424</text:p>
              </table:table-cell>
              <table:table-cell office:value-type="float" office:value="63.0538472376337">
                <text:p>63.0538472376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8536237366332">
                <text:p>70.8536237366332</text:p>
              </table:table-cell>
              <table:table-cell office:value-type="float" office:value="61.8624635181351">
                <text:p>61.8624635181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7141939864485">
                <text:p>42.7141939864485</text:p>
              </table:table-cell>
              <table:table-cell office:value-type="float" office:value="49.3680493297484">
                <text:p>49.3680493297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6167079061687">
                <text:p>56.6167079061687</text:p>
              </table:table-cell>
              <table:table-cell office:value-type="float" office:value="55.5410161849725">
                <text:p>55.5410161849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1567449198671">
                <text:p>44.1567449198671</text:p>
              </table:table-cell>
              <table:table-cell office:value-type="float" office:value="50.008567954681">
                <text:p>50.008567954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8956984475194">
                <text:p>45.8956984475194</text:p>
              </table:table-cell>
              <table:table-cell office:value-type="float" office:value="50.7806946758595">
                <text:p>50.7806946758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4303408519571">
                <text:p>51.4303408519571</text:p>
              </table:table-cell>
              <table:table-cell office:value-type="float" office:value="53.2381756980256">
                <text:p>53.2381756980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712701236404">
                <text:p>47.8712701236404</text:p>
              </table:table-cell>
              <table:table-cell office:value-type="float" office:value="51.6578841213969">
                <text:p>51.65788412139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4041630165509">
                <text:p>70.4041630165509</text:p>
              </table:table-cell>
              <table:table-cell office:value-type="float" office:value="61.6628948542363">
                <text:p>61.6628948542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847911847799">
                <text:p>33.5847911847799</text:p>
              </table:table-cell>
              <table:table-cell office:value-type="float" office:value="45.3144298744388">
                <text:p>45.3144298744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8977942073385">
                <text:p>47.8977942073385</text:p>
              </table:table-cell>
              <table:table-cell office:value-type="float" office:value="51.6696612928119">
                <text:p>51.6696612928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90726546335">
                <text:p>52.7190726546335</text:p>
              </table:table-cell>
              <table:table-cell office:value-type="float" office:value="53.8103958554109">
                <text:p>53.8103958554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9724787011759">
                <text:p>44.9724787011759</text:p>
              </table:table-cell>
              <table:table-cell office:value-type="float" office:value="50.3707684619981">
                <text:p>50.3707684619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.0007266473587">
                <text:p>42.0007266473587</text:p>
              </table:table-cell>
              <table:table-cell office:value-type="float" office:value="49.0512569667327">
                <text:p>49.0512569667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.026438684052">
                <text:p>76.026438684052</text:p>
              </table:table-cell>
              <table:table-cell office:value-type="float" office:value="64.1592866253093">
                <text:p>64.15928662530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7597333582606">
                <text:p>42.7597333582606</text:p>
              </table:table-cell>
              <table:table-cell office:value-type="float" office:value="49.3882696319489">
                <text:p>49.38826963194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9834608852419">
                <text:p>44.9834608852419</text:p>
              </table:table-cell>
              <table:table-cell office:value-type="float" office:value="50.3756447497421">
                <text:p>50.3756447497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707967358746">
                <text:p>55.707967358746</text:p>
              </table:table-cell>
              <table:table-cell office:value-type="float" office:value="55.1375189965049">
                <text:p>55.13751899650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3474443409222">
                <text:p>59.3474443409222</text:p>
              </table:table-cell>
              <table:table-cell office:value-type="float" office:value="56.7535123996445">
                <text:p>56.7535123996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5838621527343">
                <text:p>53.5838621527343</text:p>
              </table:table-cell>
              <table:table-cell office:value-type="float" office:value="54.1943779855025">
                <text:p>54.1943779855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070649182329">
                <text:p>68.070649182329</text:p>
              </table:table-cell>
              <table:table-cell office:value-type="float" office:value="60.6267726364822">
                <text:p>60.6267726364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2867162949643">
                <text:p>72.2867162949643</text:p>
              </table:table-cell>
              <table:table-cell office:value-type="float" office:value="62.4987824539858">
                <text:p>62.4987824539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1067578248375">
                <text:p>42.1067578248375</text:p>
              </table:table-cell>
              <table:table-cell office:value-type="float" office:value="49.0983367213711">
                <text:p>49.0983367213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9792448715874">
                <text:p>54.9792448715874</text:p>
              </table:table-cell>
              <table:table-cell office:value-type="float" office:value="54.8139530726826">
                <text:p>54.8139530726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6364138019799">
                <text:p>40.6364138019799</text:p>
              </table:table-cell>
              <table:table-cell office:value-type="float" office:value="48.4454774635931">
                <text:p>48.44547746359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9524240266187">
                <text:p>65.9524240266187</text:p>
              </table:table-cell>
              <table:table-cell office:value-type="float" office:value="59.6862424738362">
                <text:p>59.68624247383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9068494892974">
                <text:p>64.9068494892974</text:p>
              </table:table-cell>
              <table:table-cell office:value-type="float" office:value="59.2219885266134">
                <text:p>59.22198852661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7124663867626">
                <text:p>57.7124663867626</text:p>
              </table:table-cell>
              <table:table-cell office:value-type="float" office:value="56.0275527078701">
                <text:p>56.02755270787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1115501238062">
                <text:p>44.1115501238062</text:p>
              </table:table-cell>
              <table:table-cell office:value-type="float" office:value="49.988500650327">
                <text:p>49.9885006503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4573306744083">
                <text:p>32.4573306744083</text:p>
              </table:table-cell>
              <table:table-cell office:value-type="float" office:value="44.8138170787036">
                <text:p>44.81381707870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9574613793611">
                <text:p>59.9574613793611</text:p>
              </table:table-cell>
              <table:table-cell office:value-type="float" office:value="57.0243709638689">
                <text:p>57.024370963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.6060260338998">
                <text:p>40.6060260338998</text:p>
              </table:table-cell>
              <table:table-cell office:value-type="float" office:value="48.4319847466466">
                <text:p>48.43198474664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4362626927107">
                <text:p>36.4362626927107</text:p>
              </table:table-cell>
              <table:table-cell office:value-type="float" office:value="46.5805346385639">
                <text:p>46.58053463856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6684852868121">
                <text:p>30.6684852868121</text:p>
              </table:table-cell>
              <table:table-cell office:value-type="float" office:value="44.0195374721147">
                <text:p>44.0195374721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8475742815495">
                <text:p>66.8475742815495</text:p>
              </table:table-cell>
              <table:table-cell office:value-type="float" office:value="60.0837053273922">
                <text:p>60.08370532739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7465673086068">
                <text:p>50.7465673086068</text:p>
              </table:table-cell>
              <table:table-cell office:value-type="float" office:value="52.9345679157242">
                <text:p>52.93456791572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.1108200159877">
                <text:p>64.1108200159877</text:p>
              </table:table-cell>
              <table:table-cell office:value-type="float" office:value="58.8685370873343">
                <text:p>58.8685370873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3329325569548">
                <text:p>44.3329325569548</text:p>
              </table:table-cell>
              <table:table-cell office:value-type="float" office:value="50.08679844237">
                <text:p>50.08679844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856360677659">
                <text:p>51.856360677659</text:p>
              </table:table-cell>
              <table:table-cell office:value-type="float" office:value="53.427336182159">
                <text:p>53.4273361821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337230070271">
                <text:p>39.337230070271</text:p>
              </table:table-cell>
              <table:table-cell office:value-type="float" office:value="47.8686164612596">
                <text:p>47.8686164612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0493545451972">
                <text:p>61.0493545451972</text:p>
              </table:table-cell>
              <table:table-cell office:value-type="float" office:value="57.509191217319">
                <text:p>57.5091912173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367707899699">
                <text:p>68.5367707899699</text:p>
              </table:table-cell>
              <table:table-cell office:value-type="float" office:value="60.8337390348678">
                <text:p>60.83373903486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1960908144129">
                <text:p>25.1960908144129</text:p>
              </table:table-cell>
              <table:table-cell office:value-type="float" office:value="41.5896956541602">
                <text:p>41.5896956541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954077869341">
                <text:p>70.5954077869341</text:p>
              </table:table-cell>
              <table:table-cell office:value-type="float" office:value="61.7478109806022">
                <text:p>61.74781098060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.5643883414008">
                <text:p>62.5643883414008</text:p>
              </table:table-cell>
              <table:table-cell office:value-type="float" office:value="58.1818935402595">
                <text:p>58.18189354025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51322930078">
                <text:p>58.51322930078</text:p>
              </table:table-cell>
              <table:table-cell office:value-type="float" office:value="56.3831058801716">
                <text:p>56.38310588017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.8750107571964">
                <text:p>56.8750107571964</text:p>
              </table:table-cell>
              <table:table-cell office:value-type="float" office:value="55.6557073082622">
                <text:p>55.65570730826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4014191302894">
                <text:p>34.4014191302894</text:p>
              </table:table-cell>
              <table:table-cell office:value-type="float" office:value="45.6770274067836">
                <text:p>45.67702740678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8706046144421">
                <text:p>47.8706046144421</text:p>
              </table:table-cell>
              <table:table-cell office:value-type="float" office:value="51.6575886233131">
                <text:p>51.65758862331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.0528593297015">
                <text:p>65.0528593297015</text:p>
              </table:table-cell>
              <table:table-cell office:value-type="float" office:value="59.286819528442">
                <text:p>59.2868195284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.0008868531772">
                <text:p>59.0008868531772</text:p>
              </table:table-cell>
              <table:table-cell office:value-type="float" office:value="56.5996346263416">
                <text:p>56.59963462634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.6128209129372">
                <text:p>67.6128209129372</text:p>
              </table:table-cell>
              <table:table-cell office:value-type="float" office:value="60.4234886298154">
                <text:p>60.4234886298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2592641198937">
                <text:p>65.2592641198937</text:p>
              </table:table-cell>
              <table:table-cell office:value-type="float" office:value="59.3784669769519">
                <text:p>59.37846697695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9744163179958">
                <text:p>49.9744163179958</text:p>
              </table:table-cell>
              <table:table-cell office:value-type="float" office:value="52.5917189533139">
                <text:p>52.59171895331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4351462292446">
                <text:p>44.4351462292446</text:p>
              </table:table-cell>
              <table:table-cell office:value-type="float" office:value="50.1321831558713">
                <text:p>50.13218315587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9320371672706">
                <text:p>68.9320371672706</text:p>
              </table:table-cell>
              <table:table-cell office:value-type="float" office:value="61.0092444333987">
                <text:p>61.00924443339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1028933192918">
                <text:p>29.1028933192918</text:p>
              </table:table-cell>
              <table:table-cell office:value-type="float" office:value="43.3243864095002">
                <text:p>43.3243864095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1686178825229">
                <text:p>54.1686178825229</text:p>
              </table:table-cell>
              <table:table-cell office:value-type="float" office:value="54.454020073202">
                <text:p>54.454020073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0396970344392">
                <text:p>52.0396970344392</text:p>
              </table:table-cell>
              <table:table-cell office:value-type="float" office:value="53.5087408302893">
                <text:p>53.50874083028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5156270786455">
                <text:p>63.5156270786455</text:p>
              </table:table-cell>
              <table:table-cell office:value-type="float" office:value="58.6042606912888">
                <text:p>58.60426069128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9748211202456">
                <text:p>55.9748211202456</text:p>
              </table:table-cell>
              <table:table-cell office:value-type="float" office:value="55.2560068782247">
                <text:p>55.2560068782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5890086437762">
                <text:p>53.5890086437762</text:p>
              </table:table-cell>
              <table:table-cell office:value-type="float" office:value="54.196663120321">
                <text:p>54.1966631203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3767833834834">
                <text:p>64.3767833834834</text:p>
              </table:table-cell>
              <table:table-cell office:value-type="float" office:value="58.9866296180619">
                <text:p>58.98662961806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1460621868055">
                <text:p>38.1460621868055</text:p>
              </table:table-cell>
              <table:table-cell office:value-type="float" office:value="47.3397164431693">
                <text:p>47.33971644316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1383193342472">
                <text:p>55.1383193342472</text:p>
              </table:table-cell>
              <table:table-cell office:value-type="float" office:value="54.8845850023596">
                <text:p>54.88458500235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9320030465328">
                <text:p>71.9320030465328</text:p>
              </table:table-cell>
              <table:table-cell office:value-type="float" office:value="62.3412833758824">
                <text:p>62.3412833758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8927315485546">
                <text:p>73.8927315485546</text:p>
              </table:table-cell>
              <table:table-cell office:value-type="float" office:value="63.2118821844839">
                <text:p>63.21188218448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0085067994357">
                <text:p>74.0085067994357</text:p>
              </table:table-cell>
              <table:table-cell office:value-type="float" office:value="63.2632884834073">
                <text:p>63.26328848340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3669899960343">
                <text:p>45.3669899960343</text:p>
              </table:table-cell>
              <table:table-cell office:value-type="float" office:value="50.5459385903098">
                <text:p>50.5459385903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196688559471">
                <text:p>75.196688559471</text:p>
              </table:table-cell>
              <table:table-cell office:value-type="float" office:value="63.790862608852">
                <text:p>63.790862608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2939635439484">
                <text:p>70.2939635439484</text:p>
              </table:table-cell>
              <table:table-cell office:value-type="float" office:value="61.6139643014049">
                <text:p>61.61396430140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3305495122867">
                <text:p>58.3305495122867</text:p>
              </table:table-cell>
              <table:table-cell office:value-type="float" office:value="56.3019927601991">
                <text:p>56.3019927601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6988113950801">
                <text:p>51.6988113950801</text:p>
              </table:table-cell>
              <table:table-cell office:value-type="float" office:value="53.3573814599383">
                <text:p>53.3573814599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98cm" svg:height="23.818cm" xlink:href=".." xlink:type="simple" chart:class="chart:line" chart:style-name="ch1">
        <chart:title svg:x="12.363cm" svg:y="0.612cm" chart:style-name="ch2">
          <text:p>skalowanie logarytmiczne</text:p>
        </chart:title>
        <chart:legend chart:legend-position="bottom" svg:x="8.429cm" svg:y="23.219cm" style:legend-expansion="wide" chart:style-name="ch3"/>
        <chart:plot-area chart:style-name="ch4" table:cell-range-address="skalowanie_logarytmiczne.B4:skalowanie_logarytmiczne.D103" chart:data-source-has-labels="row" svg:x="1.218cm" svg:y="2.774cm" svg:width="27.156cm" svg:height="17.875cm">
          <chart:coordinate-region svg:x="1.839cm" svg:y="2.973cm" svg:width="26.535cm" svg:height="16.8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kalowanie_logarytmiczne.B4:skalowanie_logarytmiczne.B103" loext:label-string="eval" chart:class="chart:line">
            <chart:data-point chart:repeated="100"/>
          </chart:series>
          <chart:series chart:style-name="ch8" chart:values-cell-range-address="skalowanie_logarytmiczne.C4:skalowanie_logarytmiczne.C103" loext:label-string="log" chart:class="chart:line">
            <chart:data-point chart:repeated="100"/>
          </chart:series>
          <chart:series chart:style-name="ch9" chart:values-cell-range-address="skalowanie_logarytmiczne.D4:skalowanie_logarytmiczne.D103" loext:label-string="funckja_przystosowana_po_skalowaniu_logarytmicznym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</text:p>
              </table:table-cell>
              <table:table-cell office:value-type="string">
                <text:p>log</text:p>
              </table:table-cell>
              <table:table-cell office:value-type="string">
                <text:p>funckja_przystosowana_po_skalowaniu_logarytmiczny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3124556019023">
                <text:p>79.3124556019023</text:p>
                <draw:g>
                  <svg:desc>skalowanie_logarytmiczne.B4:skalowanie_logarytmiczne.B103</svg:desc>
                </draw:g>
              </table:table-cell>
              <table:table-cell office:value-type="float" office:value="1.89934139632635">
                <text:p>1.89934139632635</text:p>
                <draw:g>
                  <svg:desc>skalowanie_logarytmiczne.C4:skalowanie_logarytmiczne.C103</svg:desc>
                </draw:g>
              </table:table-cell>
              <table:table-cell office:value-type="float" office:value="0.000658603673645786">
                <text:p>0.000658603673645786</text:p>
                <draw:g>
                  <svg:desc>skalowanie_logarytmiczne.D4:skalowanie_logarytmiczne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1930878202377">
                <text:p>68.1930878202377</text:p>
              </table:table-cell>
              <table:table-cell office:value-type="float" office:value="1.83374035598106">
                <text:p>1.83374035598106</text:p>
              </table:table-cell>
              <table:table-cell office:value-type="float" office:value="0.0662596440189427">
                <text:p>0.0662596440189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781564043891">
                <text:p>44.7781564043891</text:p>
              </table:table-cell>
              <table:table-cell office:value-type="float" office:value="1.65106620894192">
                <text:p>1.65106620894192</text:p>
              </table:table-cell>
              <table:table-cell office:value-type="float" office:value="0.248933791058079">
                <text:p>0.248933791058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76814173729">
                <text:p>44.0976814173729</text:p>
              </table:table-cell>
              <table:table-cell office:value-type="float" office:value="1.64441575558774">
                <text:p>1.64441575558774</text:p>
              </table:table-cell>
              <table:table-cell office:value-type="float" office:value="0.255584244412255">
                <text:p>0.255584244412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208750120749">
                <text:p>69.208750120749</text:p>
              </table:table-cell>
              <table:table-cell office:value-type="float" office:value="1.84016100614636">
                <text:p>1.84016100614636</text:p>
              </table:table-cell>
              <table:table-cell office:value-type="float" office:value="0.0598389938536412">
                <text:p>0.0598389938536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285229926262">
                <text:p>51.4285229926262</text:p>
              </table:table-cell>
              <table:table-cell office:value-type="float" office:value="1.71120405172993">
                <text:p>1.71120405172993</text:p>
              </table:table-cell>
              <table:table-cell office:value-type="float" office:value="0.188795948270069">
                <text:p>0.188795948270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1561788720121">
                <text:p>52.1561788720121</text:p>
              </table:table-cell>
              <table:table-cell office:value-type="float" office:value="1.71730576609065">
                <text:p>1.71730576609065</text:p>
              </table:table-cell>
              <table:table-cell office:value-type="float" office:value="0.182694233909347">
                <text:p>0.182694233909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017275602588">
                <text:p>68.017275602588</text:p>
              </table:table-cell>
              <table:table-cell office:value-type="float" office:value="1.83261923250029">
                <text:p>1.83261923250029</text:p>
              </table:table-cell>
              <table:table-cell office:value-type="float" office:value="0.0673807674997136">
                <text:p>0.0673807674997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5841889353626">
                <text:p>68.5841889353626</text:p>
              </table:table-cell>
              <table:table-cell office:value-type="float" office:value="1.83622400711248">
                <text:p>1.83622400711248</text:p>
              </table:table-cell>
              <table:table-cell office:value-type="float" office:value="0.0637759928875221">
                <text:p>0.0637759928875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3823196884816">
                <text:p>32.3823196884816</text:p>
              </table:table-cell>
              <table:table-cell office:value-type="float" office:value="1.51030795596223">
                <text:p>1.51030795596223</text:p>
              </table:table-cell>
              <table:table-cell office:value-type="float" office:value="0.389692044037767">
                <text:p>0.38969204403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1579188187956">
                <text:p>53.1579188187956</text:p>
              </table:table-cell>
              <table:table-cell office:value-type="float" office:value="1.72556796957683">
                <text:p>1.72556796957683</text:p>
              </table:table-cell>
              <table:table-cell office:value-type="float" office:value="0.174432030423171">
                <text:p>0.174432030423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7637998873664">
                <text:p>48.7637998873664</text:p>
              </table:table-cell>
              <table:table-cell office:value-type="float" office:value="1.6880975403798">
                <text:p>1.6880975403798</text:p>
              </table:table-cell>
              <table:table-cell office:value-type="float" office:value="0.211902459620201">
                <text:p>0.21190245962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8728241885454">
                <text:p>50.8728241885454</text:p>
              </table:table-cell>
              <table:table-cell office:value-type="float" office:value="1.7064858480197">
                <text:p>1.7064858480197</text:p>
              </table:table-cell>
              <table:table-cell office:value-type="float" office:value="0.193514151980296">
                <text:p>0.193514151980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1864889410242">
                <text:p>57.1864889410242</text:p>
              </table:table-cell>
              <table:table-cell office:value-type="float" office:value="1.7572934331379">
                <text:p>1.7572934331379</text:p>
              </table:table-cell>
              <table:table-cell office:value-type="float" office:value="0.1427065668621">
                <text:p>0.1427065668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0015247849288">
                <text:p>61.0015247849288</text:p>
              </table:table-cell>
              <table:table-cell office:value-type="float" office:value="1.78534069070592">
                <text:p>1.78534069070592</text:p>
              </table:table-cell>
              <table:table-cell office:value-type="float" office:value="0.114659309294079">
                <text:p>0.114659309294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1762459405774">
                <text:p>50.1762459405774</text:p>
              </table:table-cell>
              <table:table-cell office:value-type="float" office:value="1.70049816538273">
                <text:p>1.70049816538273</text:p>
              </table:table-cell>
              <table:table-cell office:value-type="float" office:value="0.199501834617272">
                <text:p>0.199501834617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8456110303827">
                <text:p>53.8456110303827</text:p>
              </table:table-cell>
              <table:table-cell office:value-type="float" office:value="1.7311503096216">
                <text:p>1.7311503096216</text:p>
              </table:table-cell>
              <table:table-cell office:value-type="float" office:value="0.168849690378395">
                <text:p>0.16884969037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1529757452882">
                <text:p>47.1529757452882</text:p>
              </table:table-cell>
              <table:table-cell office:value-type="float" office:value="1.67350910553524">
                <text:p>1.67350910553524</text:p>
              </table:table-cell>
              <table:table-cell office:value-type="float" office:value="0.226490894464758">
                <text:p>0.226490894464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6083417145146">
                <text:p>55.6083417145146</text:p>
              </table:table-cell>
              <table:table-cell office:value-type="float" office:value="1.74513994425917">
                <text:p>1.74513994425917</text:p>
              </table:table-cell>
              <table:table-cell office:value-type="float" office:value="0.154860055740828">
                <text:p>0.154860055740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8915466741172">
                <text:p>49.8915466741172</text:p>
              </table:table-cell>
              <table:table-cell office:value-type="float" office:value="1.69802696759167">
                <text:p>1.69802696759167</text:p>
              </table:table-cell>
              <table:table-cell office:value-type="float" office:value="0.201973032408332">
                <text:p>0.201973032408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1688902264444">
                <text:p>65.1688902264444</text:p>
              </table:table-cell>
              <table:table-cell office:value-type="float" office:value="1.81404032537438">
                <text:p>1.81404032537438</text:p>
              </table:table-cell>
              <table:table-cell office:value-type="float" office:value="0.0859596746256239">
                <text:p>0.0859596746256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3995891183548">
                <text:p>64.3995891183548</text:p>
              </table:table-cell>
              <table:table-cell office:value-type="float" office:value="1.80888309648713">
                <text:p>1.80888309648713</text:p>
              </table:table-cell>
              <table:table-cell office:value-type="float" office:value="0.0911169035128663">
                <text:p>0.0911169035128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021994877911">
                <text:p>34.5021994877911</text:p>
              </table:table-cell>
              <table:table-cell office:value-type="float" office:value="1.53784678188378">
                <text:p>1.53784678188378</text:p>
              </table:table-cell>
              <table:table-cell office:value-type="float" office:value="0.362153218116215">
                <text:p>0.362153218116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7897096382131">
                <text:p>51.7897096382131</text:p>
              </table:table-cell>
              <table:table-cell office:value-type="float" office:value="1.7142434761294">
                <text:p>1.7142434761294</text:p>
              </table:table-cell>
              <table:table-cell office:value-type="float" office:value="0.185756523870604">
                <text:p>0.185756523870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082731262434">
                <text:p>42.082731262434</text:p>
              </table:table-cell>
              <table:table-cell office:value-type="float" office:value="1.62410391873386">
                <text:p>1.62410391873386</text:p>
              </table:table-cell>
              <table:table-cell office:value-type="float" office:value="0.275896081266145">
                <text:p>0.27589608126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7898154700035">
                <text:p>66.7898154700035</text:p>
              </table:table-cell>
              <table:table-cell office:value-type="float" office:value="1.82471024357748">
                <text:p>1.82471024357748</text:p>
              </table:table-cell>
              <table:table-cell office:value-type="float" office:value="0.075289756422523">
                <text:p>0.07528975642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8207228615757">
                <text:p>59.8207228615757</text:p>
              </table:table-cell>
              <table:table-cell office:value-type="float" office:value="1.77685165665412">
                <text:p>1.77685165665412</text:p>
              </table:table-cell>
              <table:table-cell office:value-type="float" office:value="0.123148343345879">
                <text:p>0.123148343345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5368114375424">
                <text:p>73.5368114375424</text:p>
              </table:table-cell>
              <table:table-cell office:value-type="float" office:value="1.86650479489507">
                <text:p>1.86650479489507</text:p>
              </table:table-cell>
              <table:table-cell office:value-type="float" office:value="0.0334952051049329">
                <text:p>0.0334952051049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8536237366332">
                <text:p>70.8536237366332</text:p>
              </table:table-cell>
              <table:table-cell office:value-type="float" office:value="1.85036206670174">
                <text:p>1.85036206670174</text:p>
              </table:table-cell>
              <table:table-cell office:value-type="float" office:value="0.0496379332982626">
                <text:p>0.04963793329826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7141939864485">
                <text:p>42.7141939864485</text:p>
              </table:table-cell>
              <table:table-cell office:value-type="float" office:value="1.63057221567287">
                <text:p>1.63057221567287</text:p>
              </table:table-cell>
              <table:table-cell office:value-type="float" office:value="0.269427784327132">
                <text:p>0.269427784327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6167079061687">
                <text:p>56.6167079061687</text:p>
              </table:table-cell>
              <table:table-cell office:value-type="float" office:value="1.75294461282577">
                <text:p>1.75294461282577</text:p>
              </table:table-cell>
              <table:table-cell office:value-type="float" office:value="0.147055387174228">
                <text:p>0.147055387174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1567449198671">
                <text:p>44.1567449198671</text:p>
              </table:table-cell>
              <table:table-cell office:value-type="float" office:value="1.64499705123736">
                <text:p>1.64499705123736</text:p>
              </table:table-cell>
              <table:table-cell office:value-type="float" office:value="0.255002948762638">
                <text:p>0.255002948762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8956984475194">
                <text:p>45.8956984475194</text:p>
              </table:table-cell>
              <table:table-cell office:value-type="float" office:value="1.66177198340113">
                <text:p>1.66177198340113</text:p>
              </table:table-cell>
              <table:table-cell office:value-type="float" office:value="0.238228016598871">
                <text:p>0.238228016598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4303408519571">
                <text:p>51.4303408519571</text:p>
              </table:table-cell>
              <table:table-cell office:value-type="float" office:value="1.71121940259512">
                <text:p>1.71121940259512</text:p>
              </table:table-cell>
              <table:table-cell office:value-type="float" office:value="0.188780597404876">
                <text:p>0.188780597404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712701236404">
                <text:p>47.8712701236404</text:p>
              </table:table-cell>
              <table:table-cell office:value-type="float" office:value="1.68007495036414">
                <text:p>1.68007495036414</text:p>
              </table:table-cell>
              <table:table-cell office:value-type="float" office:value="0.219925049635857">
                <text:p>0.219925049635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4041630165509">
                <text:p>70.4041630165509</text:p>
              </table:table-cell>
              <table:table-cell office:value-type="float" office:value="1.84759833984754">
                <text:p>1.84759833984754</text:p>
              </table:table-cell>
              <table:table-cell office:value-type="float" office:value="0.0524016601524613">
                <text:p>0.052401660152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847911847799">
                <text:p>33.5847911847799</text:p>
              </table:table-cell>
              <table:table-cell office:value-type="float" office:value="1.52614265239414">
                <text:p>1.52614265239414</text:p>
              </table:table-cell>
              <table:table-cell office:value-type="float" office:value="0.373857347605865">
                <text:p>0.373857347605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8977942073385">
                <text:p>47.8977942073385</text:p>
              </table:table-cell>
              <table:table-cell office:value-type="float" office:value="1.68031551371438">
                <text:p>1.68031551371438</text:p>
              </table:table-cell>
              <table:table-cell office:value-type="float" office:value="0.219684486285623">
                <text:p>0.219684486285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90726546335">
                <text:p>52.7190726546335</text:p>
              </table:table-cell>
              <table:table-cell office:value-type="float" office:value="1.72196776227416">
                <text:p>1.72196776227416</text:p>
              </table:table-cell>
              <table:table-cell office:value-type="float" office:value="0.178032237725838">
                <text:p>0.178032237725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9724787011759">
                <text:p>44.9724787011759</text:p>
              </table:table-cell>
              <table:table-cell office:value-type="float" office:value="1.65294682478334">
                <text:p>1.65294682478334</text:p>
              </table:table-cell>
              <table:table-cell office:value-type="float" office:value="0.247053175216656">
                <text:p>0.247053175216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.0007266473587">
                <text:p>42.0007266473587</text:p>
              </table:table-cell>
              <table:table-cell office:value-type="float" office:value="1.62325680411714">
                <text:p>1.62325680411714</text:p>
              </table:table-cell>
              <table:table-cell office:value-type="float" office:value="0.276743195882855">
                <text:p>0.276743195882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.026438684052">
                <text:p>76.026438684052</text:p>
              </table:table-cell>
              <table:table-cell office:value-type="float" office:value="1.88096464725265">
                <text:p>1.88096464725265</text:p>
              </table:table-cell>
              <table:table-cell office:value-type="float" office:value="0.0190353527473537">
                <text:p>0.0190353527473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7597333582606">
                <text:p>42.7597333582606</text:p>
              </table:table-cell>
              <table:table-cell office:value-type="float" office:value="1.63103498836562">
                <text:p>1.63103498836562</text:p>
              </table:table-cell>
              <table:table-cell office:value-type="float" office:value="0.26896501163438">
                <text:p>0.26896501163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9834608852419">
                <text:p>44.9834608852419</text:p>
              </table:table-cell>
              <table:table-cell office:value-type="float" office:value="1.65305286562922">
                <text:p>1.65305286562922</text:p>
              </table:table-cell>
              <table:table-cell office:value-type="float" office:value="0.246947134370777">
                <text:p>0.246947134370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707967358746">
                <text:p>55.707967358746</text:p>
              </table:table-cell>
              <table:table-cell office:value-type="float" office:value="1.74591731245361">
                <text:p>1.74591731245361</text:p>
              </table:table-cell>
              <table:table-cell office:value-type="float" office:value="0.154082687546391">
                <text:p>0.154082687546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3474443409222">
                <text:p>59.3474443409222</text:p>
              </table:table-cell>
              <table:table-cell office:value-type="float" office:value="1.77340202181576">
                <text:p>1.77340202181576</text:p>
              </table:table-cell>
              <table:table-cell office:value-type="float" office:value="0.126597978184244">
                <text:p>0.126597978184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5838621527343">
                <text:p>53.5838621527343</text:p>
              </table:table-cell>
              <table:table-cell office:value-type="float" office:value="1.72903401295214">
                <text:p>1.72903401295214</text:p>
              </table:table-cell>
              <table:table-cell office:value-type="float" office:value="0.17096598704786">
                <text:p>0.17096598704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070649182329">
                <text:p>68.070649182329</text:p>
              </table:table-cell>
              <table:table-cell office:value-type="float" office:value="1.83295989244328">
                <text:p>1.83295989244328</text:p>
              </table:table-cell>
              <table:table-cell office:value-type="float" office:value="0.0670401075567235">
                <text:p>0.0670401075567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2867162949643">
                <text:p>72.2867162949643</text:p>
              </table:table-cell>
              <table:table-cell office:value-type="float" office:value="1.85905849688187">
                <text:p>1.85905849688187</text:p>
              </table:table-cell>
              <table:table-cell office:value-type="float" office:value="0.0409415031181257">
                <text:p>0.040941503118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1067578248375">
                <text:p>42.1067578248375</text:p>
              </table:table-cell>
              <table:table-cell office:value-type="float" office:value="1.62435180249862">
                <text:p>1.62435180249862</text:p>
              </table:table-cell>
              <table:table-cell office:value-type="float" office:value="0.275648197501382">
                <text:p>0.275648197501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9792448715874">
                <text:p>54.9792448715874</text:p>
              </table:table-cell>
              <table:table-cell office:value-type="float" office:value="1.74019877060467">
                <text:p>1.74019877060467</text:p>
              </table:table-cell>
              <table:table-cell office:value-type="float" office:value="0.159801229395331">
                <text:p>0.159801229395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6364138019799">
                <text:p>40.6364138019799</text:p>
              </table:table-cell>
              <table:table-cell office:value-type="float" office:value="1.60891537411019">
                <text:p>1.60891537411019</text:p>
              </table:table-cell>
              <table:table-cell office:value-type="float" office:value="0.291084625889811">
                <text:p>0.291084625889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9524240266187">
                <text:p>65.9524240266187</text:p>
              </table:table-cell>
              <table:table-cell office:value-type="float" office:value="1.81923076230904">
                <text:p>1.81923076230904</text:p>
              </table:table-cell>
              <table:table-cell office:value-type="float" office:value="0.0807692376909603">
                <text:p>0.08076923769096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9068494892974">
                <text:p>64.9068494892974</text:p>
              </table:table-cell>
              <table:table-cell office:value-type="float" office:value="1.81229052944202">
                <text:p>1.81229052944202</text:p>
              </table:table-cell>
              <table:table-cell office:value-type="float" office:value="0.087709470557976">
                <text:p>0.087709470557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7124663867626">
                <text:p>57.7124663867626</text:p>
              </table:table-cell>
              <table:table-cell office:value-type="float" office:value="1.7612696346149">
                <text:p>1.7612696346149</text:p>
              </table:table-cell>
              <table:table-cell office:value-type="float" office:value="0.1387303653851">
                <text:p>0.1387303653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1115501238062">
                <text:p>44.1115501238062</text:p>
              </table:table-cell>
              <table:table-cell office:value-type="float" office:value="1.64455231958722">
                <text:p>1.64455231958722</text:p>
              </table:table-cell>
              <table:table-cell office:value-type="float" office:value="0.255447680412785">
                <text:p>0.255447680412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4573306744083">
                <text:p>32.4573306744083</text:p>
              </table:table-cell>
              <table:table-cell office:value-type="float" office:value="1.51131280011611">
                <text:p>1.51131280011611</text:p>
              </table:table-cell>
              <table:table-cell office:value-type="float" office:value="0.388687199883894">
                <text:p>0.388687199883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9574613793611">
                <text:p>59.9574613793611</text:p>
              </table:table-cell>
              <table:table-cell office:value-type="float" office:value="1.77784323637979">
                <text:p>1.77784323637979</text:p>
              </table:table-cell>
              <table:table-cell office:value-type="float" office:value="0.122156763620208">
                <text:p>0.12215676362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.6060260338998">
                <text:p>40.6060260338998</text:p>
              </table:table-cell>
              <table:table-cell office:value-type="float" office:value="1.60859048872672">
                <text:p>1.60859048872672</text:p>
              </table:table-cell>
              <table:table-cell office:value-type="float" office:value="0.29140951127328">
                <text:p>0.29140951127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4362626927107">
                <text:p>36.4362626927107</text:p>
              </table:table-cell>
              <table:table-cell office:value-type="float" office:value="1.56153382452568">
                <text:p>1.56153382452568</text:p>
              </table:table-cell>
              <table:table-cell office:value-type="float" office:value="0.33846617547432">
                <text:p>0.33846617547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6684852868121">
                <text:p>30.6684852868121</text:p>
              </table:table-cell>
              <table:table-cell office:value-type="float" office:value="1.48669232675444">
                <text:p>1.48669232675444</text:p>
              </table:table-cell>
              <table:table-cell office:value-type="float" office:value="0.413307673245556">
                <text:p>0.413307673245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8475742815495">
                <text:p>66.8475742815495</text:p>
              </table:table-cell>
              <table:table-cell office:value-type="float" office:value="1.82508565250673">
                <text:p>1.82508565250673</text:p>
              </table:table-cell>
              <table:table-cell office:value-type="float" office:value="0.0749143474932668">
                <text:p>0.074914347493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7465673086068">
                <text:p>50.7465673086068</text:p>
              </table:table-cell>
              <table:table-cell office:value-type="float" office:value="1.70540667024337">
                <text:p>1.70540667024337</text:p>
              </table:table-cell>
              <table:table-cell office:value-type="float" office:value="0.194593329756635">
                <text:p>0.194593329756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.1108200159877">
                <text:p>64.1108200159877</text:p>
              </table:table-cell>
              <table:table-cell office:value-type="float" office:value="1.80693133180716">
                <text:p>1.80693133180716</text:p>
              </table:table-cell>
              <table:table-cell office:value-type="float" office:value="0.0930686681928405">
                <text:p>0.0930686681928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3329325569548">
                <text:p>44.3329325569548</text:p>
              </table:table-cell>
              <table:table-cell office:value-type="float" office:value="1.64672646017773">
                <text:p>1.64672646017773</text:p>
              </table:table-cell>
              <table:table-cell office:value-type="float" office:value="0.25327353982227">
                <text:p>0.25327353982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856360677659">
                <text:p>51.856360677659</text:p>
              </table:table-cell>
              <table:table-cell office:value-type="float" office:value="1.71480203435638">
                <text:p>1.71480203435638</text:p>
              </table:table-cell>
              <table:table-cell office:value-type="float" office:value="0.185197965643624">
                <text:p>0.185197965643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337230070271">
                <text:p>39.337230070271</text:p>
              </table:table-cell>
              <table:table-cell office:value-type="float" office:value="1.59480377582864">
                <text:p>1.59480377582864</text:p>
              </table:table-cell>
              <table:table-cell office:value-type="float" office:value="0.305196224171358">
                <text:p>0.305196224171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0493545451972">
                <text:p>61.0493545451972</text:p>
              </table:table-cell>
              <table:table-cell office:value-type="float" office:value="1.78568107665206">
                <text:p>1.78568107665206</text:p>
              </table:table-cell>
              <table:table-cell office:value-type="float" office:value="0.114318923347945">
                <text:p>0.114318923347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367707899699">
                <text:p>68.5367707899699</text:p>
              </table:table-cell>
              <table:table-cell office:value-type="float" office:value="1.83592363815724">
                <text:p>1.83592363815724</text:p>
              </table:table-cell>
              <table:table-cell office:value-type="float" office:value="0.0640763618427611">
                <text:p>0.0640763618427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1960908144129">
                <text:p>25.1960908144129</text:p>
              </table:table-cell>
              <table:table-cell office:value-type="float" office:value="1.40133316501072">
                <text:p>1.40133316501072</text:p>
              </table:table-cell>
              <table:table-cell office:value-type="float" office:value="0.498666834989282">
                <text:p>0.498666834989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954077869341">
                <text:p>70.5954077869341</text:p>
              </table:table-cell>
              <table:table-cell office:value-type="float" office:value="1.8487764512266">
                <text:p>1.8487764512266</text:p>
              </table:table-cell>
              <table:table-cell office:value-type="float" office:value="0.0512235487734025">
                <text:p>0.0512235487734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.5643883414008">
                <text:p>62.5643883414008</text:p>
              </table:table-cell>
              <table:table-cell office:value-type="float" office:value="1.79632720305714">
                <text:p>1.79632720305714</text:p>
              </table:table-cell>
              <table:table-cell office:value-type="float" office:value="0.103672796942857">
                <text:p>0.103672796942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51322930078">
                <text:p>58.51322930078</text:p>
              </table:table-cell>
              <table:table-cell office:value-type="float" office:value="1.76725406715546">
                <text:p>1.76725406715546</text:p>
              </table:table-cell>
              <table:table-cell office:value-type="float" office:value="0.132745932844539">
                <text:p>0.132745932844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.8750107571964">
                <text:p>56.8750107571964</text:p>
              </table:table-cell>
              <table:table-cell office:value-type="float" office:value="1.75492149180654">
                <text:p>1.75492149180654</text:p>
              </table:table-cell>
              <table:table-cell office:value-type="float" office:value="0.145078508193458">
                <text:p>0.145078508193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4014191302894">
                <text:p>34.4014191302894</text:p>
              </table:table-cell>
              <table:table-cell office:value-type="float" office:value="1.53657635849424">
                <text:p>1.53657635849424</text:p>
              </table:table-cell>
              <table:table-cell office:value-type="float" office:value="0.363423641505756">
                <text:p>0.363423641505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8706046144421">
                <text:p>47.8706046144421</text:p>
              </table:table-cell>
              <table:table-cell office:value-type="float" office:value="1.68006891273488">
                <text:p>1.68006891273488</text:p>
              </table:table-cell>
              <table:table-cell office:value-type="float" office:value="0.219931087265123">
                <text:p>0.219931087265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.0528593297015">
                <text:p>65.0528593297015</text:p>
              </table:table-cell>
              <table:table-cell office:value-type="float" office:value="1.81326639027224">
                <text:p>1.81326639027224</text:p>
              </table:table-cell>
              <table:table-cell office:value-type="float" office:value="0.0867336097277587">
                <text:p>0.0867336097277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.0008868531772">
                <text:p>59.0008868531772</text:p>
              </table:table-cell>
              <table:table-cell office:value-type="float" office:value="1.77085853965141">
                <text:p>1.77085853965141</text:p>
              </table:table-cell>
              <table:table-cell office:value-type="float" office:value="0.129141460348594">
                <text:p>0.129141460348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.6128209129372">
                <text:p>67.6128209129372</text:p>
              </table:table-cell>
              <table:table-cell office:value-type="float" office:value="1.83002905576108">
                <text:p>1.83002905576108</text:p>
              </table:table-cell>
              <table:table-cell office:value-type="float" office:value="0.0699709442389231">
                <text:p>0.0699709442389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2592641198937">
                <text:p>65.2592641198937</text:p>
              </table:table-cell>
              <table:table-cell office:value-type="float" office:value="1.81464217226412">
                <text:p>1.81464217226412</text:p>
              </table:table-cell>
              <table:table-cell office:value-type="float" office:value="0.0853578277358762">
                <text:p>0.08535782773587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9744163179958">
                <text:p>49.9744163179958</text:p>
              </table:table-cell>
              <table:table-cell office:value-type="float" office:value="1.69874773042689">
                <text:p>1.69874773042689</text:p>
              </table:table-cell>
              <table:table-cell office:value-type="float" office:value="0.201252269573106">
                <text:p>0.201252269573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4351462292446">
                <text:p>44.4351462292446</text:p>
              </table:table-cell>
              <table:table-cell office:value-type="float" office:value="1.64772661370311">
                <text:p>1.64772661370311</text:p>
              </table:table-cell>
              <table:table-cell office:value-type="float" office:value="0.252273386296893">
                <text:p>0.252273386296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9320371672706">
                <text:p>68.9320371672706</text:p>
              </table:table-cell>
              <table:table-cell office:value-type="float" office:value="1.83842111350697">
                <text:p>1.83842111350697</text:p>
              </table:table-cell>
              <table:table-cell office:value-type="float" office:value="0.0615788864930344">
                <text:p>0.0615788864930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1028933192918">
                <text:p>29.1028933192918</text:p>
              </table:table-cell>
              <table:table-cell office:value-type="float" office:value="1.46393616734122">
                <text:p>1.46393616734122</text:p>
              </table:table-cell>
              <table:table-cell office:value-type="float" office:value="0.436063832658784">
                <text:p>0.436063832658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1686178825229">
                <text:p>54.1686178825229</text:p>
              </table:table-cell>
              <table:table-cell office:value-type="float" office:value="1.73374775466324">
                <text:p>1.73374775466324</text:p>
              </table:table-cell>
              <table:table-cell office:value-type="float" office:value="0.166252245336764">
                <text:p>0.166252245336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0396970344392">
                <text:p>52.0396970344392</text:p>
              </table:table-cell>
              <table:table-cell office:value-type="float" office:value="1.71633475951418">
                <text:p>1.71633475951418</text:p>
              </table:table-cell>
              <table:table-cell office:value-type="float" office:value="0.183665240485821">
                <text:p>0.1836652404858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5156270786455">
                <text:p>63.5156270786455</text:p>
              </table:table-cell>
              <table:table-cell office:value-type="float" office:value="1.80288059015915">
                <text:p>1.80288059015915</text:p>
              </table:table-cell>
              <table:table-cell office:value-type="float" office:value="0.0971194098408523">
                <text:p>0.0971194098408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9748211202456">
                <text:p>55.9748211202456</text:p>
              </table:table-cell>
              <table:table-cell office:value-type="float" office:value="1.74799271437051">
                <text:p>1.74799271437051</text:p>
              </table:table-cell>
              <table:table-cell office:value-type="float" office:value="0.152007285629493">
                <text:p>0.152007285629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5890086437762">
                <text:p>53.5890086437762</text:p>
              </table:table-cell>
              <table:table-cell office:value-type="float" office:value="1.72907572299771">
                <text:p>1.72907572299771</text:p>
              </table:table-cell>
              <table:table-cell office:value-type="float" office:value="0.17092427700229">
                <text:p>0.170924277002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3767833834834">
                <text:p>64.3767833834834</text:p>
              </table:table-cell>
              <table:table-cell office:value-type="float" office:value="1.80872927316191">
                <text:p>1.80872927316191</text:p>
              </table:table-cell>
              <table:table-cell office:value-type="float" office:value="0.0912707268380852">
                <text:p>0.0912707268380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1460621868055">
                <text:p>38.1460621868055</text:p>
              </table:table-cell>
              <table:table-cell office:value-type="float" office:value="1.58144971244009">
                <text:p>1.58144971244009</text:p>
              </table:table-cell>
              <table:table-cell office:value-type="float" office:value="0.318550287559912">
                <text:p>0.318550287559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1383193342472">
                <text:p>55.1383193342472</text:p>
              </table:table-cell>
              <table:table-cell office:value-type="float" office:value="1.74145352428361">
                <text:p>1.74145352428361</text:p>
              </table:table-cell>
              <table:table-cell office:value-type="float" office:value="0.158546475716395">
                <text:p>0.158546475716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9320030465328">
                <text:p>71.9320030465328</text:p>
              </table:table-cell>
              <table:table-cell office:value-type="float" office:value="1.85692215400222">
                <text:p>1.85692215400222</text:p>
              </table:table-cell>
              <table:table-cell office:value-type="float" office:value="0.0430778459977803">
                <text:p>0.0430778459977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8927315485546">
                <text:p>73.8927315485546</text:p>
              </table:table-cell>
              <table:table-cell office:value-type="float" office:value="1.86860172116071">
                <text:p>1.86860172116071</text:p>
              </table:table-cell>
              <table:table-cell office:value-type="float" office:value="0.0313982788392928">
                <text:p>0.0313982788392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0085067994357">
                <text:p>74.0085067994357</text:p>
              </table:table-cell>
              <table:table-cell office:value-type="float" office:value="1.86928164194339">
                <text:p>1.86928164194339</text:p>
              </table:table-cell>
              <table:table-cell office:value-type="float" office:value="0.0307183580566117">
                <text:p>0.0307183580566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3669899960343">
                <text:p>45.3669899960343</text:p>
              </table:table-cell>
              <table:table-cell office:value-type="float" office:value="1.65673996570027">
                <text:p>1.65673996570027</text:p>
              </table:table-cell>
              <table:table-cell office:value-type="float" office:value="0.243260034299726">
                <text:p>0.243260034299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196688559471">
                <text:p>75.196688559471</text:p>
              </table:table-cell>
              <table:table-cell office:value-type="float" office:value="1.87619871596379">
                <text:p>1.87619871596379</text:p>
              </table:table-cell>
              <table:table-cell office:value-type="float" office:value="0.0238012840362058">
                <text:p>0.0238012840362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2939635439484">
                <text:p>70.2939635439484</text:p>
              </table:table-cell>
              <table:table-cell office:value-type="float" office:value="1.84691803181763">
                <text:p>1.84691803181763</text:p>
              </table:table-cell>
              <table:table-cell office:value-type="float" office:value="0.0530819681823733">
                <text:p>0.0530819681823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3305495122867">
                <text:p>58.3305495122867</text:p>
              </table:table-cell>
              <table:table-cell office:value-type="float" office:value="1.76589606779003">
                <text:p>1.76589606779003</text:p>
              </table:table-cell>
              <table:table-cell office:value-type="float" office:value="0.134103932209969">
                <text:p>0.134103932209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6988113950801">
                <text:p>51.6988113950801</text:p>
              </table:table-cell>
              <table:table-cell office:value-type="float" office:value="1.71348055836489">
                <text:p>1.71348055836489</text:p>
              </table:table-cell>
              <table:table-cell office:value-type="float" office:value="0.186519441635107">
                <text:p>0.186519441635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567cm" svg:height="15.302cm" xlink:href=".." xlink:type="simple" chart:class="chart:line" chart:style-name="ch1">
        <chart:title svg:x="5.947cm" svg:y="0.442cm" chart:style-name="ch2">
          <text:p>wykres porównujący funkcje przystosowania dla wybranych metod skalowania</text:p>
        </chart:title>
        <chart:legend chart:legend-position="end" svg:x="22.201cm" svg:y="6.854cm" style:legend-expansion="high" chart:style-name="ch3"/>
        <chart:plot-area chart:style-name="ch4" table:cell-range-address="'skalowanie-liniowe'.G4:'skalowanie-liniowe'.H103 skalowanie_logarytmiczne.D4:skalowanie_logarytmiczne.D103" chart:data-source-has-labels="row" svg:x="0.551cm" svg:y="1.527cm" svg:width="21.099cm" svg:height="13.469cm">
          <chart:coordinate-region svg:x="1.172cm" svg:y="1.726cm" svg:width="20.337cm" svg:height="12.3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kalowanie-liniowe'.G4:'skalowanie-liniowe'.G103" loext:label-string="brak_skalowania" chart:class="chart:line">
            <chart:data-point chart:repeated="100"/>
          </chart:series>
          <chart:series chart:style-name="ch9" chart:values-cell-range-address="'skalowanie-liniowe'.H4:'skalowanie-liniowe'.H103" loext:label-string="skalowanie_liniowe" chart:class="chart:line">
            <chart:data-point chart:repeated="100"/>
          </chart:series>
          <chart:series chart:style-name="ch10" chart:values-cell-range-address="skalowanie_logarytmiczne.D4:skalowanie_logarytmiczne.D103" loext:label-string="skalowanie_logarytmiczne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k_skalowania</text:p>
              </table:table-cell>
              <table:table-cell office:value-type="string">
                <text:p>skalowanie_liniowe</text:p>
              </table:table-cell>
              <table:table-cell office:value-type="string">
                <text:p>skalowanie_logarytmicz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3124556019023">
                <text:p>79.3124556019023</text:p>
                <draw:g>
                  <svg:desc>'skalowanie-liniowe'.G4:'skalowanie-liniowe'.G103</svg:desc>
                </draw:g>
              </table:table-cell>
              <table:table-cell office:value-type="float" office:value="65.6183373866844">
                <text:p>65.6183373866844</text:p>
                <draw:g>
                  <svg:desc>'skalowanie-liniowe'.H4:'skalowanie-liniowe'.H103</svg:desc>
                </draw:g>
              </table:table-cell>
              <table:table-cell office:value-type="float" office:value="0.000658603673645786">
                <text:p>0.000658603673645786</text:p>
                <draw:g>
                  <svg:desc>skalowanie_logarytmiczne.D4:skalowanie_logarytmiczne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1930878202377">
                <text:p>68.1930878202377</text:p>
              </table:table-cell>
              <table:table-cell office:value-type="float" office:value="60.6811375993927">
                <text:p>60.6811375993927</text:p>
              </table:table-cell>
              <table:table-cell office:value-type="float" office:value="0.0662596440189427">
                <text:p>0.0662596440189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781564043891">
                <text:p>44.7781564043891</text:p>
              </table:table-cell>
              <table:table-cell office:value-type="float" office:value="50.2844858584184">
                <text:p>50.2844858584184</text:p>
              </table:table-cell>
              <table:table-cell office:value-type="float" office:value="0.248933791058079">
                <text:p>0.248933791058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76814173729">
                <text:p>44.0976814173729</text:p>
              </table:table-cell>
              <table:table-cell office:value-type="float" office:value="49.9823426946053">
                <text:p>49.9823426946053</text:p>
              </table:table-cell>
              <table:table-cell office:value-type="float" office:value="0.255584244412255">
                <text:p>0.255584244412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208750120749">
                <text:p>69.208750120749</text:p>
              </table:table-cell>
              <table:table-cell office:value-type="float" office:value="61.1321099741273">
                <text:p>61.1321099741273</text:p>
              </table:table-cell>
              <table:table-cell office:value-type="float" office:value="0.0598389938536412">
                <text:p>0.0598389938536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285229926262">
                <text:p>51.4285229926262</text:p>
              </table:table-cell>
              <table:table-cell office:value-type="float" office:value="53.237368535705">
                <text:p>53.237368535705</text:p>
              </table:table-cell>
              <table:table-cell office:value-type="float" office:value="0.188795948270069">
                <text:p>0.188795948270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1561788720121">
                <text:p>52.1561788720121</text:p>
              </table:table-cell>
              <table:table-cell office:value-type="float" office:value="53.5604608664443">
                <text:p>53.5604608664443</text:p>
              </table:table-cell>
              <table:table-cell office:value-type="float" office:value="0.182694233909347">
                <text:p>0.182694233909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017275602588">
                <text:p>68.017275602588</text:p>
              </table:table-cell>
              <table:table-cell office:value-type="float" office:value="60.6030738047034">
                <text:p>60.6030738047034</text:p>
              </table:table-cell>
              <table:table-cell office:value-type="float" office:value="0.0673807674997136">
                <text:p>0.0673807674997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5841889353626">
                <text:p>68.5841889353626</text:p>
              </table:table-cell>
              <table:table-cell office:value-type="float" office:value="60.8547935464141">
                <text:p>60.8547935464141</text:p>
              </table:table-cell>
              <table:table-cell office:value-type="float" office:value="0.0637759928875221">
                <text:p>0.0637759928875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3823196884816">
                <text:p>32.3823196884816</text:p>
              </table:table-cell>
              <table:table-cell office:value-type="float" office:value="44.7805108484364">
                <text:p>44.7805108484364</text:p>
              </table:table-cell>
              <table:table-cell office:value-type="float" office:value="0.389692044037767">
                <text:p>0.38969204403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1579188187956">
                <text:p>53.1579188187956</text:p>
              </table:table-cell>
              <table:table-cell office:value-type="float" office:value="54.0052514650912">
                <text:p>54.0052514650912</text:p>
              </table:table-cell>
              <table:table-cell office:value-type="float" office:value="0.174432030423171">
                <text:p>0.174432030423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7637998873664">
                <text:p>48.7637998873664</text:p>
              </table:table-cell>
              <table:table-cell office:value-type="float" office:value="52.054183429608">
                <text:p>52.054183429608</text:p>
              </table:table-cell>
              <table:table-cell office:value-type="float" office:value="0.211902459620201">
                <text:p>0.21190245962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8728241885454">
                <text:p>50.8728241885454</text:p>
              </table:table-cell>
              <table:table-cell office:value-type="float" office:value="52.9906282469424">
                <text:p>52.9906282469424</text:p>
              </table:table-cell>
              <table:table-cell office:value-type="float" office:value="0.193514151980296">
                <text:p>0.193514151980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1864889410242">
                <text:p>57.1864889410242</text:p>
              </table:table-cell>
              <table:table-cell office:value-type="float" office:value="55.7940092381144">
                <text:p>55.7940092381144</text:p>
              </table:table-cell>
              <table:table-cell office:value-type="float" office:value="0.1427065668621">
                <text:p>0.1427065668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0015247849288">
                <text:p>61.0015247849288</text:p>
              </table:table-cell>
              <table:table-cell office:value-type="float" office:value="57.4879539413461">
                <text:p>57.4879539413461</text:p>
              </table:table-cell>
              <table:table-cell office:value-type="float" office:value="0.114659309294079">
                <text:p>0.114659309294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1762459405774">
                <text:p>50.1762459405774</text:p>
              </table:table-cell>
              <table:table-cell office:value-type="float" office:value="52.6813349449103">
                <text:p>52.6813349449103</text:p>
              </table:table-cell>
              <table:table-cell office:value-type="float" office:value="0.199501834617272">
                <text:p>0.199501834617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8456110303827">
                <text:p>53.8456110303827</text:p>
              </table:table-cell>
              <table:table-cell office:value-type="float" office:value="54.3105992067468">
                <text:p>54.3105992067468</text:p>
              </table:table-cell>
              <table:table-cell office:value-type="float" office:value="0.168849690378395">
                <text:p>0.16884969037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1529757452882">
                <text:p>47.1529757452882</text:p>
              </table:table-cell>
              <table:table-cell office:value-type="float" office:value="51.3389484659128">
                <text:p>51.3389484659128</text:p>
              </table:table-cell>
              <table:table-cell office:value-type="float" office:value="0.226490894464758">
                <text:p>0.226490894464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6083417145146">
                <text:p>55.6083417145146</text:p>
              </table:table-cell>
              <table:table-cell office:value-type="float" office:value="55.0932834141259">
                <text:p>55.0932834141259</text:p>
              </table:table-cell>
              <table:table-cell office:value-type="float" office:value="0.154860055740828">
                <text:p>0.154860055740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8915466741172">
                <text:p>49.8915466741172</text:p>
              </table:table-cell>
              <table:table-cell office:value-type="float" office:value="52.5549233372174">
                <text:p>52.5549233372174</text:p>
              </table:table-cell>
              <table:table-cell office:value-type="float" office:value="0.201973032408332">
                <text:p>0.201973032408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1688902264444">
                <text:p>65.1688902264444</text:p>
              </table:table-cell>
              <table:table-cell office:value-type="float" office:value="59.3383393387375">
                <text:p>59.3383393387375</text:p>
              </table:table-cell>
              <table:table-cell office:value-type="float" office:value="0.0859596746256239">
                <text:p>0.0859596746256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3995891183548">
                <text:p>64.3995891183548</text:p>
              </table:table-cell>
              <table:table-cell office:value-type="float" office:value="58.9967557755528">
                <text:p>58.9967557755528</text:p>
              </table:table-cell>
              <table:table-cell office:value-type="float" office:value="0.0911169035128663">
                <text:p>0.0911169035128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021994877911">
                <text:p>34.5021994877911</text:p>
              </table:table-cell>
              <table:table-cell office:value-type="float" office:value="45.7217757026751">
                <text:p>45.7217757026751</text:p>
              </table:table-cell>
              <table:table-cell office:value-type="float" office:value="0.362153218116215">
                <text:p>0.362153218116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7897096382131">
                <text:p>51.7897096382131</text:p>
              </table:table-cell>
              <table:table-cell office:value-type="float" office:value="53.3977419188667">
                <text:p>53.3977419188667</text:p>
              </table:table-cell>
              <table:table-cell office:value-type="float" office:value="0.185756523870604">
                <text:p>0.185756523870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082731262434">
                <text:p>42.082731262434</text:p>
              </table:table-cell>
              <table:table-cell office:value-type="float" office:value="49.0876684944434">
                <text:p>49.0876684944434</text:p>
              </table:table-cell>
              <table:table-cell office:value-type="float" office:value="0.275896081266145">
                <text:p>0.27589608126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7898154700035">
                <text:p>66.7898154700035</text:p>
              </table:table-cell>
              <table:table-cell office:value-type="float" office:value="60.0580593736223">
                <text:p>60.0580593736223</text:p>
              </table:table-cell>
              <table:table-cell office:value-type="float" office:value="0.075289756422523">
                <text:p>0.07528975642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8207228615757">
                <text:p>59.8207228615757</text:p>
              </table:table-cell>
              <table:table-cell office:value-type="float" office:value="56.9636565964533">
                <text:p>56.9636565964533</text:p>
              </table:table-cell>
              <table:table-cell office:value-type="float" office:value="0.123148343345879">
                <text:p>0.123148343345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5368114375424">
                <text:p>73.5368114375424</text:p>
              </table:table-cell>
              <table:table-cell office:value-type="float" office:value="63.0538472376337">
                <text:p>63.0538472376337</text:p>
              </table:table-cell>
              <table:table-cell office:value-type="float" office:value="0.0334952051049329">
                <text:p>0.0334952051049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8536237366332">
                <text:p>70.8536237366332</text:p>
              </table:table-cell>
              <table:table-cell office:value-type="float" office:value="61.8624635181351">
                <text:p>61.8624635181351</text:p>
              </table:table-cell>
              <table:table-cell office:value-type="float" office:value="0.0496379332982626">
                <text:p>0.04963793329826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7141939864485">
                <text:p>42.7141939864485</text:p>
              </table:table-cell>
              <table:table-cell office:value-type="float" office:value="49.3680493297484">
                <text:p>49.3680493297484</text:p>
              </table:table-cell>
              <table:table-cell office:value-type="float" office:value="0.269427784327132">
                <text:p>0.269427784327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6167079061687">
                <text:p>56.6167079061687</text:p>
              </table:table-cell>
              <table:table-cell office:value-type="float" office:value="55.5410161849725">
                <text:p>55.5410161849725</text:p>
              </table:table-cell>
              <table:table-cell office:value-type="float" office:value="0.147055387174228">
                <text:p>0.147055387174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1567449198671">
                <text:p>44.1567449198671</text:p>
              </table:table-cell>
              <table:table-cell office:value-type="float" office:value="50.008567954681">
                <text:p>50.008567954681</text:p>
              </table:table-cell>
              <table:table-cell office:value-type="float" office:value="0.255002948762638">
                <text:p>0.255002948762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8956984475194">
                <text:p>45.8956984475194</text:p>
              </table:table-cell>
              <table:table-cell office:value-type="float" office:value="50.7806946758595">
                <text:p>50.7806946758595</text:p>
              </table:table-cell>
              <table:table-cell office:value-type="float" office:value="0.238228016598871">
                <text:p>0.238228016598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4303408519571">
                <text:p>51.4303408519571</text:p>
              </table:table-cell>
              <table:table-cell office:value-type="float" office:value="53.2381756980256">
                <text:p>53.2381756980256</text:p>
              </table:table-cell>
              <table:table-cell office:value-type="float" office:value="0.188780597404876">
                <text:p>0.188780597404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712701236404">
                <text:p>47.8712701236404</text:p>
              </table:table-cell>
              <table:table-cell office:value-type="float" office:value="51.6578841213969">
                <text:p>51.6578841213969</text:p>
              </table:table-cell>
              <table:table-cell office:value-type="float" office:value="0.219925049635857">
                <text:p>0.219925049635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4041630165509">
                <text:p>70.4041630165509</text:p>
              </table:table-cell>
              <table:table-cell office:value-type="float" office:value="61.6628948542363">
                <text:p>61.6628948542363</text:p>
              </table:table-cell>
              <table:table-cell office:value-type="float" office:value="0.0524016601524613">
                <text:p>0.052401660152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847911847799">
                <text:p>33.5847911847799</text:p>
              </table:table-cell>
              <table:table-cell office:value-type="float" office:value="45.3144298744388">
                <text:p>45.3144298744388</text:p>
              </table:table-cell>
              <table:table-cell office:value-type="float" office:value="0.373857347605865">
                <text:p>0.373857347605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8977942073385">
                <text:p>47.8977942073385</text:p>
              </table:table-cell>
              <table:table-cell office:value-type="float" office:value="51.6696612928119">
                <text:p>51.6696612928119</text:p>
              </table:table-cell>
              <table:table-cell office:value-type="float" office:value="0.219684486285623">
                <text:p>0.219684486285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90726546335">
                <text:p>52.7190726546335</text:p>
              </table:table-cell>
              <table:table-cell office:value-type="float" office:value="53.8103958554109">
                <text:p>53.8103958554109</text:p>
              </table:table-cell>
              <table:table-cell office:value-type="float" office:value="0.178032237725838">
                <text:p>0.178032237725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9724787011759">
                <text:p>44.9724787011759</text:p>
              </table:table-cell>
              <table:table-cell office:value-type="float" office:value="50.3707684619981">
                <text:p>50.3707684619981</text:p>
              </table:table-cell>
              <table:table-cell office:value-type="float" office:value="0.247053175216656">
                <text:p>0.247053175216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.0007266473587">
                <text:p>42.0007266473587</text:p>
              </table:table-cell>
              <table:table-cell office:value-type="float" office:value="49.0512569667327">
                <text:p>49.0512569667327</text:p>
              </table:table-cell>
              <table:table-cell office:value-type="float" office:value="0.276743195882855">
                <text:p>0.276743195882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.026438684052">
                <text:p>76.026438684052</text:p>
              </table:table-cell>
              <table:table-cell office:value-type="float" office:value="64.1592866253093">
                <text:p>64.1592866253093</text:p>
              </table:table-cell>
              <table:table-cell office:value-type="float" office:value="0.0190353527473537">
                <text:p>0.0190353527473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7597333582606">
                <text:p>42.7597333582606</text:p>
              </table:table-cell>
              <table:table-cell office:value-type="float" office:value="49.3882696319489">
                <text:p>49.3882696319489</text:p>
              </table:table-cell>
              <table:table-cell office:value-type="float" office:value="0.26896501163438">
                <text:p>0.26896501163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9834608852419">
                <text:p>44.9834608852419</text:p>
              </table:table-cell>
              <table:table-cell office:value-type="float" office:value="50.3756447497421">
                <text:p>50.3756447497421</text:p>
              </table:table-cell>
              <table:table-cell office:value-type="float" office:value="0.246947134370777">
                <text:p>0.246947134370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707967358746">
                <text:p>55.707967358746</text:p>
              </table:table-cell>
              <table:table-cell office:value-type="float" office:value="55.1375189965049">
                <text:p>55.1375189965049</text:p>
              </table:table-cell>
              <table:table-cell office:value-type="float" office:value="0.154082687546391">
                <text:p>0.154082687546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3474443409222">
                <text:p>59.3474443409222</text:p>
              </table:table-cell>
              <table:table-cell office:value-type="float" office:value="56.7535123996445">
                <text:p>56.7535123996445</text:p>
              </table:table-cell>
              <table:table-cell office:value-type="float" office:value="0.126597978184244">
                <text:p>0.126597978184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5838621527343">
                <text:p>53.5838621527343</text:p>
              </table:table-cell>
              <table:table-cell office:value-type="float" office:value="54.1943779855025">
                <text:p>54.1943779855025</text:p>
              </table:table-cell>
              <table:table-cell office:value-type="float" office:value="0.17096598704786">
                <text:p>0.17096598704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070649182329">
                <text:p>68.070649182329</text:p>
              </table:table-cell>
              <table:table-cell office:value-type="float" office:value="60.6267726364822">
                <text:p>60.6267726364822</text:p>
              </table:table-cell>
              <table:table-cell office:value-type="float" office:value="0.0670401075567235">
                <text:p>0.0670401075567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2867162949643">
                <text:p>72.2867162949643</text:p>
              </table:table-cell>
              <table:table-cell office:value-type="float" office:value="62.4987824539858">
                <text:p>62.4987824539858</text:p>
              </table:table-cell>
              <table:table-cell office:value-type="float" office:value="0.0409415031181257">
                <text:p>0.040941503118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1067578248375">
                <text:p>42.1067578248375</text:p>
              </table:table-cell>
              <table:table-cell office:value-type="float" office:value="49.0983367213711">
                <text:p>49.0983367213711</text:p>
              </table:table-cell>
              <table:table-cell office:value-type="float" office:value="0.275648197501382">
                <text:p>0.275648197501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9792448715874">
                <text:p>54.9792448715874</text:p>
              </table:table-cell>
              <table:table-cell office:value-type="float" office:value="54.8139530726826">
                <text:p>54.8139530726826</text:p>
              </table:table-cell>
              <table:table-cell office:value-type="float" office:value="0.159801229395331">
                <text:p>0.159801229395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6364138019799">
                <text:p>40.6364138019799</text:p>
              </table:table-cell>
              <table:table-cell office:value-type="float" office:value="48.4454774635931">
                <text:p>48.4454774635931</text:p>
              </table:table-cell>
              <table:table-cell office:value-type="float" office:value="0.291084625889811">
                <text:p>0.291084625889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9524240266187">
                <text:p>65.9524240266187</text:p>
              </table:table-cell>
              <table:table-cell office:value-type="float" office:value="59.6862424738362">
                <text:p>59.6862424738362</text:p>
              </table:table-cell>
              <table:table-cell office:value-type="float" office:value="0.0807692376909603">
                <text:p>0.08076923769096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9068494892974">
                <text:p>64.9068494892974</text:p>
              </table:table-cell>
              <table:table-cell office:value-type="float" office:value="59.2219885266134">
                <text:p>59.2219885266134</text:p>
              </table:table-cell>
              <table:table-cell office:value-type="float" office:value="0.087709470557976">
                <text:p>0.087709470557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7124663867626">
                <text:p>57.7124663867626</text:p>
              </table:table-cell>
              <table:table-cell office:value-type="float" office:value="56.0275527078701">
                <text:p>56.0275527078701</text:p>
              </table:table-cell>
              <table:table-cell office:value-type="float" office:value="0.1387303653851">
                <text:p>0.1387303653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1115501238062">
                <text:p>44.1115501238062</text:p>
              </table:table-cell>
              <table:table-cell office:value-type="float" office:value="49.988500650327">
                <text:p>49.988500650327</text:p>
              </table:table-cell>
              <table:table-cell office:value-type="float" office:value="0.255447680412785">
                <text:p>0.255447680412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4573306744083">
                <text:p>32.4573306744083</text:p>
              </table:table-cell>
              <table:table-cell office:value-type="float" office:value="44.8138170787036">
                <text:p>44.8138170787036</text:p>
              </table:table-cell>
              <table:table-cell office:value-type="float" office:value="0.388687199883894">
                <text:p>0.388687199883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9574613793611">
                <text:p>59.9574613793611</text:p>
              </table:table-cell>
              <table:table-cell office:value-type="float" office:value="57.0243709638689">
                <text:p>57.0243709638689</text:p>
              </table:table-cell>
              <table:table-cell office:value-type="float" office:value="0.122156763620208">
                <text:p>0.12215676362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.6060260338998">
                <text:p>40.6060260338998</text:p>
              </table:table-cell>
              <table:table-cell office:value-type="float" office:value="48.4319847466466">
                <text:p>48.4319847466466</text:p>
              </table:table-cell>
              <table:table-cell office:value-type="float" office:value="0.29140951127328">
                <text:p>0.29140951127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4362626927107">
                <text:p>36.4362626927107</text:p>
              </table:table-cell>
              <table:table-cell office:value-type="float" office:value="46.5805346385639">
                <text:p>46.5805346385639</text:p>
              </table:table-cell>
              <table:table-cell office:value-type="float" office:value="0.33846617547432">
                <text:p>0.33846617547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6684852868121">
                <text:p>30.6684852868121</text:p>
              </table:table-cell>
              <table:table-cell office:value-type="float" office:value="44.0195374721147">
                <text:p>44.0195374721147</text:p>
              </table:table-cell>
              <table:table-cell office:value-type="float" office:value="0.413307673245556">
                <text:p>0.413307673245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8475742815495">
                <text:p>66.8475742815495</text:p>
              </table:table-cell>
              <table:table-cell office:value-type="float" office:value="60.0837053273922">
                <text:p>60.0837053273922</text:p>
              </table:table-cell>
              <table:table-cell office:value-type="float" office:value="0.0749143474932668">
                <text:p>0.074914347493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7465673086068">
                <text:p>50.7465673086068</text:p>
              </table:table-cell>
              <table:table-cell office:value-type="float" office:value="52.9345679157242">
                <text:p>52.9345679157242</text:p>
              </table:table-cell>
              <table:table-cell office:value-type="float" office:value="0.194593329756635">
                <text:p>0.194593329756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.1108200159877">
                <text:p>64.1108200159877</text:p>
              </table:table-cell>
              <table:table-cell office:value-type="float" office:value="58.8685370873343">
                <text:p>58.8685370873343</text:p>
              </table:table-cell>
              <table:table-cell office:value-type="float" office:value="0.0930686681928405">
                <text:p>0.0930686681928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3329325569548">
                <text:p>44.3329325569548</text:p>
              </table:table-cell>
              <table:table-cell office:value-type="float" office:value="50.08679844237">
                <text:p>50.08679844237</text:p>
              </table:table-cell>
              <table:table-cell office:value-type="float" office:value="0.25327353982227">
                <text:p>0.25327353982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856360677659">
                <text:p>51.856360677659</text:p>
              </table:table-cell>
              <table:table-cell office:value-type="float" office:value="53.427336182159">
                <text:p>53.427336182159</text:p>
              </table:table-cell>
              <table:table-cell office:value-type="float" office:value="0.185197965643624">
                <text:p>0.185197965643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337230070271">
                <text:p>39.337230070271</text:p>
              </table:table-cell>
              <table:table-cell office:value-type="float" office:value="47.8686164612596">
                <text:p>47.8686164612596</text:p>
              </table:table-cell>
              <table:table-cell office:value-type="float" office:value="0.305196224171358">
                <text:p>0.305196224171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0493545451972">
                <text:p>61.0493545451972</text:p>
              </table:table-cell>
              <table:table-cell office:value-type="float" office:value="57.509191217319">
                <text:p>57.509191217319</text:p>
              </table:table-cell>
              <table:table-cell office:value-type="float" office:value="0.114318923347945">
                <text:p>0.114318923347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367707899699">
                <text:p>68.5367707899699</text:p>
              </table:table-cell>
              <table:table-cell office:value-type="float" office:value="60.8337390348678">
                <text:p>60.8337390348678</text:p>
              </table:table-cell>
              <table:table-cell office:value-type="float" office:value="0.0640763618427611">
                <text:p>0.0640763618427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1960908144129">
                <text:p>25.1960908144129</text:p>
              </table:table-cell>
              <table:table-cell office:value-type="float" office:value="41.5896956541602">
                <text:p>41.5896956541602</text:p>
              </table:table-cell>
              <table:table-cell office:value-type="float" office:value="0.498666834989282">
                <text:p>0.498666834989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954077869341">
                <text:p>70.5954077869341</text:p>
              </table:table-cell>
              <table:table-cell office:value-type="float" office:value="61.7478109806022">
                <text:p>61.7478109806022</text:p>
              </table:table-cell>
              <table:table-cell office:value-type="float" office:value="0.0512235487734025">
                <text:p>0.0512235487734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.5643883414008">
                <text:p>62.5643883414008</text:p>
              </table:table-cell>
              <table:table-cell office:value-type="float" office:value="58.1818935402595">
                <text:p>58.1818935402595</text:p>
              </table:table-cell>
              <table:table-cell office:value-type="float" office:value="0.103672796942857">
                <text:p>0.103672796942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51322930078">
                <text:p>58.51322930078</text:p>
              </table:table-cell>
              <table:table-cell office:value-type="float" office:value="56.3831058801716">
                <text:p>56.3831058801716</text:p>
              </table:table-cell>
              <table:table-cell office:value-type="float" office:value="0.132745932844539">
                <text:p>0.132745932844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.8750107571964">
                <text:p>56.8750107571964</text:p>
              </table:table-cell>
              <table:table-cell office:value-type="float" office:value="55.6557073082622">
                <text:p>55.6557073082622</text:p>
              </table:table-cell>
              <table:table-cell office:value-type="float" office:value="0.145078508193458">
                <text:p>0.145078508193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4014191302894">
                <text:p>34.4014191302894</text:p>
              </table:table-cell>
              <table:table-cell office:value-type="float" office:value="45.6770274067836">
                <text:p>45.6770274067836</text:p>
              </table:table-cell>
              <table:table-cell office:value-type="float" office:value="0.363423641505756">
                <text:p>0.363423641505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8706046144421">
                <text:p>47.8706046144421</text:p>
              </table:table-cell>
              <table:table-cell office:value-type="float" office:value="51.6575886233131">
                <text:p>51.6575886233131</text:p>
              </table:table-cell>
              <table:table-cell office:value-type="float" office:value="0.219931087265123">
                <text:p>0.219931087265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.0528593297015">
                <text:p>65.0528593297015</text:p>
              </table:table-cell>
              <table:table-cell office:value-type="float" office:value="59.286819528442">
                <text:p>59.286819528442</text:p>
              </table:table-cell>
              <table:table-cell office:value-type="float" office:value="0.0867336097277587">
                <text:p>0.0867336097277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.0008868531772">
                <text:p>59.0008868531772</text:p>
              </table:table-cell>
              <table:table-cell office:value-type="float" office:value="56.5996346263416">
                <text:p>56.5996346263416</text:p>
              </table:table-cell>
              <table:table-cell office:value-type="float" office:value="0.129141460348594">
                <text:p>0.129141460348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.6128209129372">
                <text:p>67.6128209129372</text:p>
              </table:table-cell>
              <table:table-cell office:value-type="float" office:value="60.4234886298154">
                <text:p>60.4234886298154</text:p>
              </table:table-cell>
              <table:table-cell office:value-type="float" office:value="0.0699709442389231">
                <text:p>0.0699709442389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2592641198937">
                <text:p>65.2592641198937</text:p>
              </table:table-cell>
              <table:table-cell office:value-type="float" office:value="59.3784669769519">
                <text:p>59.3784669769519</text:p>
              </table:table-cell>
              <table:table-cell office:value-type="float" office:value="0.0853578277358762">
                <text:p>0.08535782773587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9744163179958">
                <text:p>49.9744163179958</text:p>
              </table:table-cell>
              <table:table-cell office:value-type="float" office:value="52.5917189533139">
                <text:p>52.5917189533139</text:p>
              </table:table-cell>
              <table:table-cell office:value-type="float" office:value="0.201252269573106">
                <text:p>0.201252269573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4351462292446">
                <text:p>44.4351462292446</text:p>
              </table:table-cell>
              <table:table-cell office:value-type="float" office:value="50.1321831558713">
                <text:p>50.1321831558713</text:p>
              </table:table-cell>
              <table:table-cell office:value-type="float" office:value="0.252273386296893">
                <text:p>0.252273386296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9320371672706">
                <text:p>68.9320371672706</text:p>
              </table:table-cell>
              <table:table-cell office:value-type="float" office:value="61.0092444333987">
                <text:p>61.0092444333987</text:p>
              </table:table-cell>
              <table:table-cell office:value-type="float" office:value="0.0615788864930344">
                <text:p>0.0615788864930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1028933192918">
                <text:p>29.1028933192918</text:p>
              </table:table-cell>
              <table:table-cell office:value-type="float" office:value="43.3243864095002">
                <text:p>43.3243864095002</text:p>
              </table:table-cell>
              <table:table-cell office:value-type="float" office:value="0.436063832658784">
                <text:p>0.436063832658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1686178825229">
                <text:p>54.1686178825229</text:p>
              </table:table-cell>
              <table:table-cell office:value-type="float" office:value="54.454020073202">
                <text:p>54.454020073202</text:p>
              </table:table-cell>
              <table:table-cell office:value-type="float" office:value="0.166252245336764">
                <text:p>0.166252245336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0396970344392">
                <text:p>52.0396970344392</text:p>
              </table:table-cell>
              <table:table-cell office:value-type="float" office:value="53.5087408302893">
                <text:p>53.5087408302893</text:p>
              </table:table-cell>
              <table:table-cell office:value-type="float" office:value="0.183665240485821">
                <text:p>0.1836652404858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5156270786455">
                <text:p>63.5156270786455</text:p>
              </table:table-cell>
              <table:table-cell office:value-type="float" office:value="58.6042606912888">
                <text:p>58.6042606912888</text:p>
              </table:table-cell>
              <table:table-cell office:value-type="float" office:value="0.0971194098408523">
                <text:p>0.0971194098408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9748211202456">
                <text:p>55.9748211202456</text:p>
              </table:table-cell>
              <table:table-cell office:value-type="float" office:value="55.2560068782247">
                <text:p>55.2560068782247</text:p>
              </table:table-cell>
              <table:table-cell office:value-type="float" office:value="0.152007285629493">
                <text:p>0.152007285629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5890086437762">
                <text:p>53.5890086437762</text:p>
              </table:table-cell>
              <table:table-cell office:value-type="float" office:value="54.196663120321">
                <text:p>54.196663120321</text:p>
              </table:table-cell>
              <table:table-cell office:value-type="float" office:value="0.17092427700229">
                <text:p>0.170924277002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3767833834834">
                <text:p>64.3767833834834</text:p>
              </table:table-cell>
              <table:table-cell office:value-type="float" office:value="58.9866296180619">
                <text:p>58.9866296180619</text:p>
              </table:table-cell>
              <table:table-cell office:value-type="float" office:value="0.0912707268380852">
                <text:p>0.0912707268380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1460621868055">
                <text:p>38.1460621868055</text:p>
              </table:table-cell>
              <table:table-cell office:value-type="float" office:value="47.3397164431693">
                <text:p>47.3397164431693</text:p>
              </table:table-cell>
              <table:table-cell office:value-type="float" office:value="0.318550287559912">
                <text:p>0.318550287559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1383193342472">
                <text:p>55.1383193342472</text:p>
              </table:table-cell>
              <table:table-cell office:value-type="float" office:value="54.8845850023596">
                <text:p>54.8845850023596</text:p>
              </table:table-cell>
              <table:table-cell office:value-type="float" office:value="0.158546475716395">
                <text:p>0.158546475716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9320030465328">
                <text:p>71.9320030465328</text:p>
              </table:table-cell>
              <table:table-cell office:value-type="float" office:value="62.3412833758824">
                <text:p>62.3412833758824</text:p>
              </table:table-cell>
              <table:table-cell office:value-type="float" office:value="0.0430778459977803">
                <text:p>0.0430778459977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8927315485546">
                <text:p>73.8927315485546</text:p>
              </table:table-cell>
              <table:table-cell office:value-type="float" office:value="63.2118821844839">
                <text:p>63.2118821844839</text:p>
              </table:table-cell>
              <table:table-cell office:value-type="float" office:value="0.0313982788392928">
                <text:p>0.0313982788392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0085067994357">
                <text:p>74.0085067994357</text:p>
              </table:table-cell>
              <table:table-cell office:value-type="float" office:value="63.2632884834073">
                <text:p>63.2632884834073</text:p>
              </table:table-cell>
              <table:table-cell office:value-type="float" office:value="0.0307183580566117">
                <text:p>0.0307183580566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3669899960343">
                <text:p>45.3669899960343</text:p>
              </table:table-cell>
              <table:table-cell office:value-type="float" office:value="50.5459385903098">
                <text:p>50.5459385903098</text:p>
              </table:table-cell>
              <table:table-cell office:value-type="float" office:value="0.243260034299726">
                <text:p>0.243260034299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196688559471">
                <text:p>75.196688559471</text:p>
              </table:table-cell>
              <table:table-cell office:value-type="float" office:value="63.790862608852">
                <text:p>63.790862608852</text:p>
              </table:table-cell>
              <table:table-cell office:value-type="float" office:value="0.0238012840362058">
                <text:p>0.0238012840362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2939635439484">
                <text:p>70.2939635439484</text:p>
              </table:table-cell>
              <table:table-cell office:value-type="float" office:value="61.6139643014049">
                <text:p>61.6139643014049</text:p>
              </table:table-cell>
              <table:table-cell office:value-type="float" office:value="0.0530819681823733">
                <text:p>0.0530819681823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3305495122867">
                <text:p>58.3305495122867</text:p>
              </table:table-cell>
              <table:table-cell office:value-type="float" office:value="56.3019927601991">
                <text:p>56.3019927601991</text:p>
              </table:table-cell>
              <table:table-cell office:value-type="float" office:value="0.134103932209969">
                <text:p>0.134103932209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6988113950801">
                <text:p>51.6988113950801</text:p>
              </table:table-cell>
              <table:table-cell office:value-type="float" office:value="53.3573814599383">
                <text:p>53.3573814599383</text:p>
              </table:table-cell>
              <table:table-cell office:value-type="float" office:value="0.186519441635107">
                <text:p>0.1865194416351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27cm" svg:height="10.903cm" xlink:href=".." xlink:type="simple" chart:class="chart:line" chart:style-name="ch1">
        <chart:legend chart:legend-position="bottom" svg:x="8.787cm" svg:y="10.304cm" style:legend-expansion="wide" chart:style-name="ch2"/>
        <chart:plot-area chart:style-name="ch3" table:cell-range-address="skalowanie_logarytmiczne.C4:skalowanie_logarytmiczne.D103" chart:data-source-has-labels="row" svg:x="0.526cm" svg:y="0.218cm" svg:width="25.275cm" svg:height="9.684cm">
          <chart:coordinate-region svg:x="1.253cm" svg:y="0.417cm" svg:width="24.407cm" svg:height="8.5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kalowanie_logarytmiczne.C4:skalowanie_logarytmiczne.C103" loext:label-string="log" chart:class="chart:line">
            <chart:data-point chart:repeated="100"/>
          </chart:series>
          <chart:series chart:style-name="ch7" chart:values-cell-range-address="skalowanie_logarytmiczne.D4:skalowanie_logarytmiczne.D103" loext:label-string="funkcja_przystosowana_skalowana_log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</text:p>
              </table:table-cell>
              <table:table-cell office:value-type="string">
                <text:p>funkcja_przystosowana_skalowana_lo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9934139632635">
                <text:p>1.89934139632635</text:p>
                <draw:g>
                  <svg:desc>skalowanie_logarytmiczne.C4:skalowanie_logarytmiczne.C103</svg:desc>
                </draw:g>
              </table:table-cell>
              <table:table-cell office:value-type="float" office:value="0.000658603673645786">
                <text:p>0.000658603673645786</text:p>
                <draw:g>
                  <svg:desc>skalowanie_logarytmiczne.D4:skalowanie_logarytmiczne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374035598106">
                <text:p>1.83374035598106</text:p>
              </table:table-cell>
              <table:table-cell office:value-type="float" office:value="0.0662596440189427">
                <text:p>0.0662596440189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5106620894192">
                <text:p>1.65106620894192</text:p>
              </table:table-cell>
              <table:table-cell office:value-type="float" office:value="0.248933791058079">
                <text:p>0.248933791058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4441575558774">
                <text:p>1.64441575558774</text:p>
              </table:table-cell>
              <table:table-cell office:value-type="float" office:value="0.255584244412255">
                <text:p>0.255584244412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4016100614636">
                <text:p>1.84016100614636</text:p>
              </table:table-cell>
              <table:table-cell office:value-type="float" office:value="0.0598389938536412">
                <text:p>0.0598389938536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1120405172993">
                <text:p>1.71120405172993</text:p>
              </table:table-cell>
              <table:table-cell office:value-type="float" office:value="0.188795948270069">
                <text:p>0.188795948270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730576609065">
                <text:p>1.71730576609065</text:p>
              </table:table-cell>
              <table:table-cell office:value-type="float" office:value="0.182694233909347">
                <text:p>0.182694233909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3261923250029">
                <text:p>1.83261923250029</text:p>
              </table:table-cell>
              <table:table-cell office:value-type="float" office:value="0.0673807674997136">
                <text:p>0.0673807674997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3622400711248">
                <text:p>1.83622400711248</text:p>
              </table:table-cell>
              <table:table-cell office:value-type="float" office:value="0.0637759928875221">
                <text:p>0.0637759928875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1030795596223">
                <text:p>1.51030795596223</text:p>
              </table:table-cell>
              <table:table-cell office:value-type="float" office:value="0.389692044037767">
                <text:p>0.38969204403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556796957683">
                <text:p>1.72556796957683</text:p>
              </table:table-cell>
              <table:table-cell office:value-type="float" office:value="0.174432030423171">
                <text:p>0.174432030423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880975403798">
                <text:p>1.6880975403798</text:p>
              </table:table-cell>
              <table:table-cell office:value-type="float" office:value="0.211902459620201">
                <text:p>0.21190245962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064858480197">
                <text:p>1.7064858480197</text:p>
              </table:table-cell>
              <table:table-cell office:value-type="float" office:value="0.193514151980296">
                <text:p>0.193514151980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572934331379">
                <text:p>1.7572934331379</text:p>
              </table:table-cell>
              <table:table-cell office:value-type="float" office:value="0.1427065668621">
                <text:p>0.1427065668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8534069070592">
                <text:p>1.78534069070592</text:p>
              </table:table-cell>
              <table:table-cell office:value-type="float" office:value="0.114659309294079">
                <text:p>0.114659309294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0049816538273">
                <text:p>1.70049816538273</text:p>
              </table:table-cell>
              <table:table-cell office:value-type="float" office:value="0.199501834617272">
                <text:p>0.199501834617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311503096216">
                <text:p>1.7311503096216</text:p>
              </table:table-cell>
              <table:table-cell office:value-type="float" office:value="0.168849690378395">
                <text:p>0.16884969037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7350910553524">
                <text:p>1.67350910553524</text:p>
              </table:table-cell>
              <table:table-cell office:value-type="float" office:value="0.226490894464758">
                <text:p>0.226490894464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4513994425917">
                <text:p>1.74513994425917</text:p>
              </table:table-cell>
              <table:table-cell office:value-type="float" office:value="0.154860055740828">
                <text:p>0.154860055740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9802696759167">
                <text:p>1.69802696759167</text:p>
              </table:table-cell>
              <table:table-cell office:value-type="float" office:value="0.201973032408332">
                <text:p>0.201973032408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1404032537438">
                <text:p>1.81404032537438</text:p>
              </table:table-cell>
              <table:table-cell office:value-type="float" office:value="0.0859596746256239">
                <text:p>0.0859596746256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0888309648713">
                <text:p>1.80888309648713</text:p>
              </table:table-cell>
              <table:table-cell office:value-type="float" office:value="0.0911169035128663">
                <text:p>0.0911169035128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3784678188378">
                <text:p>1.53784678188378</text:p>
              </table:table-cell>
              <table:table-cell office:value-type="float" office:value="0.362153218116215">
                <text:p>0.362153218116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142434761294">
                <text:p>1.7142434761294</text:p>
              </table:table-cell>
              <table:table-cell office:value-type="float" office:value="0.185756523870604">
                <text:p>0.185756523870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2410391873386">
                <text:p>1.62410391873386</text:p>
              </table:table-cell>
              <table:table-cell office:value-type="float" office:value="0.275896081266145">
                <text:p>0.27589608126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2471024357748">
                <text:p>1.82471024357748</text:p>
              </table:table-cell>
              <table:table-cell office:value-type="float" office:value="0.075289756422523">
                <text:p>0.07528975642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7685165665412">
                <text:p>1.77685165665412</text:p>
              </table:table-cell>
              <table:table-cell office:value-type="float" office:value="0.123148343345879">
                <text:p>0.123148343345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6650479489507">
                <text:p>1.86650479489507</text:p>
              </table:table-cell>
              <table:table-cell office:value-type="float" office:value="0.0334952051049329">
                <text:p>0.0334952051049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5036206670174">
                <text:p>1.85036206670174</text:p>
              </table:table-cell>
              <table:table-cell office:value-type="float" office:value="0.0496379332982626">
                <text:p>0.04963793329826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3057221567287">
                <text:p>1.63057221567287</text:p>
              </table:table-cell>
              <table:table-cell office:value-type="float" office:value="0.269427784327132">
                <text:p>0.269427784327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5294461282577">
                <text:p>1.75294461282577</text:p>
              </table:table-cell>
              <table:table-cell office:value-type="float" office:value="0.147055387174228">
                <text:p>0.147055387174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4499705123736">
                <text:p>1.64499705123736</text:p>
              </table:table-cell>
              <table:table-cell office:value-type="float" office:value="0.255002948762638">
                <text:p>0.255002948762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6177198340113">
                <text:p>1.66177198340113</text:p>
              </table:table-cell>
              <table:table-cell office:value-type="float" office:value="0.238228016598871">
                <text:p>0.238228016598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1121940259512">
                <text:p>1.71121940259512</text:p>
              </table:table-cell>
              <table:table-cell office:value-type="float" office:value="0.188780597404876">
                <text:p>0.188780597404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8007495036414">
                <text:p>1.68007495036414</text:p>
              </table:table-cell>
              <table:table-cell office:value-type="float" office:value="0.219925049635857">
                <text:p>0.219925049635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4759833984754">
                <text:p>1.84759833984754</text:p>
              </table:table-cell>
              <table:table-cell office:value-type="float" office:value="0.0524016601524613">
                <text:p>0.052401660152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2614265239414">
                <text:p>1.52614265239414</text:p>
              </table:table-cell>
              <table:table-cell office:value-type="float" office:value="0.373857347605865">
                <text:p>0.373857347605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8031551371438">
                <text:p>1.68031551371438</text:p>
              </table:table-cell>
              <table:table-cell office:value-type="float" office:value="0.219684486285623">
                <text:p>0.219684486285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2196776227416">
                <text:p>1.72196776227416</text:p>
              </table:table-cell>
              <table:table-cell office:value-type="float" office:value="0.178032237725838">
                <text:p>0.178032237725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5294682478334">
                <text:p>1.65294682478334</text:p>
              </table:table-cell>
              <table:table-cell office:value-type="float" office:value="0.247053175216656">
                <text:p>0.247053175216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2325680411714">
                <text:p>1.62325680411714</text:p>
              </table:table-cell>
              <table:table-cell office:value-type="float" office:value="0.276743195882855">
                <text:p>0.276743195882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8096464725265">
                <text:p>1.88096464725265</text:p>
              </table:table-cell>
              <table:table-cell office:value-type="float" office:value="0.0190353527473537">
                <text:p>0.0190353527473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3103498836562">
                <text:p>1.63103498836562</text:p>
              </table:table-cell>
              <table:table-cell office:value-type="float" office:value="0.26896501163438">
                <text:p>0.26896501163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5305286562922">
                <text:p>1.65305286562922</text:p>
              </table:table-cell>
              <table:table-cell office:value-type="float" office:value="0.246947134370777">
                <text:p>0.246947134370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4591731245361">
                <text:p>1.74591731245361</text:p>
              </table:table-cell>
              <table:table-cell office:value-type="float" office:value="0.154082687546391">
                <text:p>0.154082687546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7340202181576">
                <text:p>1.77340202181576</text:p>
              </table:table-cell>
              <table:table-cell office:value-type="float" office:value="0.126597978184244">
                <text:p>0.126597978184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2903401295214">
                <text:p>1.72903401295214</text:p>
              </table:table-cell>
              <table:table-cell office:value-type="float" office:value="0.17096598704786">
                <text:p>0.17096598704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3295989244328">
                <text:p>1.83295989244328</text:p>
              </table:table-cell>
              <table:table-cell office:value-type="float" office:value="0.0670401075567235">
                <text:p>0.0670401075567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5905849688187">
                <text:p>1.85905849688187</text:p>
              </table:table-cell>
              <table:table-cell office:value-type="float" office:value="0.0409415031181257">
                <text:p>0.040941503118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2435180249862">
                <text:p>1.62435180249862</text:p>
              </table:table-cell>
              <table:table-cell office:value-type="float" office:value="0.275648197501382">
                <text:p>0.275648197501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019877060467">
                <text:p>1.74019877060467</text:p>
              </table:table-cell>
              <table:table-cell office:value-type="float" office:value="0.159801229395331">
                <text:p>0.159801229395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0891537411019">
                <text:p>1.60891537411019</text:p>
              </table:table-cell>
              <table:table-cell office:value-type="float" office:value="0.291084625889811">
                <text:p>0.291084625889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1923076230904">
                <text:p>1.81923076230904</text:p>
              </table:table-cell>
              <table:table-cell office:value-type="float" office:value="0.0807692376909603">
                <text:p>0.08076923769096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1229052944202">
                <text:p>1.81229052944202</text:p>
              </table:table-cell>
              <table:table-cell office:value-type="float" office:value="0.087709470557976">
                <text:p>0.087709470557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612696346149">
                <text:p>1.7612696346149</text:p>
              </table:table-cell>
              <table:table-cell office:value-type="float" office:value="0.1387303653851">
                <text:p>0.1387303653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4455231958722">
                <text:p>1.64455231958722</text:p>
              </table:table-cell>
              <table:table-cell office:value-type="float" office:value="0.255447680412785">
                <text:p>0.255447680412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1131280011611">
                <text:p>1.51131280011611</text:p>
              </table:table-cell>
              <table:table-cell office:value-type="float" office:value="0.388687199883894">
                <text:p>0.388687199883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7784323637979">
                <text:p>1.77784323637979</text:p>
              </table:table-cell>
              <table:table-cell office:value-type="float" office:value="0.122156763620208">
                <text:p>0.12215676362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0859048872672">
                <text:p>1.60859048872672</text:p>
              </table:table-cell>
              <table:table-cell office:value-type="float" office:value="0.29140951127328">
                <text:p>0.29140951127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6153382452568">
                <text:p>1.56153382452568</text:p>
              </table:table-cell>
              <table:table-cell office:value-type="float" office:value="0.33846617547432">
                <text:p>0.33846617547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8669232675444">
                <text:p>1.48669232675444</text:p>
              </table:table-cell>
              <table:table-cell office:value-type="float" office:value="0.413307673245556">
                <text:p>0.413307673245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2508565250673">
                <text:p>1.82508565250673</text:p>
              </table:table-cell>
              <table:table-cell office:value-type="float" office:value="0.0749143474932668">
                <text:p>0.074914347493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0540667024337">
                <text:p>1.70540667024337</text:p>
              </table:table-cell>
              <table:table-cell office:value-type="float" office:value="0.194593329756635">
                <text:p>0.194593329756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0693133180716">
                <text:p>1.80693133180716</text:p>
              </table:table-cell>
              <table:table-cell office:value-type="float" office:value="0.0930686681928405">
                <text:p>0.0930686681928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4672646017773">
                <text:p>1.64672646017773</text:p>
              </table:table-cell>
              <table:table-cell office:value-type="float" office:value="0.25327353982227">
                <text:p>0.25327353982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1480203435638">
                <text:p>1.71480203435638</text:p>
              </table:table-cell>
              <table:table-cell office:value-type="float" office:value="0.185197965643624">
                <text:p>0.185197965643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480377582864">
                <text:p>1.59480377582864</text:p>
              </table:table-cell>
              <table:table-cell office:value-type="float" office:value="0.305196224171358">
                <text:p>0.305196224171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8568107665206">
                <text:p>1.78568107665206</text:p>
              </table:table-cell>
              <table:table-cell office:value-type="float" office:value="0.114318923347945">
                <text:p>0.114318923347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3592363815724">
                <text:p>1.83592363815724</text:p>
              </table:table-cell>
              <table:table-cell office:value-type="float" office:value="0.0640763618427611">
                <text:p>0.0640763618427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0133316501072">
                <text:p>1.40133316501072</text:p>
              </table:table-cell>
              <table:table-cell office:value-type="float" office:value="0.498666834989282">
                <text:p>0.498666834989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487764512266">
                <text:p>1.8487764512266</text:p>
              </table:table-cell>
              <table:table-cell office:value-type="float" office:value="0.0512235487734025">
                <text:p>0.0512235487734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9632720305714">
                <text:p>1.79632720305714</text:p>
              </table:table-cell>
              <table:table-cell office:value-type="float" office:value="0.103672796942857">
                <text:p>0.103672796942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6725406715546">
                <text:p>1.76725406715546</text:p>
              </table:table-cell>
              <table:table-cell office:value-type="float" office:value="0.132745932844539">
                <text:p>0.132745932844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5492149180654">
                <text:p>1.75492149180654</text:p>
              </table:table-cell>
              <table:table-cell office:value-type="float" office:value="0.145078508193458">
                <text:p>0.145078508193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3657635849424">
                <text:p>1.53657635849424</text:p>
              </table:table-cell>
              <table:table-cell office:value-type="float" office:value="0.363423641505756">
                <text:p>0.363423641505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8006891273488">
                <text:p>1.68006891273488</text:p>
              </table:table-cell>
              <table:table-cell office:value-type="float" office:value="0.219931087265123">
                <text:p>0.219931087265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1326639027224">
                <text:p>1.81326639027224</text:p>
              </table:table-cell>
              <table:table-cell office:value-type="float" office:value="0.0867336097277587">
                <text:p>0.0867336097277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7085853965141">
                <text:p>1.77085853965141</text:p>
              </table:table-cell>
              <table:table-cell office:value-type="float" office:value="0.129141460348594">
                <text:p>0.129141460348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3002905576108">
                <text:p>1.83002905576108</text:p>
              </table:table-cell>
              <table:table-cell office:value-type="float" office:value="0.0699709442389231">
                <text:p>0.0699709442389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1464217226412">
                <text:p>1.81464217226412</text:p>
              </table:table-cell>
              <table:table-cell office:value-type="float" office:value="0.0853578277358762">
                <text:p>0.08535782773587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9874773042689">
                <text:p>1.69874773042689</text:p>
              </table:table-cell>
              <table:table-cell office:value-type="float" office:value="0.201252269573106">
                <text:p>0.201252269573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4772661370311">
                <text:p>1.64772661370311</text:p>
              </table:table-cell>
              <table:table-cell office:value-type="float" office:value="0.252273386296893">
                <text:p>0.252273386296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3842111350697">
                <text:p>1.83842111350697</text:p>
              </table:table-cell>
              <table:table-cell office:value-type="float" office:value="0.0615788864930344">
                <text:p>0.0615788864930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6393616734122">
                <text:p>1.46393616734122</text:p>
              </table:table-cell>
              <table:table-cell office:value-type="float" office:value="0.436063832658784">
                <text:p>0.436063832658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3374775466324">
                <text:p>1.73374775466324</text:p>
              </table:table-cell>
              <table:table-cell office:value-type="float" office:value="0.166252245336764">
                <text:p>0.166252245336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1633475951418">
                <text:p>1.71633475951418</text:p>
              </table:table-cell>
              <table:table-cell office:value-type="float" office:value="0.183665240485821">
                <text:p>0.1836652404858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0288059015915">
                <text:p>1.80288059015915</text:p>
              </table:table-cell>
              <table:table-cell office:value-type="float" office:value="0.0971194098408523">
                <text:p>0.0971194098408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799271437051">
                <text:p>1.74799271437051</text:p>
              </table:table-cell>
              <table:table-cell office:value-type="float" office:value="0.152007285629493">
                <text:p>0.152007285629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2907572299771">
                <text:p>1.72907572299771</text:p>
              </table:table-cell>
              <table:table-cell office:value-type="float" office:value="0.17092427700229">
                <text:p>0.170924277002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0872927316191">
                <text:p>1.80872927316191</text:p>
              </table:table-cell>
              <table:table-cell office:value-type="float" office:value="0.0912707268380852">
                <text:p>0.0912707268380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8144971244009">
                <text:p>1.58144971244009</text:p>
              </table:table-cell>
              <table:table-cell office:value-type="float" office:value="0.318550287559912">
                <text:p>0.318550287559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4145352428361">
                <text:p>1.74145352428361</text:p>
              </table:table-cell>
              <table:table-cell office:value-type="float" office:value="0.158546475716395">
                <text:p>0.158546475716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5692215400222">
                <text:p>1.85692215400222</text:p>
              </table:table-cell>
              <table:table-cell office:value-type="float" office:value="0.0430778459977803">
                <text:p>0.0430778459977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860172116071">
                <text:p>1.86860172116071</text:p>
              </table:table-cell>
              <table:table-cell office:value-type="float" office:value="0.0313982788392928">
                <text:p>0.0313982788392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6928164194339">
                <text:p>1.86928164194339</text:p>
              </table:table-cell>
              <table:table-cell office:value-type="float" office:value="0.0307183580566117">
                <text:p>0.0307183580566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5673996570027">
                <text:p>1.65673996570027</text:p>
              </table:table-cell>
              <table:table-cell office:value-type="float" office:value="0.243260034299726">
                <text:p>0.243260034299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7619871596379">
                <text:p>1.87619871596379</text:p>
              </table:table-cell>
              <table:table-cell office:value-type="float" office:value="0.0238012840362058">
                <text:p>0.0238012840362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4691803181763">
                <text:p>1.84691803181763</text:p>
              </table:table-cell>
              <table:table-cell office:value-type="float" office:value="0.0530819681823733">
                <text:p>0.0530819681823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6589606779003">
                <text:p>1.76589606779003</text:p>
              </table:table-cell>
              <table:table-cell office:value-type="float" office:value="0.134103932209969">
                <text:p>0.134103932209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1348055836489">
                <text:p>1.71348055836489</text:p>
              </table:table-cell>
              <table:table-cell office:value-type="float" office:value="0.186519441635107">
                <text:p>0.1865194416351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ash_5f_5f_5f_20_5f_5f_5f_Dot_5f_5f_5f_20_5f_5f_5f_3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068cm" svg:height="19.735cm" xlink:href=".." xlink:type="simple" chart:class="chart:line" chart:style-name="ch1">
        <chart:title svg:x="9.46cm" svg:y="0.53cm" chart:style-name="ch2">
          <text:p>Porównanie funkcje przystosowania przed i po skalowaniu funkcją logarytmiczną</text:p>
        </chart:title>
        <chart:legend chart:legend-position="end" svg:x="32.904cm" svg:y="9.319cm" style:legend-expansion="high" chart:style-name="ch3"/>
        <chart:plot-area chart:style-name="ch4" table:cell-range-address="skalowanie_logarytmiczne.B4:skalowanie_logarytmiczne.B103 skalowanie_logarytmiczne.D4:skalowanie_logarytmiczne.D103" chart:data-source-has-labels="row" svg:x="0.701cm" svg:y="1.703cm" svg:width="31.502cm" svg:height="17.638cm">
          <chart:coordinate-region svg:x="1.984cm" svg:y="1.902cm" svg:width="30.219cm" svg:height="16.6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kalowanie_logarytmiczne.B4:skalowanie_logarytmiczne.B103" loext:label-string="eval" chart:class="chart:line">
            <chart:data-point chart:repeated="100"/>
          </chart:series>
          <chart:series chart:style-name="ch9" chart:values-cell-range-address="skalowanie_logarytmiczne.D4:skalowanie_logarytmiczne.D103" loext:label-string="eval2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</text:p>
              </table:table-cell>
              <table:table-cell office:value-type="string">
                <text:p>eval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3124556019023">
                <text:p>79.3124556019023</text:p>
                <draw:g>
                  <svg:desc>skalowanie_logarytmiczne.B4:skalowanie_logarytmiczne.B103</svg:desc>
                </draw:g>
              </table:table-cell>
              <table:table-cell office:value-type="float" office:value="0.000658603673645786">
                <text:p>0.000658603673645786</text:p>
                <draw:g>
                  <svg:desc>skalowanie_logarytmiczne.D4:skalowanie_logarytmiczne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1930878202377">
                <text:p>68.1930878202377</text:p>
              </table:table-cell>
              <table:table-cell office:value-type="float" office:value="0.0662596440189427">
                <text:p>0.0662596440189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781564043891">
                <text:p>44.7781564043891</text:p>
              </table:table-cell>
              <table:table-cell office:value-type="float" office:value="0.248933791058079">
                <text:p>0.248933791058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76814173729">
                <text:p>44.0976814173729</text:p>
              </table:table-cell>
              <table:table-cell office:value-type="float" office:value="0.255584244412255">
                <text:p>0.255584244412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208750120749">
                <text:p>69.208750120749</text:p>
              </table:table-cell>
              <table:table-cell office:value-type="float" office:value="0.0598389938536412">
                <text:p>0.0598389938536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285229926262">
                <text:p>51.4285229926262</text:p>
              </table:table-cell>
              <table:table-cell office:value-type="float" office:value="0.188795948270069">
                <text:p>0.188795948270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1561788720121">
                <text:p>52.1561788720121</text:p>
              </table:table-cell>
              <table:table-cell office:value-type="float" office:value="0.182694233909347">
                <text:p>0.182694233909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017275602588">
                <text:p>68.017275602588</text:p>
              </table:table-cell>
              <table:table-cell office:value-type="float" office:value="0.0673807674997136">
                <text:p>0.0673807674997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5841889353626">
                <text:p>68.5841889353626</text:p>
              </table:table-cell>
              <table:table-cell office:value-type="float" office:value="0.0637759928875221">
                <text:p>0.0637759928875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3823196884816">
                <text:p>32.3823196884816</text:p>
              </table:table-cell>
              <table:table-cell office:value-type="float" office:value="0.389692044037767">
                <text:p>0.38969204403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1579188187956">
                <text:p>53.1579188187956</text:p>
              </table:table-cell>
              <table:table-cell office:value-type="float" office:value="0.174432030423171">
                <text:p>0.174432030423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7637998873664">
                <text:p>48.7637998873664</text:p>
              </table:table-cell>
              <table:table-cell office:value-type="float" office:value="0.211902459620201">
                <text:p>0.21190245962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8728241885454">
                <text:p>50.8728241885454</text:p>
              </table:table-cell>
              <table:table-cell office:value-type="float" office:value="0.193514151980296">
                <text:p>0.193514151980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1864889410242">
                <text:p>57.1864889410242</text:p>
              </table:table-cell>
              <table:table-cell office:value-type="float" office:value="0.1427065668621">
                <text:p>0.1427065668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0015247849288">
                <text:p>61.0015247849288</text:p>
              </table:table-cell>
              <table:table-cell office:value-type="float" office:value="0.114659309294079">
                <text:p>0.114659309294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1762459405774">
                <text:p>50.1762459405774</text:p>
              </table:table-cell>
              <table:table-cell office:value-type="float" office:value="0.199501834617272">
                <text:p>0.199501834617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8456110303827">
                <text:p>53.8456110303827</text:p>
              </table:table-cell>
              <table:table-cell office:value-type="float" office:value="0.168849690378395">
                <text:p>0.16884969037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1529757452882">
                <text:p>47.1529757452882</text:p>
              </table:table-cell>
              <table:table-cell office:value-type="float" office:value="0.226490894464758">
                <text:p>0.226490894464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6083417145146">
                <text:p>55.6083417145146</text:p>
              </table:table-cell>
              <table:table-cell office:value-type="float" office:value="0.154860055740828">
                <text:p>0.154860055740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8915466741172">
                <text:p>49.8915466741172</text:p>
              </table:table-cell>
              <table:table-cell office:value-type="float" office:value="0.201973032408332">
                <text:p>0.201973032408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1688902264444">
                <text:p>65.1688902264444</text:p>
              </table:table-cell>
              <table:table-cell office:value-type="float" office:value="0.0859596746256239">
                <text:p>0.0859596746256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3995891183548">
                <text:p>64.3995891183548</text:p>
              </table:table-cell>
              <table:table-cell office:value-type="float" office:value="0.0911169035128663">
                <text:p>0.0911169035128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021994877911">
                <text:p>34.5021994877911</text:p>
              </table:table-cell>
              <table:table-cell office:value-type="float" office:value="0.362153218116215">
                <text:p>0.362153218116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7897096382131">
                <text:p>51.7897096382131</text:p>
              </table:table-cell>
              <table:table-cell office:value-type="float" office:value="0.185756523870604">
                <text:p>0.185756523870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082731262434">
                <text:p>42.082731262434</text:p>
              </table:table-cell>
              <table:table-cell office:value-type="float" office:value="0.275896081266145">
                <text:p>0.27589608126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7898154700035">
                <text:p>66.7898154700035</text:p>
              </table:table-cell>
              <table:table-cell office:value-type="float" office:value="0.075289756422523">
                <text:p>0.07528975642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8207228615757">
                <text:p>59.8207228615757</text:p>
              </table:table-cell>
              <table:table-cell office:value-type="float" office:value="0.123148343345879">
                <text:p>0.123148343345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5368114375424">
                <text:p>73.5368114375424</text:p>
              </table:table-cell>
              <table:table-cell office:value-type="float" office:value="0.0334952051049329">
                <text:p>0.0334952051049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8536237366332">
                <text:p>70.8536237366332</text:p>
              </table:table-cell>
              <table:table-cell office:value-type="float" office:value="0.0496379332982626">
                <text:p>0.04963793329826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7141939864485">
                <text:p>42.7141939864485</text:p>
              </table:table-cell>
              <table:table-cell office:value-type="float" office:value="0.269427784327132">
                <text:p>0.269427784327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6167079061687">
                <text:p>56.6167079061687</text:p>
              </table:table-cell>
              <table:table-cell office:value-type="float" office:value="0.147055387174228">
                <text:p>0.147055387174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1567449198671">
                <text:p>44.1567449198671</text:p>
              </table:table-cell>
              <table:table-cell office:value-type="float" office:value="0.255002948762638">
                <text:p>0.255002948762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8956984475194">
                <text:p>45.8956984475194</text:p>
              </table:table-cell>
              <table:table-cell office:value-type="float" office:value="0.238228016598871">
                <text:p>0.238228016598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4303408519571">
                <text:p>51.4303408519571</text:p>
              </table:table-cell>
              <table:table-cell office:value-type="float" office:value="0.188780597404876">
                <text:p>0.188780597404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712701236404">
                <text:p>47.8712701236404</text:p>
              </table:table-cell>
              <table:table-cell office:value-type="float" office:value="0.219925049635857">
                <text:p>0.219925049635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4041630165509">
                <text:p>70.4041630165509</text:p>
              </table:table-cell>
              <table:table-cell office:value-type="float" office:value="0.0524016601524613">
                <text:p>0.052401660152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847911847799">
                <text:p>33.5847911847799</text:p>
              </table:table-cell>
              <table:table-cell office:value-type="float" office:value="0.373857347605865">
                <text:p>0.373857347605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8977942073385">
                <text:p>47.8977942073385</text:p>
              </table:table-cell>
              <table:table-cell office:value-type="float" office:value="0.219684486285623">
                <text:p>0.219684486285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90726546335">
                <text:p>52.7190726546335</text:p>
              </table:table-cell>
              <table:table-cell office:value-type="float" office:value="0.178032237725838">
                <text:p>0.178032237725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9724787011759">
                <text:p>44.9724787011759</text:p>
              </table:table-cell>
              <table:table-cell office:value-type="float" office:value="0.247053175216656">
                <text:p>0.247053175216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.0007266473587">
                <text:p>42.0007266473587</text:p>
              </table:table-cell>
              <table:table-cell office:value-type="float" office:value="0.276743195882855">
                <text:p>0.276743195882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.026438684052">
                <text:p>76.026438684052</text:p>
              </table:table-cell>
              <table:table-cell office:value-type="float" office:value="0.0190353527473537">
                <text:p>0.0190353527473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7597333582606">
                <text:p>42.7597333582606</text:p>
              </table:table-cell>
              <table:table-cell office:value-type="float" office:value="0.26896501163438">
                <text:p>0.26896501163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9834608852419">
                <text:p>44.9834608852419</text:p>
              </table:table-cell>
              <table:table-cell office:value-type="float" office:value="0.246947134370777">
                <text:p>0.246947134370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707967358746">
                <text:p>55.707967358746</text:p>
              </table:table-cell>
              <table:table-cell office:value-type="float" office:value="0.154082687546391">
                <text:p>0.154082687546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3474443409222">
                <text:p>59.3474443409222</text:p>
              </table:table-cell>
              <table:table-cell office:value-type="float" office:value="0.126597978184244">
                <text:p>0.126597978184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5838621527343">
                <text:p>53.5838621527343</text:p>
              </table:table-cell>
              <table:table-cell office:value-type="float" office:value="0.17096598704786">
                <text:p>0.17096598704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070649182329">
                <text:p>68.070649182329</text:p>
              </table:table-cell>
              <table:table-cell office:value-type="float" office:value="0.0670401075567235">
                <text:p>0.0670401075567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2867162949643">
                <text:p>72.2867162949643</text:p>
              </table:table-cell>
              <table:table-cell office:value-type="float" office:value="0.0409415031181257">
                <text:p>0.040941503118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1067578248375">
                <text:p>42.1067578248375</text:p>
              </table:table-cell>
              <table:table-cell office:value-type="float" office:value="0.275648197501382">
                <text:p>0.275648197501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9792448715874">
                <text:p>54.9792448715874</text:p>
              </table:table-cell>
              <table:table-cell office:value-type="float" office:value="0.159801229395331">
                <text:p>0.159801229395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6364138019799">
                <text:p>40.6364138019799</text:p>
              </table:table-cell>
              <table:table-cell office:value-type="float" office:value="0.291084625889811">
                <text:p>0.291084625889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9524240266187">
                <text:p>65.9524240266187</text:p>
              </table:table-cell>
              <table:table-cell office:value-type="float" office:value="0.0807692376909603">
                <text:p>0.08076923769096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9068494892974">
                <text:p>64.9068494892974</text:p>
              </table:table-cell>
              <table:table-cell office:value-type="float" office:value="0.087709470557976">
                <text:p>0.087709470557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7124663867626">
                <text:p>57.7124663867626</text:p>
              </table:table-cell>
              <table:table-cell office:value-type="float" office:value="0.1387303653851">
                <text:p>0.1387303653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1115501238062">
                <text:p>44.1115501238062</text:p>
              </table:table-cell>
              <table:table-cell office:value-type="float" office:value="0.255447680412785">
                <text:p>0.255447680412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4573306744083">
                <text:p>32.4573306744083</text:p>
              </table:table-cell>
              <table:table-cell office:value-type="float" office:value="0.388687199883894">
                <text:p>0.388687199883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9574613793611">
                <text:p>59.9574613793611</text:p>
              </table:table-cell>
              <table:table-cell office:value-type="float" office:value="0.122156763620208">
                <text:p>0.12215676362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.6060260338998">
                <text:p>40.6060260338998</text:p>
              </table:table-cell>
              <table:table-cell office:value-type="float" office:value="0.29140951127328">
                <text:p>0.29140951127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4362626927107">
                <text:p>36.4362626927107</text:p>
              </table:table-cell>
              <table:table-cell office:value-type="float" office:value="0.33846617547432">
                <text:p>0.33846617547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6684852868121">
                <text:p>30.6684852868121</text:p>
              </table:table-cell>
              <table:table-cell office:value-type="float" office:value="0.413307673245556">
                <text:p>0.413307673245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8475742815495">
                <text:p>66.8475742815495</text:p>
              </table:table-cell>
              <table:table-cell office:value-type="float" office:value="0.0749143474932668">
                <text:p>0.074914347493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7465673086068">
                <text:p>50.7465673086068</text:p>
              </table:table-cell>
              <table:table-cell office:value-type="float" office:value="0.194593329756635">
                <text:p>0.194593329756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.1108200159877">
                <text:p>64.1108200159877</text:p>
              </table:table-cell>
              <table:table-cell office:value-type="float" office:value="0.0930686681928405">
                <text:p>0.0930686681928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3329325569548">
                <text:p>44.3329325569548</text:p>
              </table:table-cell>
              <table:table-cell office:value-type="float" office:value="0.25327353982227">
                <text:p>0.25327353982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856360677659">
                <text:p>51.856360677659</text:p>
              </table:table-cell>
              <table:table-cell office:value-type="float" office:value="0.185197965643624">
                <text:p>0.185197965643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337230070271">
                <text:p>39.337230070271</text:p>
              </table:table-cell>
              <table:table-cell office:value-type="float" office:value="0.305196224171358">
                <text:p>0.305196224171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0493545451972">
                <text:p>61.0493545451972</text:p>
              </table:table-cell>
              <table:table-cell office:value-type="float" office:value="0.114318923347945">
                <text:p>0.114318923347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367707899699">
                <text:p>68.5367707899699</text:p>
              </table:table-cell>
              <table:table-cell office:value-type="float" office:value="0.0640763618427611">
                <text:p>0.0640763618427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1960908144129">
                <text:p>25.1960908144129</text:p>
              </table:table-cell>
              <table:table-cell office:value-type="float" office:value="0.498666834989282">
                <text:p>0.498666834989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954077869341">
                <text:p>70.5954077869341</text:p>
              </table:table-cell>
              <table:table-cell office:value-type="float" office:value="0.0512235487734025">
                <text:p>0.0512235487734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.5643883414008">
                <text:p>62.5643883414008</text:p>
              </table:table-cell>
              <table:table-cell office:value-type="float" office:value="0.103672796942857">
                <text:p>0.103672796942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51322930078">
                <text:p>58.51322930078</text:p>
              </table:table-cell>
              <table:table-cell office:value-type="float" office:value="0.132745932844539">
                <text:p>0.132745932844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.8750107571964">
                <text:p>56.8750107571964</text:p>
              </table:table-cell>
              <table:table-cell office:value-type="float" office:value="0.145078508193458">
                <text:p>0.145078508193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4014191302894">
                <text:p>34.4014191302894</text:p>
              </table:table-cell>
              <table:table-cell office:value-type="float" office:value="0.363423641505756">
                <text:p>0.363423641505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8706046144421">
                <text:p>47.8706046144421</text:p>
              </table:table-cell>
              <table:table-cell office:value-type="float" office:value="0.219931087265123">
                <text:p>0.219931087265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.0528593297015">
                <text:p>65.0528593297015</text:p>
              </table:table-cell>
              <table:table-cell office:value-type="float" office:value="0.0867336097277587">
                <text:p>0.0867336097277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.0008868531772">
                <text:p>59.0008868531772</text:p>
              </table:table-cell>
              <table:table-cell office:value-type="float" office:value="0.129141460348594">
                <text:p>0.129141460348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.6128209129372">
                <text:p>67.6128209129372</text:p>
              </table:table-cell>
              <table:table-cell office:value-type="float" office:value="0.0699709442389231">
                <text:p>0.0699709442389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2592641198937">
                <text:p>65.2592641198937</text:p>
              </table:table-cell>
              <table:table-cell office:value-type="float" office:value="0.0853578277358762">
                <text:p>0.08535782773587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9744163179958">
                <text:p>49.9744163179958</text:p>
              </table:table-cell>
              <table:table-cell office:value-type="float" office:value="0.201252269573106">
                <text:p>0.201252269573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4351462292446">
                <text:p>44.4351462292446</text:p>
              </table:table-cell>
              <table:table-cell office:value-type="float" office:value="0.252273386296893">
                <text:p>0.252273386296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9320371672706">
                <text:p>68.9320371672706</text:p>
              </table:table-cell>
              <table:table-cell office:value-type="float" office:value="0.0615788864930344">
                <text:p>0.0615788864930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1028933192918">
                <text:p>29.1028933192918</text:p>
              </table:table-cell>
              <table:table-cell office:value-type="float" office:value="0.436063832658784">
                <text:p>0.436063832658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1686178825229">
                <text:p>54.1686178825229</text:p>
              </table:table-cell>
              <table:table-cell office:value-type="float" office:value="0.166252245336764">
                <text:p>0.166252245336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0396970344392">
                <text:p>52.0396970344392</text:p>
              </table:table-cell>
              <table:table-cell office:value-type="float" office:value="0.183665240485821">
                <text:p>0.1836652404858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5156270786455">
                <text:p>63.5156270786455</text:p>
              </table:table-cell>
              <table:table-cell office:value-type="float" office:value="0.0971194098408523">
                <text:p>0.0971194098408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9748211202456">
                <text:p>55.9748211202456</text:p>
              </table:table-cell>
              <table:table-cell office:value-type="float" office:value="0.152007285629493">
                <text:p>0.152007285629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5890086437762">
                <text:p>53.5890086437762</text:p>
              </table:table-cell>
              <table:table-cell office:value-type="float" office:value="0.17092427700229">
                <text:p>0.170924277002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3767833834834">
                <text:p>64.3767833834834</text:p>
              </table:table-cell>
              <table:table-cell office:value-type="float" office:value="0.0912707268380852">
                <text:p>0.0912707268380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1460621868055">
                <text:p>38.1460621868055</text:p>
              </table:table-cell>
              <table:table-cell office:value-type="float" office:value="0.318550287559912">
                <text:p>0.318550287559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1383193342472">
                <text:p>55.1383193342472</text:p>
              </table:table-cell>
              <table:table-cell office:value-type="float" office:value="0.158546475716395">
                <text:p>0.158546475716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9320030465328">
                <text:p>71.9320030465328</text:p>
              </table:table-cell>
              <table:table-cell office:value-type="float" office:value="0.0430778459977803">
                <text:p>0.0430778459977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8927315485546">
                <text:p>73.8927315485546</text:p>
              </table:table-cell>
              <table:table-cell office:value-type="float" office:value="0.0313982788392928">
                <text:p>0.0313982788392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0085067994357">
                <text:p>74.0085067994357</text:p>
              </table:table-cell>
              <table:table-cell office:value-type="float" office:value="0.0307183580566117">
                <text:p>0.0307183580566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3669899960343">
                <text:p>45.3669899960343</text:p>
              </table:table-cell>
              <table:table-cell office:value-type="float" office:value="0.243260034299726">
                <text:p>0.243260034299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196688559471">
                <text:p>75.196688559471</text:p>
              </table:table-cell>
              <table:table-cell office:value-type="float" office:value="0.0238012840362058">
                <text:p>0.0238012840362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2939635439484">
                <text:p>70.2939635439484</text:p>
              </table:table-cell>
              <table:table-cell office:value-type="float" office:value="0.0530819681823733">
                <text:p>0.0530819681823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3305495122867">
                <text:p>58.3305495122867</text:p>
              </table:table-cell>
              <table:table-cell office:value-type="float" office:value="0.134103932209969">
                <text:p>0.134103932209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6988113950801">
                <text:p>51.6988113950801</text:p>
              </table:table-cell>
              <table:table-cell office:value-type="float" office:value="0.186519441635107">
                <text:p>0.1865194416351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ash_5f_5f_5f_5f_5f_5f_5f_20_5f_5f_5f_5f_5f_5f_5f_Dot_5f_5f_5f_5f_5f_5f_5f_20_5f_5f_5f_5f_5f_5f_5f_3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412cm" svg:height="20.491cm" xlink:href=".." xlink:type="simple" chart:class="chart:line" chart:style-name="ch1">
        <chart:title svg:x="10.132cm" svg:y="0.545cm" chart:style-name="ch2">
          <text:p>Porównanie funkcje przystosowania przed i po skalowaniu funkcją logarytmiczną</text:p>
        </chart:title>
        <chart:legend chart:legend-position="end" svg:x="34.248cm" svg:y="9.697cm" style:legend-expansion="high" chart:style-name="ch3"/>
        <chart:plot-area chart:style-name="ch4" table:cell-range-address="skalowanie_logarytmiczne.B4:skalowanie_logarytmiczne.B103 skalowanie_logarytmiczne.D4:skalowanie_logarytmiczne.D103" chart:data-source-has-labels="row" svg:x="0.728cm" svg:y="1.733cm" svg:width="32.792cm" svg:height="18.349cm">
          <chart:coordinate-region svg:x="2.011cm" svg:y="1.932cm" svg:width="31.509cm" svg:height="17.35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kalowanie_logarytmiczne.B4:skalowanie_logarytmiczne.B103" loext:label-string="eval" chart:class="chart:line">
            <chart:data-point chart:repeated="100"/>
          </chart:series>
          <chart:series chart:style-name="ch9" chart:values-cell-range-address="skalowanie_logarytmiczne.D4:skalowanie_logarytmiczne.D103" loext:label-string="eval2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</text:p>
              </table:table-cell>
              <table:table-cell office:value-type="string">
                <text:p>eval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3124556019023">
                <text:p>79.3124556019023</text:p>
                <draw:g>
                  <svg:desc>skalowanie_logarytmiczne.B4:skalowanie_logarytmiczne.B103</svg:desc>
                </draw:g>
              </table:table-cell>
              <table:table-cell office:value-type="float" office:value="0.000658603673645786">
                <text:p>0.000658603673645786</text:p>
                <draw:g>
                  <svg:desc>skalowanie_logarytmiczne.D4:skalowanie_logarytmiczne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1930878202377">
                <text:p>68.1930878202377</text:p>
              </table:table-cell>
              <table:table-cell office:value-type="float" office:value="0.0662596440189427">
                <text:p>0.0662596440189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781564043891">
                <text:p>44.7781564043891</text:p>
              </table:table-cell>
              <table:table-cell office:value-type="float" office:value="0.248933791058079">
                <text:p>0.248933791058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76814173729">
                <text:p>44.0976814173729</text:p>
              </table:table-cell>
              <table:table-cell office:value-type="float" office:value="0.255584244412255">
                <text:p>0.255584244412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208750120749">
                <text:p>69.208750120749</text:p>
              </table:table-cell>
              <table:table-cell office:value-type="float" office:value="0.0598389938536412">
                <text:p>0.0598389938536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285229926262">
                <text:p>51.4285229926262</text:p>
              </table:table-cell>
              <table:table-cell office:value-type="float" office:value="0.188795948270069">
                <text:p>0.188795948270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1561788720121">
                <text:p>52.1561788720121</text:p>
              </table:table-cell>
              <table:table-cell office:value-type="float" office:value="0.182694233909347">
                <text:p>0.182694233909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017275602588">
                <text:p>68.017275602588</text:p>
              </table:table-cell>
              <table:table-cell office:value-type="float" office:value="0.0673807674997136">
                <text:p>0.0673807674997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5841889353626">
                <text:p>68.5841889353626</text:p>
              </table:table-cell>
              <table:table-cell office:value-type="float" office:value="0.0637759928875221">
                <text:p>0.0637759928875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3823196884816">
                <text:p>32.3823196884816</text:p>
              </table:table-cell>
              <table:table-cell office:value-type="float" office:value="0.389692044037767">
                <text:p>0.38969204403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1579188187956">
                <text:p>53.1579188187956</text:p>
              </table:table-cell>
              <table:table-cell office:value-type="float" office:value="0.174432030423171">
                <text:p>0.174432030423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7637998873664">
                <text:p>48.7637998873664</text:p>
              </table:table-cell>
              <table:table-cell office:value-type="float" office:value="0.211902459620201">
                <text:p>0.21190245962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8728241885454">
                <text:p>50.8728241885454</text:p>
              </table:table-cell>
              <table:table-cell office:value-type="float" office:value="0.193514151980296">
                <text:p>0.193514151980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1864889410242">
                <text:p>57.1864889410242</text:p>
              </table:table-cell>
              <table:table-cell office:value-type="float" office:value="0.1427065668621">
                <text:p>0.1427065668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0015247849288">
                <text:p>61.0015247849288</text:p>
              </table:table-cell>
              <table:table-cell office:value-type="float" office:value="0.114659309294079">
                <text:p>0.114659309294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1762459405774">
                <text:p>50.1762459405774</text:p>
              </table:table-cell>
              <table:table-cell office:value-type="float" office:value="0.199501834617272">
                <text:p>0.199501834617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8456110303827">
                <text:p>53.8456110303827</text:p>
              </table:table-cell>
              <table:table-cell office:value-type="float" office:value="0.168849690378395">
                <text:p>0.16884969037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1529757452882">
                <text:p>47.1529757452882</text:p>
              </table:table-cell>
              <table:table-cell office:value-type="float" office:value="0.226490894464758">
                <text:p>0.226490894464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6083417145146">
                <text:p>55.6083417145146</text:p>
              </table:table-cell>
              <table:table-cell office:value-type="float" office:value="0.154860055740828">
                <text:p>0.154860055740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8915466741172">
                <text:p>49.8915466741172</text:p>
              </table:table-cell>
              <table:table-cell office:value-type="float" office:value="0.201973032408332">
                <text:p>0.201973032408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1688902264444">
                <text:p>65.1688902264444</text:p>
              </table:table-cell>
              <table:table-cell office:value-type="float" office:value="0.0859596746256239">
                <text:p>0.0859596746256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3995891183548">
                <text:p>64.3995891183548</text:p>
              </table:table-cell>
              <table:table-cell office:value-type="float" office:value="0.0911169035128663">
                <text:p>0.0911169035128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5021994877911">
                <text:p>34.5021994877911</text:p>
              </table:table-cell>
              <table:table-cell office:value-type="float" office:value="0.362153218116215">
                <text:p>0.362153218116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7897096382131">
                <text:p>51.7897096382131</text:p>
              </table:table-cell>
              <table:table-cell office:value-type="float" office:value="0.185756523870604">
                <text:p>0.185756523870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082731262434">
                <text:p>42.082731262434</text:p>
              </table:table-cell>
              <table:table-cell office:value-type="float" office:value="0.275896081266145">
                <text:p>0.27589608126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7898154700035">
                <text:p>66.7898154700035</text:p>
              </table:table-cell>
              <table:table-cell office:value-type="float" office:value="0.075289756422523">
                <text:p>0.07528975642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8207228615757">
                <text:p>59.8207228615757</text:p>
              </table:table-cell>
              <table:table-cell office:value-type="float" office:value="0.123148343345879">
                <text:p>0.123148343345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5368114375424">
                <text:p>73.5368114375424</text:p>
              </table:table-cell>
              <table:table-cell office:value-type="float" office:value="0.0334952051049329">
                <text:p>0.0334952051049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.8536237366332">
                <text:p>70.8536237366332</text:p>
              </table:table-cell>
              <table:table-cell office:value-type="float" office:value="0.0496379332982626">
                <text:p>0.04963793329826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7141939864485">
                <text:p>42.7141939864485</text:p>
              </table:table-cell>
              <table:table-cell office:value-type="float" office:value="0.269427784327132">
                <text:p>0.269427784327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6167079061687">
                <text:p>56.6167079061687</text:p>
              </table:table-cell>
              <table:table-cell office:value-type="float" office:value="0.147055387174228">
                <text:p>0.147055387174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1567449198671">
                <text:p>44.1567449198671</text:p>
              </table:table-cell>
              <table:table-cell office:value-type="float" office:value="0.255002948762638">
                <text:p>0.255002948762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8956984475194">
                <text:p>45.8956984475194</text:p>
              </table:table-cell>
              <table:table-cell office:value-type="float" office:value="0.238228016598871">
                <text:p>0.238228016598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4303408519571">
                <text:p>51.4303408519571</text:p>
              </table:table-cell>
              <table:table-cell office:value-type="float" office:value="0.188780597404876">
                <text:p>0.188780597404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712701236404">
                <text:p>47.8712701236404</text:p>
              </table:table-cell>
              <table:table-cell office:value-type="float" office:value="0.219925049635857">
                <text:p>0.219925049635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4041630165509">
                <text:p>70.4041630165509</text:p>
              </table:table-cell>
              <table:table-cell office:value-type="float" office:value="0.0524016601524613">
                <text:p>0.052401660152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847911847799">
                <text:p>33.5847911847799</text:p>
              </table:table-cell>
              <table:table-cell office:value-type="float" office:value="0.373857347605865">
                <text:p>0.373857347605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8977942073385">
                <text:p>47.8977942073385</text:p>
              </table:table-cell>
              <table:table-cell office:value-type="float" office:value="0.219684486285623">
                <text:p>0.219684486285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90726546335">
                <text:p>52.7190726546335</text:p>
              </table:table-cell>
              <table:table-cell office:value-type="float" office:value="0.178032237725838">
                <text:p>0.178032237725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9724787011759">
                <text:p>44.9724787011759</text:p>
              </table:table-cell>
              <table:table-cell office:value-type="float" office:value="0.247053175216656">
                <text:p>0.247053175216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.0007266473587">
                <text:p>42.0007266473587</text:p>
              </table:table-cell>
              <table:table-cell office:value-type="float" office:value="0.276743195882855">
                <text:p>0.276743195882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.026438684052">
                <text:p>76.026438684052</text:p>
              </table:table-cell>
              <table:table-cell office:value-type="float" office:value="0.0190353527473537">
                <text:p>0.0190353527473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7597333582606">
                <text:p>42.7597333582606</text:p>
              </table:table-cell>
              <table:table-cell office:value-type="float" office:value="0.26896501163438">
                <text:p>0.26896501163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9834608852419">
                <text:p>44.9834608852419</text:p>
              </table:table-cell>
              <table:table-cell office:value-type="float" office:value="0.246947134370777">
                <text:p>0.246947134370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707967358746">
                <text:p>55.707967358746</text:p>
              </table:table-cell>
              <table:table-cell office:value-type="float" office:value="0.154082687546391">
                <text:p>0.154082687546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3474443409222">
                <text:p>59.3474443409222</text:p>
              </table:table-cell>
              <table:table-cell office:value-type="float" office:value="0.126597978184244">
                <text:p>0.126597978184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5838621527343">
                <text:p>53.5838621527343</text:p>
              </table:table-cell>
              <table:table-cell office:value-type="float" office:value="0.17096598704786">
                <text:p>0.170965987047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070649182329">
                <text:p>68.070649182329</text:p>
              </table:table-cell>
              <table:table-cell office:value-type="float" office:value="0.0670401075567235">
                <text:p>0.0670401075567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2867162949643">
                <text:p>72.2867162949643</text:p>
              </table:table-cell>
              <table:table-cell office:value-type="float" office:value="0.0409415031181257">
                <text:p>0.040941503118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1067578248375">
                <text:p>42.1067578248375</text:p>
              </table:table-cell>
              <table:table-cell office:value-type="float" office:value="0.275648197501382">
                <text:p>0.275648197501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9792448715874">
                <text:p>54.9792448715874</text:p>
              </table:table-cell>
              <table:table-cell office:value-type="float" office:value="0.159801229395331">
                <text:p>0.159801229395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6364138019799">
                <text:p>40.6364138019799</text:p>
              </table:table-cell>
              <table:table-cell office:value-type="float" office:value="0.291084625889811">
                <text:p>0.291084625889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9524240266187">
                <text:p>65.9524240266187</text:p>
              </table:table-cell>
              <table:table-cell office:value-type="float" office:value="0.0807692376909603">
                <text:p>0.08076923769096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9068494892974">
                <text:p>64.9068494892974</text:p>
              </table:table-cell>
              <table:table-cell office:value-type="float" office:value="0.087709470557976">
                <text:p>0.087709470557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7124663867626">
                <text:p>57.7124663867626</text:p>
              </table:table-cell>
              <table:table-cell office:value-type="float" office:value="0.1387303653851">
                <text:p>0.1387303653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1115501238062">
                <text:p>44.1115501238062</text:p>
              </table:table-cell>
              <table:table-cell office:value-type="float" office:value="0.255447680412785">
                <text:p>0.255447680412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4573306744083">
                <text:p>32.4573306744083</text:p>
              </table:table-cell>
              <table:table-cell office:value-type="float" office:value="0.388687199883894">
                <text:p>0.388687199883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.9574613793611">
                <text:p>59.9574613793611</text:p>
              </table:table-cell>
              <table:table-cell office:value-type="float" office:value="0.122156763620208">
                <text:p>0.12215676362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.6060260338998">
                <text:p>40.6060260338998</text:p>
              </table:table-cell>
              <table:table-cell office:value-type="float" office:value="0.29140951127328">
                <text:p>0.29140951127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4362626927107">
                <text:p>36.4362626927107</text:p>
              </table:table-cell>
              <table:table-cell office:value-type="float" office:value="0.33846617547432">
                <text:p>0.33846617547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6684852868121">
                <text:p>30.6684852868121</text:p>
              </table:table-cell>
              <table:table-cell office:value-type="float" office:value="0.413307673245556">
                <text:p>0.413307673245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8475742815495">
                <text:p>66.8475742815495</text:p>
              </table:table-cell>
              <table:table-cell office:value-type="float" office:value="0.0749143474932668">
                <text:p>0.074914347493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7465673086068">
                <text:p>50.7465673086068</text:p>
              </table:table-cell>
              <table:table-cell office:value-type="float" office:value="0.194593329756635">
                <text:p>0.194593329756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.1108200159877">
                <text:p>64.1108200159877</text:p>
              </table:table-cell>
              <table:table-cell office:value-type="float" office:value="0.0930686681928405">
                <text:p>0.0930686681928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3329325569548">
                <text:p>44.3329325569548</text:p>
              </table:table-cell>
              <table:table-cell office:value-type="float" office:value="0.25327353982227">
                <text:p>0.25327353982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856360677659">
                <text:p>51.856360677659</text:p>
              </table:table-cell>
              <table:table-cell office:value-type="float" office:value="0.185197965643624">
                <text:p>0.185197965643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337230070271">
                <text:p>39.337230070271</text:p>
              </table:table-cell>
              <table:table-cell office:value-type="float" office:value="0.305196224171358">
                <text:p>0.305196224171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.0493545451972">
                <text:p>61.0493545451972</text:p>
              </table:table-cell>
              <table:table-cell office:value-type="float" office:value="0.114318923347945">
                <text:p>0.114318923347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367707899699">
                <text:p>68.5367707899699</text:p>
              </table:table-cell>
              <table:table-cell office:value-type="float" office:value="0.0640763618427611">
                <text:p>0.0640763618427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1960908144129">
                <text:p>25.1960908144129</text:p>
              </table:table-cell>
              <table:table-cell office:value-type="float" office:value="0.498666834989282">
                <text:p>0.498666834989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954077869341">
                <text:p>70.5954077869341</text:p>
              </table:table-cell>
              <table:table-cell office:value-type="float" office:value="0.0512235487734025">
                <text:p>0.0512235487734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.5643883414008">
                <text:p>62.5643883414008</text:p>
              </table:table-cell>
              <table:table-cell office:value-type="float" office:value="0.103672796942857">
                <text:p>0.1036727969428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51322930078">
                <text:p>58.51322930078</text:p>
              </table:table-cell>
              <table:table-cell office:value-type="float" office:value="0.132745932844539">
                <text:p>0.132745932844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.8750107571964">
                <text:p>56.8750107571964</text:p>
              </table:table-cell>
              <table:table-cell office:value-type="float" office:value="0.145078508193458">
                <text:p>0.145078508193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4014191302894">
                <text:p>34.4014191302894</text:p>
              </table:table-cell>
              <table:table-cell office:value-type="float" office:value="0.363423641505756">
                <text:p>0.363423641505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8706046144421">
                <text:p>47.8706046144421</text:p>
              </table:table-cell>
              <table:table-cell office:value-type="float" office:value="0.219931087265123">
                <text:p>0.219931087265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.0528593297015">
                <text:p>65.0528593297015</text:p>
              </table:table-cell>
              <table:table-cell office:value-type="float" office:value="0.0867336097277587">
                <text:p>0.08673360972775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.0008868531772">
                <text:p>59.0008868531772</text:p>
              </table:table-cell>
              <table:table-cell office:value-type="float" office:value="0.129141460348594">
                <text:p>0.129141460348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.6128209129372">
                <text:p>67.6128209129372</text:p>
              </table:table-cell>
              <table:table-cell office:value-type="float" office:value="0.0699709442389231">
                <text:p>0.0699709442389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2592641198937">
                <text:p>65.2592641198937</text:p>
              </table:table-cell>
              <table:table-cell office:value-type="float" office:value="0.0853578277358762">
                <text:p>0.08535782773587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.9744163179958">
                <text:p>49.9744163179958</text:p>
              </table:table-cell>
              <table:table-cell office:value-type="float" office:value="0.201252269573106">
                <text:p>0.201252269573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4351462292446">
                <text:p>44.4351462292446</text:p>
              </table:table-cell>
              <table:table-cell office:value-type="float" office:value="0.252273386296893">
                <text:p>0.252273386296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9320371672706">
                <text:p>68.9320371672706</text:p>
              </table:table-cell>
              <table:table-cell office:value-type="float" office:value="0.0615788864930344">
                <text:p>0.0615788864930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1028933192918">
                <text:p>29.1028933192918</text:p>
              </table:table-cell>
              <table:table-cell office:value-type="float" office:value="0.436063832658784">
                <text:p>0.436063832658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1686178825229">
                <text:p>54.1686178825229</text:p>
              </table:table-cell>
              <table:table-cell office:value-type="float" office:value="0.166252245336764">
                <text:p>0.166252245336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0396970344392">
                <text:p>52.0396970344392</text:p>
              </table:table-cell>
              <table:table-cell office:value-type="float" office:value="0.183665240485821">
                <text:p>0.1836652404858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.5156270786455">
                <text:p>63.5156270786455</text:p>
              </table:table-cell>
              <table:table-cell office:value-type="float" office:value="0.0971194098408523">
                <text:p>0.0971194098408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.9748211202456">
                <text:p>55.9748211202456</text:p>
              </table:table-cell>
              <table:table-cell office:value-type="float" office:value="0.152007285629493">
                <text:p>0.1520072856294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5890086437762">
                <text:p>53.5890086437762</text:p>
              </table:table-cell>
              <table:table-cell office:value-type="float" office:value="0.17092427700229">
                <text:p>0.170924277002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3767833834834">
                <text:p>64.3767833834834</text:p>
              </table:table-cell>
              <table:table-cell office:value-type="float" office:value="0.0912707268380852">
                <text:p>0.0912707268380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1460621868055">
                <text:p>38.1460621868055</text:p>
              </table:table-cell>
              <table:table-cell office:value-type="float" office:value="0.318550287559912">
                <text:p>0.318550287559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1383193342472">
                <text:p>55.1383193342472</text:p>
              </table:table-cell>
              <table:table-cell office:value-type="float" office:value="0.158546475716395">
                <text:p>0.158546475716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9320030465328">
                <text:p>71.9320030465328</text:p>
              </table:table-cell>
              <table:table-cell office:value-type="float" office:value="0.0430778459977803">
                <text:p>0.0430778459977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8927315485546">
                <text:p>73.8927315485546</text:p>
              </table:table-cell>
              <table:table-cell office:value-type="float" office:value="0.0313982788392928">
                <text:p>0.0313982788392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0085067994357">
                <text:p>74.0085067994357</text:p>
              </table:table-cell>
              <table:table-cell office:value-type="float" office:value="0.0307183580566117">
                <text:p>0.0307183580566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3669899960343">
                <text:p>45.3669899960343</text:p>
              </table:table-cell>
              <table:table-cell office:value-type="float" office:value="0.243260034299726">
                <text:p>0.243260034299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196688559471">
                <text:p>75.196688559471</text:p>
              </table:table-cell>
              <table:table-cell office:value-type="float" office:value="0.0238012840362058">
                <text:p>0.0238012840362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2939635439484">
                <text:p>70.2939635439484</text:p>
              </table:table-cell>
              <table:table-cell office:value-type="float" office:value="0.0530819681823733">
                <text:p>0.0530819681823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3305495122867">
                <text:p>58.3305495122867</text:p>
              </table:table-cell>
              <table:table-cell office:value-type="float" office:value="0.134103932209969">
                <text:p>0.134103932209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6988113950801">
                <text:p>51.6988113950801</text:p>
              </table:table-cell>
              <table:table-cell office:value-type="float" office:value="0.186519441635107">
                <text:p>0.1865194416351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